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1.078in" fo:break-before="auto" style:use-optimal-row-height="true"/>
    </style:style>
    <style:style style:name="ro13" style:family="table-row">
      <style:table-row-properties style:row-height="0.1783in" fo:break-before="auto" style:use-optimal-row-height="false"/>
    </style:style>
    <style:style style:name="ro14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Heading">
      <style:text-properties fo:color="#333366" fo:font-style="normal" style:font-style-asian="normal" style:font-style-complex="normal"/>
    </style:style>
    <style:style style:name="ce32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33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2" style:family="table-cell" style:parent-style-name="Default" style:data-style-name="N0">
      <style:table-cell-properties fo:background-color="#ffff00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8">
            <text:p>1.8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31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32" office:value-type="string">
            <text:p>Version</text:p>
          </table:table-cell>
          <table:table-cell table:style-name="ce32" office:value-type="string">
            <text:p>Change description</text:p>
          </table:table-cell>
          <table:table-cell table:style-name="ce32" office:value-type="string">
            <text:p>Changed by</text:p>
          </table:table-cell>
          <table:table-cell table:style-name="ce32" office:value-type="string">
            <text:p>Date</text:p>
          </table:table-cell>
          <table:table-cell table:style-name="ce36" table:number-columns-repeated="1014"/>
          <table:table-cell table:style-name="ce37" table:number-columns-repeated="4"/>
        </table:table-row>
        <table:table-row table:style-name="ro6">
          <table:table-cell table:style-name="ce33" office:value-type="float" office:value="0.1">
            <text:p>0.1</text:p>
          </table:table-cell>
          <table:table-cell table:style-name="ce34" office:value-type="string">
            <text:p>Initiate and add conten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2">
            <text:p>0.2</text:p>
          </table:table-cell>
          <table:table-cell table:style-name="ce34" office:value-type="string">
            <text:p>Updates:</text:p>
            <text:p>- Remove ThanhBTN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3">
            <text:p>0.3</text:p>
          </table:table-cell>
          <table:table-cell table:style-name="ce34" office:value-type="string">
            <text:p>Updates:</text:p>
            <text:p>- Remove MaiDTP</text:p>
            <text:p>- Remove KhoiNLD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4">
            <text:p>0.4</text:p>
          </table:table-cell>
          <table:table-cell table:style-name="ce34" office:value-type="string">
            <text:p>Updates:</text:p>
            <text:p>- Remove AnBD</text:p>
            <text:p>- Add DuyenLT, TienND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5">
            <text:p>0.5</text:p>
          </table:table-cell>
          <table:table-cell table:style-name="ce34" office:value-type="string">
            <text:p>Updates:</text:p>
            <text:p>- Remove HungNQ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6">
            <text:p>0.6</text:p>
          </table:table-cell>
          <table:table-cell table:style-name="ce34" office:value-type="string">
            <text:p>Updates:</text:p>
            <text:p>- Remove AnhN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0.7">
            <text:p>0.7</text:p>
          </table:table-cell>
          <table:table-cell table:style-name="ce34" office:value-type="string">
            <text:p>Updates:</text:p>
            <text:p>- Remove HuyenHT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8">
            <text:p>0.8</text:p>
          </table:table-cell>
          <table:table-cell table:style-name="ce34" office:value-type="string">
            <text:p>Updates:</text:p>
            <text:p>- Remove NguyenHTT</text:p>
            <text:p>- Add NhanHTH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0.9">
            <text:p>0.9</text:p>
          </table:table-cell>
          <table:table-cell table:style-name="ce34" office:value-type="string">
            <text:p>Updates:</text:p>
            <text:p>- Remove ChanNTT</text:p>
            <text:p/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1">
            <text:p>1.0</text:p>
          </table:table-cell>
          <table:table-cell table:style-name="ce34" office:value-type="string">
            <text:p>Updates:</text:p>
            <text:p>- Remove ThachBK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1.1">
            <text:p>1.1</text:p>
          </table:table-cell>
          <table:table-cell table:style-name="ce34" office:value-type="string">
            <text:p>Updates:</text:p>
            <text:p>- Remove QuanLD</text:p>
          </table:table-cell>
          <table:table-cell table:style-name="ce34" office:value-type="string">
            <text:p>Tham Do-Thi</text:p>
          </table:table-cell>
          <table:table-cell table:style-name="ce35"/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1.2">
            <text:p>1.2</text:p>
          </table:table-cell>
          <table:table-cell table:style-name="ce34" office:value-type="string">
            <text:p>Updates:</text:p>
            <text:p>- Remove LongPT, LuanNN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1.3">
            <text:p>1.3</text:p>
          </table:table-cell>
          <table:table-cell table:style-name="ce34" office:value-type="string">
            <text:p>Updates:</text:p>
            <text:p>- Move DuyDK to Internship Timekeeping file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7-19">
            <text:p>July 1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33" office:value-type="float" office:value="1.4">
            <text:p>1.4</text:p>
          </table:table-cell>
          <table:table-cell table:style-name="ce34" office:value-type="string">
            <text:p>Updates:</text:p>
            <text:p>- Remove HieuHT</text:p>
            <text:p>- Add ThoaiVK, PhongTB, ThinhDH 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1.5">
            <text:p>1.5</text:p>
          </table:table-cell>
          <table:table-cell table:style-name="ce34" office:value-type="string">
            <text:p>Updates:</text:p>
            <text:p>- Remove BacNTC, ThaoNP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8-08">
            <text:p>August 08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1.6">
            <text:p>1.6</text:p>
          </table:table-cell>
          <table:table-cell table:style-name="ce34" office:value-type="string">
            <text:p>Updates:</text:p>
            <text:p>- Remove TienDQ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8-15">
            <text:p>August 15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1.7">
            <text:p>1.7</text:p>
          </table:table-cell>
          <table:table-cell table:style-name="ce34" office:value-type="string">
            <text:p>Updates:</text:p>
            <text:p>- Remove MinhTD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8-22">
            <text:p>August 22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33" office:value-type="float" office:value="1.8">
            <text:p>1.8</text:p>
          </table:table-cell>
          <table:table-cell table:style-name="ce34" office:value-type="string">
            <text:p>Updates:</text:p>
            <text:p>- Remove HuyTP</text:p>
          </table:table-cell>
          <table:table-cell table:style-name="ce34" office:value-type="string">
            <text:p>Tham Do-Thi</text:p>
          </table:table-cell>
          <table:table-cell table:style-name="ce35" office:value-type="date" office:date-value="2016-08-29">
            <text:p>August 29, 2016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visibility="collapse" table:default-cell-style-name="ce37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9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9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469in" draw:caption-point-x="-0.7689in" draw:caption-point-y="0.9169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445in" draw:caption-point-x="-0.2402in" draw:caption-point-y="0.6193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445in" draw:caption-point-x="-0.2622in" draw:caption-point-y="0.6193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5.6413in" svg:y="0.7445in" draw:caption-point-x="-0.2402in" draw:caption-point-y="0.6193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6.5303in" svg:y="0.7445in" draw:caption-point-x="-0.2402in" draw:caption-point-y="0.6193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1.2949in" svg:y="0.7669in" draw:caption-point-x="-1.4484in" draw:caption-point-y="0.5965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08-31T08:29:11.57">
            <text:p>08/31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8">
            <text:p>8</text:p>
          </table:table-cell>
          <table:table-cell table:style-name="ce49" table:formula="of:=SUMPRODUCT([Thong_Tin_Ngay_Nghi_201601.$B$3:.$B$35]=[.$B7];[Thong_Tin_Ngay_Nghi_201601.$C$3:.$C$35])+SUMPRODUCT([Thong_Tin_Ngay_Nghi_201602.$B$3:.$B$36]=[.$B7];[Thong_Tin_Ngay_Nghi_201602.$C$3:.$C$36]) + SUMPRODUCT([Thong_Tin_Ngay_Nghi_201603.$B$3:.$B$38]=[.$B7];[Thong_Tin_Ngay_Nghi_201603.$C$3:.$C$38])" office:value-type="float" office:value="3">
            <text:p>3</text:p>
          </table:table-cell>
          <table:table-cell table:style-name="ce49" table:formula="of:=SUMPRODUCT([Thong_Tin_Ngay_Nghi_201601.$B$3:.$B$35]=[.$B7];[Thong_Tin_Ngay_Nghi_201601.$C$3:.$C$35])+SUMPRODUCT([Thong_Tin_Ngay_Nghi_201602.$B$3:.$B$36]=[.$B7];[Thong_Tin_Ngay_Nghi_201602.$C$3:.$C$36]) + SUMPRODUCT([Thong_Tin_Ngay_Nghi_201603.$B$3:.$B$38]=[.$B7];[Thong_Tin_Ngay_Nghi_201603.$C$3:.$C$38]) + SUMPRODUCT([Thong_Tin_Ngay_Nghi_201604.$B$3:.$B$39]=[.$B7];[Thong_Tin_Ngay_Nghi_201604.$C$3:.$C$39]) + SUMPRODUCT([Thong_Tin_Ngay_Nghi_201605.$B$3:.$B$38]=[.$B7];[Thong_Tin_Ngay_Nghi_201605.$C$3:.$C$38]) + SUMPRODUCT([Thong_Tin_Ngay_Nghi_201606.$B$3:.$B$37]=[.$B7];[Thong_Tin_Ngay_Nghi_201606.$C$3:.$C$37]) + SUMPRODUCT([Thong_Tin_Ngay_Nghi_201607.$B$3:.$B$44]=[.$B7];[Thong_Tin_Ngay_Nghi_201607.$C$3:.$C$44]) + SUMPRODUCT([Thong_Tin_Ngay_Nghi_201608.$B$3:.$B$48]=[.$B7];[Thong_Tin_Ngay_Nghi_201608.$C$3:.$C$48])" office:value-type="float" office:value="7">
            <text:p>7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5"/>
          <table:table-cell table:style-name="ce45" table:formula="of:=[.I7]+[.K7] +[.J7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8]);DATE(YEAR([.D8]);12;31);NOW())" office:value-type="date" office:date-value="2016-08-31T08:29:11.57">
            <text:p>08/31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8">
            <text:p>8</text:p>
          </table:table-cell>
          <table:table-cell table:style-name="ce50" table:formula="of:=SUMPRODUCT([Thong_Tin_Ngay_Nghi_201601.$B$3:.$B$35]=[.$B8];[Thong_Tin_Ngay_Nghi_201601.$C$3:.$C$35])+SUMPRODUCT([Thong_Tin_Ngay_Nghi_201602.$B$3:.$B$36]=[.$B8];[Thong_Tin_Ngay_Nghi_201602.$C$3:.$C$36]) + SUMPRODUCT([Thong_Tin_Ngay_Nghi_201603.$B$3:.$B$38]=[.$B8];[Thong_Tin_Ngay_Nghi_201603.$C$3:.$C$38])" office:value-type="float" office:value="2.5">
            <text:p>2.5</text:p>
          </table:table-cell>
          <table:table-cell table:style-name="ce50" table:formula="of:=SUMPRODUCT([Thong_Tin_Ngay_Nghi_201601.$B$3:.$B$35]=[.$B8];[Thong_Tin_Ngay_Nghi_201601.$C$3:.$C$35])+SUMPRODUCT([Thong_Tin_Ngay_Nghi_201602.$B$3:.$B$36]=[.$B8];[Thong_Tin_Ngay_Nghi_201602.$C$3:.$C$36]) + SUMPRODUCT([Thong_Tin_Ngay_Nghi_201603.$B$3:.$B$38]=[.$B8];[Thong_Tin_Ngay_Nghi_201603.$C$3:.$C$38]) + SUMPRODUCT([Thong_Tin_Ngay_Nghi_201604.$B$3:.$B$39]=[.$B8];[Thong_Tin_Ngay_Nghi_201604.$C$3:.$C$39]) + SUMPRODUCT([Thong_Tin_Ngay_Nghi_201605.$B$3:.$B$38]=[.$B8];[Thong_Tin_Ngay_Nghi_201605.$C$3:.$C$38]) + SUMPRODUCT([Thong_Tin_Ngay_Nghi_201606.$B$3:.$B$37]=[.$B8];[Thong_Tin_Ngay_Nghi_201606.$C$3:.$C$37]) + SUMPRODUCT([Thong_Tin_Ngay_Nghi_201607.$B$3:.$B$44]=[.$B8];[Thong_Tin_Ngay_Nghi_201607.$C$3:.$C$44]) + SUMPRODUCT([Thong_Tin_Ngay_Nghi_201608.$B$3:.$B$48]=[.$B8];[Thong_Tin_Ngay_Nghi_201608.$C$3:.$C$48])" office:value-type="float" office:value="8.5">
            <text:p>8.5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2">
            <text:p>2</text:p>
          </table:table-cell>
          <table:table-cell table:number-columns-repeated="2" table:style-name="ce45"/>
          <table:table-cell table:style-name="ce45" table:formula="of:=[.I8]+[.K8] +[.J8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08-31T08:29:11.57">
            <text:p>08/31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8">
            <text:p>8</text:p>
          </table:table-cell>
          <table:table-cell table:style-name="ce50" table:formula="of:=SUMPRODUCT([Thong_Tin_Ngay_Nghi_201601.$B$3:.$B$35]=[.$B9];[Thong_Tin_Ngay_Nghi_201601.$C$3:.$C$35])+SUMPRODUCT([Thong_Tin_Ngay_Nghi_201602.$B$3:.$B$36]=[.$B9];[Thong_Tin_Ngay_Nghi_201602.$C$3:.$C$36]) + SUMPRODUCT([Thong_Tin_Ngay_Nghi_201603.$B$3:.$B$38]=[.$B9];[Thong_Tin_Ngay_Nghi_201603.$C$3:.$C$38])" office:value-type="float" office:value="3">
            <text:p>3</text:p>
          </table:table-cell>
          <table:table-cell table:style-name="ce50" table:formula="of:=SUMPRODUCT([Thong_Tin_Ngay_Nghi_201601.$B$3:.$B$35]=[.$B9];[Thong_Tin_Ngay_Nghi_201601.$C$3:.$C$35])+SUMPRODUCT([Thong_Tin_Ngay_Nghi_201602.$B$3:.$B$36]=[.$B9];[Thong_Tin_Ngay_Nghi_201602.$C$3:.$C$36]) + SUMPRODUCT([Thong_Tin_Ngay_Nghi_201603.$B$3:.$B$38]=[.$B9];[Thong_Tin_Ngay_Nghi_201603.$C$3:.$C$38]) + SUMPRODUCT([Thong_Tin_Ngay_Nghi_201604.$B$3:.$B$39]=[.$B9];[Thong_Tin_Ngay_Nghi_201604.$C$3:.$C$39]) + SUMPRODUCT([Thong_Tin_Ngay_Nghi_201605.$B$3:.$B$38]=[.$B9];[Thong_Tin_Ngay_Nghi_201605.$C$3:.$C$38]) + SUMPRODUCT([Thong_Tin_Ngay_Nghi_201606.$B$3:.$B$37]=[.$B9];[Thong_Tin_Ngay_Nghi_201606.$C$3:.$C$37]) + SUMPRODUCT([Thong_Tin_Ngay_Nghi_201607.$B$3:.$B$44]=[.$B9];[Thong_Tin_Ngay_Nghi_201607.$C$3:.$C$44]) + SUMPRODUCT([Thong_Tin_Ngay_Nghi_201608.$B$3:.$B$48]=[.$B9];[Thong_Tin_Ngay_Nghi_201608.$C$3:.$C$48])" office:value-type="float" office:value="6.5">
            <text:p>6.5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3.5">
            <text:p>3.5</text:p>
          </table:table-cell>
          <table:table-cell table:number-columns-repeated="2" table:style-name="ce45"/>
          <table:table-cell table:style-name="ce45" table:formula="of:=[.I9]+[.K9] +[.J9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08-31T08:29:11.57">
            <text:p>08/31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8">
            <text:p>8</text:p>
          </table:table-cell>
          <table:table-cell table:style-name="ce50" table:formula="of:=SUMPRODUCT([Thong_Tin_Ngay_Nghi_201601.$B$3:.$B$35]=[.$B10];[Thong_Tin_Ngay_Nghi_201601.$C$3:.$C$35])+SUMPRODUCT([Thong_Tin_Ngay_Nghi_201602.$B$3:.$B$36]=[.$B10];[Thong_Tin_Ngay_Nghi_201602.$C$3:.$C$36]) + SUMPRODUCT([Thong_Tin_Ngay_Nghi_201603.$B$3:.$B$38]=[.$B10];[Thong_Tin_Ngay_Nghi_201603.$C$3:.$C$38])" office:value-type="float" office:value="3.5">
            <text:p>3.5</text:p>
          </table:table-cell>
          <table:table-cell table:style-name="ce50" table:formula="of:=SUMPRODUCT([Thong_Tin_Ngay_Nghi_201601.$B$3:.$B$35]=[.$B10];[Thong_Tin_Ngay_Nghi_201601.$C$3:.$C$35])+SUMPRODUCT([Thong_Tin_Ngay_Nghi_201602.$B$3:.$B$36]=[.$B10];[Thong_Tin_Ngay_Nghi_201602.$C$3:.$C$36]) + SUMPRODUCT([Thong_Tin_Ngay_Nghi_201603.$B$3:.$B$38]=[.$B10];[Thong_Tin_Ngay_Nghi_201603.$C$3:.$C$38]) + SUMPRODUCT([Thong_Tin_Ngay_Nghi_201604.$B$3:.$B$39]=[.$B10];[Thong_Tin_Ngay_Nghi_201604.$C$3:.$C$39]) + SUMPRODUCT([Thong_Tin_Ngay_Nghi_201605.$B$3:.$B$38]=[.$B10];[Thong_Tin_Ngay_Nghi_201605.$C$3:.$C$38]) + SUMPRODUCT([Thong_Tin_Ngay_Nghi_201606.$B$3:.$B$37]=[.$B10];[Thong_Tin_Ngay_Nghi_201606.$C$3:.$C$37]) + SUMPRODUCT([Thong_Tin_Ngay_Nghi_201607.$B$3:.$B$44]=[.$B10];[Thong_Tin_Ngay_Nghi_201607.$C$3:.$C$44]) + SUMPRODUCT([Thong_Tin_Ngay_Nghi_201608.$B$3:.$B$48]=[.$B10];[Thong_Tin_Ngay_Nghi_201608.$C$3:.$C$48])" office:value-type="float" office:value="10">
            <text:p>10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-2">
            <text:p>-2</text:p>
          </table:table-cell>
          <table:table-cell table:number-columns-repeated="2" table:style-name="ce45"/>
          <table:table-cell table:style-name="ce45" table:formula="of:=[.I10]+[.K10] +[.J10]" office:value-type="float" office:value="-2">
            <text:p>-2</text:p>
          </table:table-cell>
          <table:table-cell table:style-name="ce53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8-31T08:29:11.57">
            <text:p>08/31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8">
            <text:p>8</text:p>
          </table:table-cell>
          <table:table-cell table:style-name="ce50" table:formula="of:=SUMPRODUCT([Thong_Tin_Ngay_Nghi_201601.$B$3:.$B$35]=[.$B11];[Thong_Tin_Ngay_Nghi_201601.$C$3:.$C$35])+SUMPRODUCT([Thong_Tin_Ngay_Nghi_201602.$B$3:.$B$36]=[.$B11];[Thong_Tin_Ngay_Nghi_201602.$C$3:.$C$36]) + SUMPRODUCT([Thong_Tin_Ngay_Nghi_201603.$B$3:.$B$38]=[.$B11];[Thong_Tin_Ngay_Nghi_201603.$C$3:.$C$38])" office:value-type="float" office:value="5">
            <text:p>5</text:p>
          </table:table-cell>
          <table:table-cell table:style-name="ce50" table:formula="of:=SUMPRODUCT([Thong_Tin_Ngay_Nghi_201601.$B$3:.$B$35]=[.$B11];[Thong_Tin_Ngay_Nghi_201601.$C$3:.$C$35])+SUMPRODUCT([Thong_Tin_Ngay_Nghi_201602.$B$3:.$B$36]=[.$B11];[Thong_Tin_Ngay_Nghi_201602.$C$3:.$C$36]) + SUMPRODUCT([Thong_Tin_Ngay_Nghi_201603.$B$3:.$B$38]=[.$B11];[Thong_Tin_Ngay_Nghi_201603.$C$3:.$C$38]) + SUMPRODUCT([Thong_Tin_Ngay_Nghi_201604.$B$3:.$B$39]=[.$B11];[Thong_Tin_Ngay_Nghi_201604.$C$3:.$C$39]) + SUMPRODUCT([Thong_Tin_Ngay_Nghi_201605.$B$3:.$B$38]=[.$B11];[Thong_Tin_Ngay_Nghi_201605.$C$3:.$C$38]) + SUMPRODUCT([Thong_Tin_Ngay_Nghi_201606.$B$3:.$B$37]=[.$B11];[Thong_Tin_Ngay_Nghi_201606.$C$3:.$C$37]) + SUMPRODUCT([Thong_Tin_Ngay_Nghi_201607.$B$3:.$B$44]=[.$B11];[Thong_Tin_Ngay_Nghi_201607.$C$3:.$C$44]) + SUMPRODUCT([Thong_Tin_Ngay_Nghi_201608.$B$3:.$B$48]=[.$B11];[Thong_Tin_Ngay_Nghi_201608.$C$3:.$C$48])" office:value-type="float" office:value="11">
            <text:p>11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2">
            <text:p>2</text:p>
          </table:table-cell>
          <table:table-cell table:style-name="ce45">
            <office:annotation draw:style-name="gr2" draw:text-style-name="P1" svg:width="1.1413in" svg:height="0.5457in" svg:x="8.3087in" svg:y="2.6134in" draw:caption-point-x="-0.2402in" draw:caption-point-y="0.6079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45"/>
          <table:table-cell table:style-name="ce45" table:formula="of:=[.I11]+[.K11] +[.J11]" office:value-type="float" office:value="2">
            <text:p>2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11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2]);DATE(YEAR([.D12]);12;31);NOW())" office:value-type="date" office:date-value="2016-08-31T08:29:11.57">
            <text:p>08/31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6">
            <text:p>6</text:p>
          </table:table-cell>
          <table:table-cell table:style-name="ce50" table:formula="of:=SUMPRODUCT([Thong_Tin_Ngay_Nghi_201601.$B$3:.$B$35]=[.$B12];[Thong_Tin_Ngay_Nghi_201601.$C$3:.$C$35])+SUMPRODUCT([Thong_Tin_Ngay_Nghi_201602.$B$3:.$B$36]=[.$B12];[Thong_Tin_Ngay_Nghi_201602.$C$3:.$C$36]) + SUMPRODUCT([Thong_Tin_Ngay_Nghi_201603.$B$3:.$B$38]=[.$B12];[Thong_Tin_Ngay_Nghi_201603.$C$3:.$C$38])" office:value-type="float" office:value="0">
            <text:p>0</text:p>
          </table:table-cell>
          <table:table-cell table:style-name="ce50" table:formula="of:=SUMPRODUCT([Thong_Tin_Ngay_Nghi_201601.$B$3:.$B$35]=[.$B12];[Thong_Tin_Ngay_Nghi_201601.$C$3:.$C$35])+SUMPRODUCT([Thong_Tin_Ngay_Nghi_201602.$B$3:.$B$36]=[.$B12];[Thong_Tin_Ngay_Nghi_201602.$C$3:.$C$36]) + SUMPRODUCT([Thong_Tin_Ngay_Nghi_201603.$B$3:.$B$38]=[.$B12];[Thong_Tin_Ngay_Nghi_201603.$C$3:.$C$38]) + SUMPRODUCT([Thong_Tin_Ngay_Nghi_201604.$B$3:.$B$39]=[.$B12];[Thong_Tin_Ngay_Nghi_201604.$C$3:.$C$39]) + SUMPRODUCT([Thong_Tin_Ngay_Nghi_201605.$B$3:.$B$38]=[.$B12];[Thong_Tin_Ngay_Nghi_201605.$C$3:.$C$38]) + SUMPRODUCT([Thong_Tin_Ngay_Nghi_201606.$B$3:.$B$37]=[.$B12];[Thong_Tin_Ngay_Nghi_201606.$C$3:.$C$37]) + SUMPRODUCT([Thong_Tin_Ngay_Nghi_201607.$B$3:.$B$44]=[.$B12];[Thong_Tin_Ngay_Nghi_201607.$C$3:.$C$44]) + SUMPRODUCT([Thong_Tin_Ngay_Nghi_201608.$B$3:.$B$48]=[.$B12];[Thong_Tin_Ngay_Nghi_201608.$C$3:.$C$48])" office:value-type="float" office:value="7">
            <text:p>7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-1">
            <text:p>-1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table:formula="of:=[.I12]+[.K12] +[.J12]" office:value-type="float" office:value="-0.5">
            <text:p>-0.5</text:p>
          </table:table-cell>
          <table:table-cell table:style-name="ce53" office:value-type="string">
            <text:p>Những ngày nghỉ đã trừ vào lương:</text:p>
            <text:p>- Tháng 4, trừ 0.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3]);DATE(YEAR([.D13]);12;31);NOW())" office:value-type="date" office:date-value="2016-08-31T08:29:11.58">
            <text:p>08/31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8">
            <text:p>8</text:p>
          </table:table-cell>
          <table:table-cell table:style-name="ce50" table:formula="of:=SUMPRODUCT([Thong_Tin_Ngay_Nghi_201601.$B$3:.$B$35]=[.$B13];[Thong_Tin_Ngay_Nghi_201601.$C$3:.$C$35])+SUMPRODUCT([Thong_Tin_Ngay_Nghi_201602.$B$3:.$B$36]=[.$B13];[Thong_Tin_Ngay_Nghi_201602.$C$3:.$C$36]) + SUMPRODUCT([Thong_Tin_Ngay_Nghi_201603.$B$3:.$B$38]=[.$B13];[Thong_Tin_Ngay_Nghi_201603.$C$3:.$C$38])" office:value-type="float" office:value="3">
            <text:p>3</text:p>
          </table:table-cell>
          <table:table-cell table:style-name="ce50" table:formula="of:=SUMPRODUCT([Thong_Tin_Ngay_Nghi_201601.$B$3:.$B$35]=[.$B13];[Thong_Tin_Ngay_Nghi_201601.$C$3:.$C$35])+SUMPRODUCT([Thong_Tin_Ngay_Nghi_201602.$B$3:.$B$36]=[.$B13];[Thong_Tin_Ngay_Nghi_201602.$C$3:.$C$36]) + SUMPRODUCT([Thong_Tin_Ngay_Nghi_201603.$B$3:.$B$38]=[.$B13];[Thong_Tin_Ngay_Nghi_201603.$C$3:.$C$38]) + SUMPRODUCT([Thong_Tin_Ngay_Nghi_201604.$B$3:.$B$39]=[.$B13];[Thong_Tin_Ngay_Nghi_201604.$C$3:.$C$39]) + SUMPRODUCT([Thong_Tin_Ngay_Nghi_201605.$B$3:.$B$38]=[.$B13];[Thong_Tin_Ngay_Nghi_201605.$C$3:.$C$38]) + SUMPRODUCT([Thong_Tin_Ngay_Nghi_201606.$B$3:.$B$37]=[.$B13];[Thong_Tin_Ngay_Nghi_201606.$C$3:.$C$37]) + SUMPRODUCT([Thong_Tin_Ngay_Nghi_201607.$B$3:.$B$44]=[.$B13];[Thong_Tin_Ngay_Nghi_201607.$C$3:.$C$44]) + SUMPRODUCT([Thong_Tin_Ngay_Nghi_201608.$B$3:.$B$48]=[.$B13];[Thong_Tin_Ngay_Nghi_201608.$C$3:.$C$48])" office:value-type="float" office:value="6">
            <text:p>6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5">
            <text:p>5</text:p>
          </table:table-cell>
          <table:table-cell table:number-columns-repeated="2" table:style-name="ce45"/>
          <table:table-cell table:style-name="ce45" table:formula="of:=[.I13]+[.K13] +[.J13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08-31T08:29:11.58">
            <text:p>08/31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8">
            <text:p>8</text:p>
          </table:table-cell>
          <table:table-cell table:style-name="ce50" table:formula="of:=SUMPRODUCT([Thong_Tin_Ngay_Nghi_201601.$B$3:.$B$35]=[.$B14];[Thong_Tin_Ngay_Nghi_201601.$C$3:.$C$35])+SUMPRODUCT([Thong_Tin_Ngay_Nghi_201602.$B$3:.$B$36]=[.$B14];[Thong_Tin_Ngay_Nghi_201602.$C$3:.$C$36]) + SUMPRODUCT([Thong_Tin_Ngay_Nghi_201603.$B$3:.$B$38]=[.$B14];[Thong_Tin_Ngay_Nghi_201603.$C$3:.$C$38])" office:value-type="float" office:value="5.5">
            <text:p>5.5</text:p>
          </table:table-cell>
          <table:table-cell table:style-name="ce50" table:formula="of:=SUMPRODUCT([Thong_Tin_Ngay_Nghi_201601.$B$3:.$B$35]=[.$B14];[Thong_Tin_Ngay_Nghi_201601.$C$3:.$C$35])+SUMPRODUCT([Thong_Tin_Ngay_Nghi_201602.$B$3:.$B$36]=[.$B14];[Thong_Tin_Ngay_Nghi_201602.$C$3:.$C$36]) + SUMPRODUCT([Thong_Tin_Ngay_Nghi_201603.$B$3:.$B$38]=[.$B14];[Thong_Tin_Ngay_Nghi_201603.$C$3:.$C$38]) + SUMPRODUCT([Thong_Tin_Ngay_Nghi_201604.$B$3:.$B$39]=[.$B14];[Thong_Tin_Ngay_Nghi_201604.$C$3:.$C$39]) + SUMPRODUCT([Thong_Tin_Ngay_Nghi_201605.$B$3:.$B$38]=[.$B14];[Thong_Tin_Ngay_Nghi_201605.$C$3:.$C$38]) + SUMPRODUCT([Thong_Tin_Ngay_Nghi_201606.$B$3:.$B$37]=[.$B14];[Thong_Tin_Ngay_Nghi_201606.$C$3:.$C$37]) + SUMPRODUCT([Thong_Tin_Ngay_Nghi_201607.$B$3:.$B$44]=[.$B14];[Thong_Tin_Ngay_Nghi_201607.$C$3:.$C$44]) + SUMPRODUCT([Thong_Tin_Ngay_Nghi_201608.$B$3:.$B$48]=[.$B14];[Thong_Tin_Ngay_Nghi_201608.$C$3:.$C$48])" office:value-type="float" office:value="11.5">
            <text:p>11.5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2">
            <text:p>2</text:p>
          </table:table-cell>
          <table:table-cell table:number-columns-repeated="2" table:style-name="ce45"/>
          <table:table-cell table:style-name="ce45" table:formula="of:=[.I14]+[.K14] +[.J14]" office:value-type="float" office:value="2">
            <text:p>2</text:p>
          </table:table-cell>
          <table:table-cell table:style-name="ce53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8-31T08:29:11.58">
            <text:p>08/31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8">
            <text:p>8</text:p>
          </table:table-cell>
          <table:table-cell table:style-name="ce50" table:formula="of:=SUMPRODUCT([Thong_Tin_Ngay_Nghi_201601.$B$3:.$B$35]=[.$B15];[Thong_Tin_Ngay_Nghi_201601.$C$3:.$C$35])+SUMPRODUCT([Thong_Tin_Ngay_Nghi_201602.$B$3:.$B$36]=[.$B15];[Thong_Tin_Ngay_Nghi_201602.$C$3:.$C$36]) + SUMPRODUCT([Thong_Tin_Ngay_Nghi_201603.$B$3:.$B$38]=[.$B15];[Thong_Tin_Ngay_Nghi_201603.$C$3:.$C$38])" office:value-type="float" office:value="6">
            <text:p>6</text:p>
          </table:table-cell>
          <table:table-cell table:style-name="ce50" table:formula="of:=SUMPRODUCT([Thong_Tin_Ngay_Nghi_201601.$B$3:.$B$35]=[.$B15];[Thong_Tin_Ngay_Nghi_201601.$C$3:.$C$35])+SUMPRODUCT([Thong_Tin_Ngay_Nghi_201602.$B$3:.$B$36]=[.$B15];[Thong_Tin_Ngay_Nghi_201602.$C$3:.$C$36]) + SUMPRODUCT([Thong_Tin_Ngay_Nghi_201603.$B$3:.$B$38]=[.$B15];[Thong_Tin_Ngay_Nghi_201603.$C$3:.$C$38]) + SUMPRODUCT([Thong_Tin_Ngay_Nghi_201604.$B$3:.$B$39]=[.$B15];[Thong_Tin_Ngay_Nghi_201604.$C$3:.$C$39]) + SUMPRODUCT([Thong_Tin_Ngay_Nghi_201605.$B$3:.$B$38]=[.$B15];[Thong_Tin_Ngay_Nghi_201605.$C$3:.$C$38]) + SUMPRODUCT([Thong_Tin_Ngay_Nghi_201606.$B$3:.$B$37]=[.$B15];[Thong_Tin_Ngay_Nghi_201606.$C$3:.$C$37]) + SUMPRODUCT([Thong_Tin_Ngay_Nghi_201607.$B$3:.$B$44]=[.$B15];[Thong_Tin_Ngay_Nghi_201607.$C$3:.$C$44]) + SUMPRODUCT([Thong_Tin_Ngay_Nghi_201608.$B$3:.$B$48]=[.$B15];[Thong_Tin_Ngay_Nghi_201608.$C$3:.$C$48])" office:value-type="float" office:value="15">
            <text:p>1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-7">
            <text:p>-7</text:p>
          </table:table-cell>
          <table:table-cell table:style-name="ce45"/>
          <table:table-cell table:style-name="ce45" table:formula="of:=2+1.5+5" office:value-type="float" office:value="8.5">
            <text:p>8.5</text:p>
          </table:table-cell>
          <table:table-cell table:style-name="ce45" table:formula="of:=[.I15]+[.K15] +[.J15]" office:value-type="float" office:value="1.5">
            <text:p>1.5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- Tháng 6, trừ 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08-31T08:29:11.58">
            <text:p>08/31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8">
            <text:p>8</text:p>
          </table:table-cell>
          <table:table-cell table:style-name="ce50" table:formula="of:=SUMPRODUCT([Thong_Tin_Ngay_Nghi_201601.$B$3:.$B$35]=[.$B16];[Thong_Tin_Ngay_Nghi_201601.$C$3:.$C$35])+SUMPRODUCT([Thong_Tin_Ngay_Nghi_201602.$B$3:.$B$36]=[.$B16];[Thong_Tin_Ngay_Nghi_201602.$C$3:.$C$36]) + SUMPRODUCT([Thong_Tin_Ngay_Nghi_201603.$B$3:.$B$38]=[.$B16];[Thong_Tin_Ngay_Nghi_201603.$C$3:.$C$38])" office:value-type="float" office:value="2.5">
            <text:p>2.5</text:p>
          </table:table-cell>
          <table:table-cell table:style-name="ce50" table:formula="of:=SUMPRODUCT([Thong_Tin_Ngay_Nghi_201601.$B$3:.$B$35]=[.$B16];[Thong_Tin_Ngay_Nghi_201601.$C$3:.$C$35])+SUMPRODUCT([Thong_Tin_Ngay_Nghi_201602.$B$3:.$B$36]=[.$B16];[Thong_Tin_Ngay_Nghi_201602.$C$3:.$C$36]) + SUMPRODUCT([Thong_Tin_Ngay_Nghi_201603.$B$3:.$B$38]=[.$B16];[Thong_Tin_Ngay_Nghi_201603.$C$3:.$C$38]) + SUMPRODUCT([Thong_Tin_Ngay_Nghi_201604.$B$3:.$B$39]=[.$B16];[Thong_Tin_Ngay_Nghi_201604.$C$3:.$C$39]) + SUMPRODUCT([Thong_Tin_Ngay_Nghi_201605.$B$3:.$B$38]=[.$B16];[Thong_Tin_Ngay_Nghi_201605.$C$3:.$C$38]) + SUMPRODUCT([Thong_Tin_Ngay_Nghi_201606.$B$3:.$B$37]=[.$B16];[Thong_Tin_Ngay_Nghi_201606.$C$3:.$C$37]) + SUMPRODUCT([Thong_Tin_Ngay_Nghi_201607.$B$3:.$B$44]=[.$B16];[Thong_Tin_Ngay_Nghi_201607.$C$3:.$C$44]) + SUMPRODUCT([Thong_Tin_Ngay_Nghi_201608.$B$3:.$B$48]=[.$B16];[Thong_Tin_Ngay_Nghi_201608.$C$3:.$C$48])" office:value-type="float" office:value="7.5">
            <text:p>7.5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0.5">
            <text:p>0.5</text:p>
          </table:table-cell>
          <table:table-cell table:number-columns-repeated="2" table:style-name="ce45"/>
          <table:table-cell table:style-name="ce45" table:formula="of:=[.I16]+[.K16] +[.J16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8-31T08:29:11.58">
            <text:p>08/31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8">
            <text:p>8</text:p>
          </table:table-cell>
          <table:table-cell table:style-name="ce50" table:formula="of:=SUMPRODUCT([Thong_Tin_Ngay_Nghi_201601.$B$3:.$B$35]=[.$B17];[Thong_Tin_Ngay_Nghi_201601.$C$3:.$C$35])+SUMPRODUCT([Thong_Tin_Ngay_Nghi_201602.$B$3:.$B$36]=[.$B17];[Thong_Tin_Ngay_Nghi_201602.$C$3:.$C$36]) + SUMPRODUCT([Thong_Tin_Ngay_Nghi_201603.$B$3:.$B$38]=[.$B17];[Thong_Tin_Ngay_Nghi_201603.$C$3:.$C$38])" office:value-type="float" office:value="5">
            <text:p>5</text:p>
          </table:table-cell>
          <table:table-cell table:style-name="ce50" table:formula="of:=SUMPRODUCT([Thong_Tin_Ngay_Nghi_201601.$B$3:.$B$35]=[.$B17];[Thong_Tin_Ngay_Nghi_201601.$C$3:.$C$35])+SUMPRODUCT([Thong_Tin_Ngay_Nghi_201602.$B$3:.$B$36]=[.$B17];[Thong_Tin_Ngay_Nghi_201602.$C$3:.$C$36]) + SUMPRODUCT([Thong_Tin_Ngay_Nghi_201603.$B$3:.$B$38]=[.$B17];[Thong_Tin_Ngay_Nghi_201603.$C$3:.$C$38]) + SUMPRODUCT([Thong_Tin_Ngay_Nghi_201604.$B$3:.$B$39]=[.$B17];[Thong_Tin_Ngay_Nghi_201604.$C$3:.$C$39]) + SUMPRODUCT([Thong_Tin_Ngay_Nghi_201605.$B$3:.$B$38]=[.$B17];[Thong_Tin_Ngay_Nghi_201605.$C$3:.$C$38]) + SUMPRODUCT([Thong_Tin_Ngay_Nghi_201606.$B$3:.$B$37]=[.$B17];[Thong_Tin_Ngay_Nghi_201606.$C$3:.$C$37]) + SUMPRODUCT([Thong_Tin_Ngay_Nghi_201607.$B$3:.$B$44]=[.$B17];[Thong_Tin_Ngay_Nghi_201607.$C$3:.$C$44]) + SUMPRODUCT([Thong_Tin_Ngay_Nghi_201608.$B$3:.$B$48]=[.$B17];[Thong_Tin_Ngay_Nghi_201608.$C$3:.$C$48])" office:value-type="float" office:value="8.5">
            <text:p>8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4.5">
            <text:p>4.5</text:p>
          </table:table-cell>
          <table:table-cell table:number-columns-repeated="2" table:style-name="ce45"/>
          <table:table-cell table:style-name="ce45" table:formula="of:=[.I17]+[.K17] +[.J17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08-31T08:29:11.59">
            <text:p>08/31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8">
            <text:p>8</text:p>
          </table:table-cell>
          <table:table-cell table:style-name="ce50" table:formula="of:=SUMPRODUCT([Thong_Tin_Ngay_Nghi_201601.$B$3:.$B$35]=[.$B18];[Thong_Tin_Ngay_Nghi_201601.$C$3:.$C$35])+SUMPRODUCT([Thong_Tin_Ngay_Nghi_201602.$B$3:.$B$36]=[.$B18];[Thong_Tin_Ngay_Nghi_201602.$C$3:.$C$36]) + SUMPRODUCT([Thong_Tin_Ngay_Nghi_201603.$B$3:.$B$38]=[.$B18];[Thong_Tin_Ngay_Nghi_201603.$C$3:.$C$38])" office:value-type="float" office:value="6.5">
            <text:p>6.5</text:p>
          </table:table-cell>
          <table:table-cell table:style-name="ce50" table:formula="of:=SUMPRODUCT([Thong_Tin_Ngay_Nghi_201601.$B$3:.$B$35]=[.$B18];[Thong_Tin_Ngay_Nghi_201601.$C$3:.$C$35])+SUMPRODUCT([Thong_Tin_Ngay_Nghi_201602.$B$3:.$B$36]=[.$B18];[Thong_Tin_Ngay_Nghi_201602.$C$3:.$C$36]) + SUMPRODUCT([Thong_Tin_Ngay_Nghi_201603.$B$3:.$B$38]=[.$B18];[Thong_Tin_Ngay_Nghi_201603.$C$3:.$C$38]) + SUMPRODUCT([Thong_Tin_Ngay_Nghi_201604.$B$3:.$B$39]=[.$B18];[Thong_Tin_Ngay_Nghi_201604.$C$3:.$C$39]) + SUMPRODUCT([Thong_Tin_Ngay_Nghi_201605.$B$3:.$B$38]=[.$B18];[Thong_Tin_Ngay_Nghi_201605.$C$3:.$C$38]) + SUMPRODUCT([Thong_Tin_Ngay_Nghi_201606.$B$3:.$B$37]=[.$B18];[Thong_Tin_Ngay_Nghi_201606.$C$3:.$C$37]) + SUMPRODUCT([Thong_Tin_Ngay_Nghi_201607.$B$3:.$B$44]=[.$B18];[Thong_Tin_Ngay_Nghi_201607.$C$3:.$C$44]) + SUMPRODUCT([Thong_Tin_Ngay_Nghi_201608.$B$3:.$B$48]=[.$B18];[Thong_Tin_Ngay_Nghi_201608.$C$3:.$C$48])" office:value-type="float" office:value="8.5">
            <text:p>8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5">
            <text:p>5</text:p>
          </table:table-cell>
          <table:table-cell table:number-columns-repeated="2" table:style-name="ce45"/>
          <table:table-cell table:style-name="ce45" table:formula="of:=[.I18]+[.K18] +[.J18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08-31T08:29:11.59">
            <text:p>08/31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8">
            <text:p>8</text:p>
          </table:table-cell>
          <table:table-cell table:style-name="ce50" table:formula="of:=SUMPRODUCT([Thong_Tin_Ngay_Nghi_201601.$B$3:.$B$35]=[.$B19];[Thong_Tin_Ngay_Nghi_201601.$C$3:.$C$35])+SUMPRODUCT([Thong_Tin_Ngay_Nghi_201602.$B$3:.$B$36]=[.$B19];[Thong_Tin_Ngay_Nghi_201602.$C$3:.$C$36]) + SUMPRODUCT([Thong_Tin_Ngay_Nghi_201603.$B$3:.$B$38]=[.$B19];[Thong_Tin_Ngay_Nghi_201603.$C$3:.$C$38])" office:value-type="float" office:value="4.5">
            <text:p>4.5</text:p>
          </table:table-cell>
          <table:table-cell table:style-name="ce50" table:formula="of:=SUMPRODUCT([Thong_Tin_Ngay_Nghi_201601.$B$3:.$B$35]=[.$B19];[Thong_Tin_Ngay_Nghi_201601.$C$3:.$C$35])+SUMPRODUCT([Thong_Tin_Ngay_Nghi_201602.$B$3:.$B$36]=[.$B19];[Thong_Tin_Ngay_Nghi_201602.$C$3:.$C$36]) + SUMPRODUCT([Thong_Tin_Ngay_Nghi_201603.$B$3:.$B$38]=[.$B19];[Thong_Tin_Ngay_Nghi_201603.$C$3:.$C$38]) + SUMPRODUCT([Thong_Tin_Ngay_Nghi_201604.$B$3:.$B$39]=[.$B19];[Thong_Tin_Ngay_Nghi_201604.$C$3:.$C$39]) + SUMPRODUCT([Thong_Tin_Ngay_Nghi_201605.$B$3:.$B$38]=[.$B19];[Thong_Tin_Ngay_Nghi_201605.$C$3:.$C$38]) + SUMPRODUCT([Thong_Tin_Ngay_Nghi_201606.$B$3:.$B$37]=[.$B19];[Thong_Tin_Ngay_Nghi_201606.$C$3:.$C$37]) + SUMPRODUCT([Thong_Tin_Ngay_Nghi_201607.$B$3:.$B$44]=[.$B19];[Thong_Tin_Ngay_Nghi_201607.$C$3:.$C$44]) + SUMPRODUCT([Thong_Tin_Ngay_Nghi_201608.$B$3:.$B$48]=[.$B19];[Thong_Tin_Ngay_Nghi_201608.$C$3:.$C$48])" office:value-type="float" office:value="6.5">
            <text:p>6.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3.5">
            <text:p>3.5</text:p>
          </table:table-cell>
          <table:table-cell table:number-columns-repeated="2" table:style-name="ce45"/>
          <table:table-cell table:style-name="ce45" table:formula="of:=[.I19]+[.K19] +[.J19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0]);DATE(YEAR([.D20]);12;31);NOW())" office:value-type="date" office:date-value="2016-08-31T08:29:11.59">
            <text:p>08/31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3">
            <text:p>3</text:p>
          </table:table-cell>
          <table:table-cell table:style-name="ce50" table:formula="of:=SUMPRODUCT([Thong_Tin_Ngay_Nghi_201601.$B$3:.$B$35]=[.$B20];[Thong_Tin_Ngay_Nghi_201601.$C$3:.$C$35])+SUMPRODUCT([Thong_Tin_Ngay_Nghi_201602.$B$3:.$B$36]=[.$B20];[Thong_Tin_Ngay_Nghi_201602.$C$3:.$C$36]) + SUMPRODUCT([Thong_Tin_Ngay_Nghi_201603.$B$3:.$B$38]=[.$B20];[Thong_Tin_Ngay_Nghi_201603.$C$3:.$C$38])" office:value-type="float" office:value="0">
            <text:p>0</text:p>
          </table:table-cell>
          <table:table-cell table:style-name="ce50" table:formula="of:=SUMPRODUCT([Thong_Tin_Ngay_Nghi_201601.$B$3:.$B$35]=[.$B20];[Thong_Tin_Ngay_Nghi_201601.$C$3:.$C$35])+SUMPRODUCT([Thong_Tin_Ngay_Nghi_201602.$B$3:.$B$36]=[.$B20];[Thong_Tin_Ngay_Nghi_201602.$C$3:.$C$36]) + SUMPRODUCT([Thong_Tin_Ngay_Nghi_201603.$B$3:.$B$38]=[.$B20];[Thong_Tin_Ngay_Nghi_201603.$C$3:.$C$38]) + SUMPRODUCT([Thong_Tin_Ngay_Nghi_201604.$B$3:.$B$39]=[.$B20];[Thong_Tin_Ngay_Nghi_201604.$C$3:.$C$39]) + SUMPRODUCT([Thong_Tin_Ngay_Nghi_201605.$B$3:.$B$38]=[.$B20];[Thong_Tin_Ngay_Nghi_201605.$C$3:.$C$38]) + SUMPRODUCT([Thong_Tin_Ngay_Nghi_201606.$B$3:.$B$37]=[.$B20];[Thong_Tin_Ngay_Nghi_201606.$C$3:.$C$37]) + SUMPRODUCT([Thong_Tin_Ngay_Nghi_201607.$B$3:.$B$44]=[.$B20];[Thong_Tin_Ngay_Nghi_201607.$C$3:.$C$44]) + SUMPRODUCT([Thong_Tin_Ngay_Nghi_201608.$B$3:.$B$48]=[.$B20];[Thong_Tin_Ngay_Nghi_201608.$C$3:.$C$48])" office:value-type="float" office:value="1">
            <text:p>1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2">
            <text:p>2</text:p>
          </table:table-cell>
          <table:table-cell table:number-columns-repeated="2" table:style-name="ce45"/>
          <table:table-cell table:style-name="ce45" table:formula="of:=[.I20]+[.K20] +[.J20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1]);DATE(YEAR([.D21]);12;31);NOW())" office:value-type="date" office:date-value="2016-08-31T08:29:11.59">
            <text:p>08/31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8">
            <text:p>8</text:p>
          </table:table-cell>
          <table:table-cell table:style-name="ce50" table:formula="of:=SUMPRODUCT([Thong_Tin_Ngay_Nghi_201601.$B$3:.$B$35]=[.$B21];[Thong_Tin_Ngay_Nghi_201601.$C$3:.$C$35])+SUMPRODUCT([Thong_Tin_Ngay_Nghi_201602.$B$3:.$B$36]=[.$B21];[Thong_Tin_Ngay_Nghi_201602.$C$3:.$C$36]) + SUMPRODUCT([Thong_Tin_Ngay_Nghi_201603.$B$3:.$B$38]=[.$B21];[Thong_Tin_Ngay_Nghi_201603.$C$3:.$C$38])" office:value-type="float" office:value="5">
            <text:p>5</text:p>
          </table:table-cell>
          <table:table-cell table:style-name="ce50" table:formula="of:=SUMPRODUCT([Thong_Tin_Ngay_Nghi_201601.$B$3:.$B$35]=[.$B21];[Thong_Tin_Ngay_Nghi_201601.$C$3:.$C$35])+SUMPRODUCT([Thong_Tin_Ngay_Nghi_201602.$B$3:.$B$36]=[.$B21];[Thong_Tin_Ngay_Nghi_201602.$C$3:.$C$36]) + SUMPRODUCT([Thong_Tin_Ngay_Nghi_201603.$B$3:.$B$38]=[.$B21];[Thong_Tin_Ngay_Nghi_201603.$C$3:.$C$38]) + SUMPRODUCT([Thong_Tin_Ngay_Nghi_201604.$B$3:.$B$39]=[.$B21];[Thong_Tin_Ngay_Nghi_201604.$C$3:.$C$39]) + SUMPRODUCT([Thong_Tin_Ngay_Nghi_201605.$B$3:.$B$38]=[.$B21];[Thong_Tin_Ngay_Nghi_201605.$C$3:.$C$38]) + SUMPRODUCT([Thong_Tin_Ngay_Nghi_201606.$B$3:.$B$37]=[.$B21];[Thong_Tin_Ngay_Nghi_201606.$C$3:.$C$37]) + SUMPRODUCT([Thong_Tin_Ngay_Nghi_201607.$B$3:.$B$44]=[.$B21];[Thong_Tin_Ngay_Nghi_201607.$C$3:.$C$44]) + SUMPRODUCT([Thong_Tin_Ngay_Nghi_201608.$B$3:.$B$48]=[.$B21];[Thong_Tin_Ngay_Nghi_201608.$C$3:.$C$48])" office:value-type="float" office:value="10">
            <text:p>10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0">
            <text:p>0</text:p>
          </table:table-cell>
          <table:table-cell table:number-columns-repeated="2" table:style-name="ce45"/>
          <table:table-cell table:style-name="ce45" table:formula="of:=[.I21]+[.K21] +[.J21]" office:value-type="float" office:value="0">
            <text:p>0</text:p>
          </table:table-cell>
          <table:table-cell table:style-name="ce53"/>
        </table:table-row>
        <table:table-row table:style-name="ro11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22]);DATE(YEAR([.D22]);12;31);NOW())" office:value-type="date" office:date-value="2016-08-31T08:29:11.59">
            <text:p>08/31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2">
            <text:p>2</text:p>
          </table:table-cell>
          <table:table-cell table:style-name="ce50" table:formula="of:=SUMPRODUCT([Thong_Tin_Ngay_Nghi_201601.$B$3:.$B$35]=[.$B22];[Thong_Tin_Ngay_Nghi_201601.$C$3:.$C$35])+SUMPRODUCT([Thong_Tin_Ngay_Nghi_201602.$B$3:.$B$36]=[.$B22];[Thong_Tin_Ngay_Nghi_201602.$C$3:.$C$36]) + SUMPRODUCT([Thong_Tin_Ngay_Nghi_201603.$B$3:.$B$38]=[.$B22];[Thong_Tin_Ngay_Nghi_201603.$C$3:.$C$38])" office:value-type="float" office:value="0">
            <text:p>0</text:p>
          </table:table-cell>
          <table:table-cell table:style-name="ce50" table:formula="of:=SUMPRODUCT([Thong_Tin_Ngay_Nghi_201601.$B$3:.$B$35]=[.$B22];[Thong_Tin_Ngay_Nghi_201601.$C$3:.$C$35])+SUMPRODUCT([Thong_Tin_Ngay_Nghi_201602.$B$3:.$B$36]=[.$B22];[Thong_Tin_Ngay_Nghi_201602.$C$3:.$C$36]) + SUMPRODUCT([Thong_Tin_Ngay_Nghi_201603.$B$3:.$B$38]=[.$B22];[Thong_Tin_Ngay_Nghi_201603.$C$3:.$C$38]) + SUMPRODUCT([Thong_Tin_Ngay_Nghi_201604.$B$3:.$B$39]=[.$B22];[Thong_Tin_Ngay_Nghi_201604.$C$3:.$C$39]) + SUMPRODUCT([Thong_Tin_Ngay_Nghi_201605.$B$3:.$B$38]=[.$B22];[Thong_Tin_Ngay_Nghi_201605.$C$3:.$C$38]) + SUMPRODUCT([Thong_Tin_Ngay_Nghi_201606.$B$3:.$B$37]=[.$B22];[Thong_Tin_Ngay_Nghi_201606.$C$3:.$C$37]) + SUMPRODUCT([Thong_Tin_Ngay_Nghi_201607.$B$3:.$B$44]=[.$B22];[Thong_Tin_Ngay_Nghi_201607.$C$3:.$C$44]) + SUMPRODUCT([Thong_Tin_Ngay_Nghi_201608.$B$3:.$B$48]=[.$B22];[Thong_Tin_Ngay_Nghi_201608.$C$3:.$C$48])" office:value-type="float" office:value="1.5">
            <text:p>1.5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0.5">
            <text:p>0.5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2]+[.K22] +[.J22]" office:value-type="float" office:value="1.5">
            <text:p>1.5</text:p>
          </table:table-cell>
          <table:table-cell table:style-name="ce53" office:value-type="string">
            <text:p>Những ngày nghỉ đã trừ vào lương:</text:p>
            <text:p>- Tháng 7, trừ 1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3]);DATE(YEAR([.D23]);12;31);NOW())" office:value-type="date" office:date-value="2016-08-31T08:29:11.59">
            <text:p>08/31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8">
            <text:p>8</text:p>
          </table:table-cell>
          <table:table-cell table:style-name="ce50" table:formula="of:=SUMPRODUCT([Thong_Tin_Ngay_Nghi_201601.$B$3:.$B$35]=[.$B23];[Thong_Tin_Ngay_Nghi_201601.$C$3:.$C$35])+SUMPRODUCT([Thong_Tin_Ngay_Nghi_201602.$B$3:.$B$36]=[.$B23];[Thong_Tin_Ngay_Nghi_201602.$C$3:.$C$36]) + SUMPRODUCT([Thong_Tin_Ngay_Nghi_201603.$B$3:.$B$38]=[.$B23];[Thong_Tin_Ngay_Nghi_201603.$C$3:.$C$38])" office:value-type="float" office:value="6">
            <text:p>6</text:p>
          </table:table-cell>
          <table:table-cell table:style-name="ce50" table:formula="of:=SUMPRODUCT([Thong_Tin_Ngay_Nghi_201601.$B$3:.$B$35]=[.$B23];[Thong_Tin_Ngay_Nghi_201601.$C$3:.$C$35])+SUMPRODUCT([Thong_Tin_Ngay_Nghi_201602.$B$3:.$B$36]=[.$B23];[Thong_Tin_Ngay_Nghi_201602.$C$3:.$C$36]) + SUMPRODUCT([Thong_Tin_Ngay_Nghi_201603.$B$3:.$B$38]=[.$B23];[Thong_Tin_Ngay_Nghi_201603.$C$3:.$C$38]) + SUMPRODUCT([Thong_Tin_Ngay_Nghi_201604.$B$3:.$B$39]=[.$B23];[Thong_Tin_Ngay_Nghi_201604.$C$3:.$C$39]) + SUMPRODUCT([Thong_Tin_Ngay_Nghi_201605.$B$3:.$B$38]=[.$B23];[Thong_Tin_Ngay_Nghi_201605.$C$3:.$C$38]) + SUMPRODUCT([Thong_Tin_Ngay_Nghi_201606.$B$3:.$B$37]=[.$B23];[Thong_Tin_Ngay_Nghi_201606.$C$3:.$C$37]) + SUMPRODUCT([Thong_Tin_Ngay_Nghi_201607.$B$3:.$B$44]=[.$B23];[Thong_Tin_Ngay_Nghi_201607.$C$3:.$C$44]) + SUMPRODUCT([Thong_Tin_Ngay_Nghi_201608.$B$3:.$B$48]=[.$B23];[Thong_Tin_Ngay_Nghi_201608.$C$3:.$C$48])" office:value-type="float" office:value="9.5">
            <text:p>9.5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0.5">
            <text:p>0.5</text:p>
          </table:table-cell>
          <table:table-cell table:number-columns-repeated="2" table:style-name="ce45"/>
          <table:table-cell table:style-name="ce45" table:formula="of:=[.I23]+[.K23] +[.J23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4]);DATE(YEAR([.D24]);12;31);NOW())" office:value-type="date" office:date-value="2016-08-31T08:29:11.59">
            <text:p>08/31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8">
            <text:p>8</text:p>
          </table:table-cell>
          <table:table-cell table:style-name="ce50" table:formula="of:=SUMPRODUCT([Thong_Tin_Ngay_Nghi_201601.$B$3:.$B$35]=[.$B24];[Thong_Tin_Ngay_Nghi_201601.$C$3:.$C$35])+SUMPRODUCT([Thong_Tin_Ngay_Nghi_201602.$B$3:.$B$36]=[.$B24];[Thong_Tin_Ngay_Nghi_201602.$C$3:.$C$36]) + SUMPRODUCT([Thong_Tin_Ngay_Nghi_201603.$B$3:.$B$38]=[.$B24];[Thong_Tin_Ngay_Nghi_201603.$C$3:.$C$38])" office:value-type="float" office:value="4">
            <text:p>4</text:p>
          </table:table-cell>
          <table:table-cell table:style-name="ce50" table:formula="of:=SUMPRODUCT([Thong_Tin_Ngay_Nghi_201601.$B$3:.$B$35]=[.$B24];[Thong_Tin_Ngay_Nghi_201601.$C$3:.$C$35])+SUMPRODUCT([Thong_Tin_Ngay_Nghi_201602.$B$3:.$B$36]=[.$B24];[Thong_Tin_Ngay_Nghi_201602.$C$3:.$C$36]) + SUMPRODUCT([Thong_Tin_Ngay_Nghi_201603.$B$3:.$B$38]=[.$B24];[Thong_Tin_Ngay_Nghi_201603.$C$3:.$C$38]) + SUMPRODUCT([Thong_Tin_Ngay_Nghi_201604.$B$3:.$B$39]=[.$B24];[Thong_Tin_Ngay_Nghi_201604.$C$3:.$C$39]) + SUMPRODUCT([Thong_Tin_Ngay_Nghi_201605.$B$3:.$B$38]=[.$B24];[Thong_Tin_Ngay_Nghi_201605.$C$3:.$C$38]) + SUMPRODUCT([Thong_Tin_Ngay_Nghi_201606.$B$3:.$B$37]=[.$B24];[Thong_Tin_Ngay_Nghi_201606.$C$3:.$C$37]) + SUMPRODUCT([Thong_Tin_Ngay_Nghi_201607.$B$3:.$B$44]=[.$B24];[Thong_Tin_Ngay_Nghi_201607.$C$3:.$C$44]) + SUMPRODUCT([Thong_Tin_Ngay_Nghi_201608.$B$3:.$B$48]=[.$B24];[Thong_Tin_Ngay_Nghi_201608.$C$3:.$C$48])" office:value-type="float" office:value="7.5">
            <text:p>7.5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4.5">
            <text:p>4.5</text:p>
          </table:table-cell>
          <table:table-cell table:number-columns-repeated="2" table:style-name="ce45"/>
          <table:table-cell table:style-name="ce45" table:formula="of:=[.I24]+[.K24] +[.J24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25]);DATE(YEAR([.D25]);12;31);NOW())" office:value-type="date" office:date-value="2016-08-31T08:29:11.6">
            <text:p>08/31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2">
            <text:p>2</text:p>
          </table:table-cell>
          <table:table-cell table:style-name="ce50" table:formula="of:=SUMPRODUCT([Thong_Tin_Ngay_Nghi_201601.$B$3:.$B$35]=[.$B25];[Thong_Tin_Ngay_Nghi_201601.$C$3:.$C$35])+SUMPRODUCT([Thong_Tin_Ngay_Nghi_201602.$B$3:.$B$36]=[.$B25];[Thong_Tin_Ngay_Nghi_201602.$C$3:.$C$36]) + SUMPRODUCT([Thong_Tin_Ngay_Nghi_201603.$B$3:.$B$38]=[.$B25];[Thong_Tin_Ngay_Nghi_201603.$C$3:.$C$38])" office:value-type="float" office:value="0">
            <text:p>0</text:p>
          </table:table-cell>
          <table:table-cell table:style-name="ce50" table:formula="of:=SUMPRODUCT([Thong_Tin_Ngay_Nghi_201601.$B$3:.$B$35]=[.$B25];[Thong_Tin_Ngay_Nghi_201601.$C$3:.$C$35])+SUMPRODUCT([Thong_Tin_Ngay_Nghi_201602.$B$3:.$B$36]=[.$B25];[Thong_Tin_Ngay_Nghi_201602.$C$3:.$C$36]) + SUMPRODUCT([Thong_Tin_Ngay_Nghi_201603.$B$3:.$B$38]=[.$B25];[Thong_Tin_Ngay_Nghi_201603.$C$3:.$C$38]) + SUMPRODUCT([Thong_Tin_Ngay_Nghi_201604.$B$3:.$B$39]=[.$B25];[Thong_Tin_Ngay_Nghi_201604.$C$3:.$C$39]) + SUMPRODUCT([Thong_Tin_Ngay_Nghi_201605.$B$3:.$B$38]=[.$B25];[Thong_Tin_Ngay_Nghi_201605.$C$3:.$C$38]) + SUMPRODUCT([Thong_Tin_Ngay_Nghi_201606.$B$3:.$B$37]=[.$B25];[Thong_Tin_Ngay_Nghi_201606.$C$3:.$C$37]) + SUMPRODUCT([Thong_Tin_Ngay_Nghi_201607.$B$3:.$B$44]=[.$B25];[Thong_Tin_Ngay_Nghi_201607.$C$3:.$C$44]) + SUMPRODUCT([Thong_Tin_Ngay_Nghi_201608.$B$3:.$B$48]=[.$B25];[Thong_Tin_Ngay_Nghi_201608.$C$3:.$C$48])" office:value-type="float" office:value="0">
            <text:p>0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2">
            <text:p>2</text:p>
          </table:table-cell>
          <table:table-cell table:number-columns-repeated="2" table:style-name="ce45"/>
          <table:table-cell table:style-name="ce45" table:formula="of:=[.I25]+[.K25] +[.J25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6]);DATE(YEAR([.D26]);12;31);NOW())" office:value-type="date" office:date-value="2016-08-31T08:29:11.6">
            <text:p>08/31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8">
            <text:p>8</text:p>
          </table:table-cell>
          <table:table-cell table:style-name="ce50" table:formula="of:=SUMPRODUCT([Thong_Tin_Ngay_Nghi_201601.$B$3:.$B$35]=[.$B26];[Thong_Tin_Ngay_Nghi_201601.$C$3:.$C$35])+SUMPRODUCT([Thong_Tin_Ngay_Nghi_201602.$B$3:.$B$36]=[.$B26];[Thong_Tin_Ngay_Nghi_201602.$C$3:.$C$36]) + SUMPRODUCT([Thong_Tin_Ngay_Nghi_201603.$B$3:.$B$38]=[.$B26];[Thong_Tin_Ngay_Nghi_201603.$C$3:.$C$38])" office:value-type="float" office:value="6">
            <text:p>6</text:p>
          </table:table-cell>
          <table:table-cell table:style-name="ce50" table:formula="of:=SUMPRODUCT([Thong_Tin_Ngay_Nghi_201601.$B$3:.$B$35]=[.$B26];[Thong_Tin_Ngay_Nghi_201601.$C$3:.$C$35])+SUMPRODUCT([Thong_Tin_Ngay_Nghi_201602.$B$3:.$B$36]=[.$B26];[Thong_Tin_Ngay_Nghi_201602.$C$3:.$C$36]) + SUMPRODUCT([Thong_Tin_Ngay_Nghi_201603.$B$3:.$B$38]=[.$B26];[Thong_Tin_Ngay_Nghi_201603.$C$3:.$C$38]) + SUMPRODUCT([Thong_Tin_Ngay_Nghi_201604.$B$3:.$B$39]=[.$B26];[Thong_Tin_Ngay_Nghi_201604.$C$3:.$C$39]) + SUMPRODUCT([Thong_Tin_Ngay_Nghi_201605.$B$3:.$B$38]=[.$B26];[Thong_Tin_Ngay_Nghi_201605.$C$3:.$C$38]) + SUMPRODUCT([Thong_Tin_Ngay_Nghi_201606.$B$3:.$B$37]=[.$B26];[Thong_Tin_Ngay_Nghi_201606.$C$3:.$C$37]) + SUMPRODUCT([Thong_Tin_Ngay_Nghi_201607.$B$3:.$B$44]=[.$B26];[Thong_Tin_Ngay_Nghi_201607.$C$3:.$C$44]) + SUMPRODUCT([Thong_Tin_Ngay_Nghi_201608.$B$3:.$B$48]=[.$B26];[Thong_Tin_Ngay_Nghi_201608.$C$3:.$C$48])" office:value-type="float" office:value="10">
            <text:p>10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4">
            <text:p>4</text:p>
          </table:table-cell>
          <table:table-cell table:number-columns-repeated="2" table:style-name="ce45"/>
          <table:table-cell table:style-name="ce45" table:formula="of:=[.I26]+[.K26] +[.J26]" office:value-type="float" office:value="4">
            <text:p>4</text:p>
          </table:table-cell>
          <table:table-cell table:style-name="ce53"/>
        </table:table-row>
        <table:table-row table:style-name="ro11">
          <table:table-cell table:style-name="ce40" office:value-type="float" office:value="21">
            <text:p>21</text:p>
          </table:table-cell>
          <table:table-cell table:style-name="ce42" office:value-type="string">
            <text:p>NhatLC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11">
            <text:p>07/11/16</text:p>
          </table:table-cell>
          <table:table-cell table:style-name="ce46" table:formula="of:=IF(YEAR(NOW())&gt;YEAR([.D27]);DATE(YEAR([.D27]);12;31);NOW())" office:value-type="date" office:date-value="2016-08-31T08:29:11.6">
            <text:p>08/31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2">
            <text:p>2</text:p>
          </table:table-cell>
          <table:table-cell table:style-name="ce50" table:formula="of:=SUMPRODUCT([Thong_Tin_Ngay_Nghi_201601.$B$3:.$B$35]=[.$B27];[Thong_Tin_Ngay_Nghi_201601.$C$3:.$C$35])+SUMPRODUCT([Thong_Tin_Ngay_Nghi_201602.$B$3:.$B$36]=[.$B27];[Thong_Tin_Ngay_Nghi_201602.$C$3:.$C$36]) + SUMPRODUCT([Thong_Tin_Ngay_Nghi_201603.$B$3:.$B$38]=[.$B27];[Thong_Tin_Ngay_Nghi_201603.$C$3:.$C$38])" office:value-type="float" office:value="0">
            <text:p>0</text:p>
          </table:table-cell>
          <table:table-cell table:style-name="ce50" table:formula="of:=SUMPRODUCT([Thong_Tin_Ngay_Nghi_201601.$B$3:.$B$35]=[.$B27];[Thong_Tin_Ngay_Nghi_201601.$C$3:.$C$35])+SUMPRODUCT([Thong_Tin_Ngay_Nghi_201602.$B$3:.$B$36]=[.$B27];[Thong_Tin_Ngay_Nghi_201602.$C$3:.$C$36]) + SUMPRODUCT([Thong_Tin_Ngay_Nghi_201603.$B$3:.$B$38]=[.$B27];[Thong_Tin_Ngay_Nghi_201603.$C$3:.$C$38]) + SUMPRODUCT([Thong_Tin_Ngay_Nghi_201604.$B$3:.$B$39]=[.$B27];[Thong_Tin_Ngay_Nghi_201604.$C$3:.$C$39]) + SUMPRODUCT([Thong_Tin_Ngay_Nghi_201605.$B$3:.$B$38]=[.$B27];[Thong_Tin_Ngay_Nghi_201605.$C$3:.$C$38]) + SUMPRODUCT([Thong_Tin_Ngay_Nghi_201606.$B$3:.$B$37]=[.$B27];[Thong_Tin_Ngay_Nghi_201606.$C$3:.$C$37]) + SUMPRODUCT([Thong_Tin_Ngay_Nghi_201607.$B$3:.$B$44]=[.$B27];[Thong_Tin_Ngay_Nghi_201607.$C$3:.$C$44]) + SUMPRODUCT([Thong_Tin_Ngay_Nghi_201608.$B$3:.$B$48]=[.$B27];[Thong_Tin_Ngay_Nghi_201608.$C$3:.$C$48])" office:value-type="float" office:value="4">
            <text:p>4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-2">
            <text:p>-2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style-name="ce45" table:formula="of:=[.I27]+[.K27] +[.J27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7, trừ 3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uPH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5">
            <text:p>07/25/16</text:p>
          </table:table-cell>
          <table:table-cell table:style-name="ce46" table:formula="of:=IF(YEAR(NOW())&gt;YEAR([.D28]);DATE(YEAR([.D28]);12;31);NOW())" office:value-type="date" office:date-value="2016-08-31T08:29:11.6">
            <text:p>08/31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">
            <text:p>1</text:p>
          </table:table-cell>
          <table:table-cell table:style-name="ce50" table:formula="of:=SUMPRODUCT([Thong_Tin_Ngay_Nghi_201601.$B$3:.$B$35]=[.$B28];[Thong_Tin_Ngay_Nghi_201601.$C$3:.$C$35])+SUMPRODUCT([Thong_Tin_Ngay_Nghi_201602.$B$3:.$B$36]=[.$B28];[Thong_Tin_Ngay_Nghi_201602.$C$3:.$C$36]) + SUMPRODUCT([Thong_Tin_Ngay_Nghi_201603.$B$3:.$B$38]=[.$B28];[Thong_Tin_Ngay_Nghi_201603.$C$3:.$C$38])" office:value-type="float" office:value="0">
            <text:p>0</text:p>
          </table:table-cell>
          <table:table-cell table:style-name="ce50" table:formula="of:=SUMPRODUCT([Thong_Tin_Ngay_Nghi_201601.$B$3:.$B$35]=[.$B28];[Thong_Tin_Ngay_Nghi_201601.$C$3:.$C$35])+SUMPRODUCT([Thong_Tin_Ngay_Nghi_201602.$B$3:.$B$36]=[.$B28];[Thong_Tin_Ngay_Nghi_201602.$C$3:.$C$36]) + SUMPRODUCT([Thong_Tin_Ngay_Nghi_201603.$B$3:.$B$38]=[.$B28];[Thong_Tin_Ngay_Nghi_201603.$C$3:.$C$38]) + SUMPRODUCT([Thong_Tin_Ngay_Nghi_201604.$B$3:.$B$39]=[.$B28];[Thong_Tin_Ngay_Nghi_201604.$C$3:.$C$39]) + SUMPRODUCT([Thong_Tin_Ngay_Nghi_201605.$B$3:.$B$38]=[.$B28];[Thong_Tin_Ngay_Nghi_201605.$C$3:.$C$38]) + SUMPRODUCT([Thong_Tin_Ngay_Nghi_201606.$B$3:.$B$37]=[.$B28];[Thong_Tin_Ngay_Nghi_201606.$C$3:.$C$37]) + SUMPRODUCT([Thong_Tin_Ngay_Nghi_201607.$B$3:.$B$44]=[.$B28];[Thong_Tin_Ngay_Nghi_201607.$C$3:.$C$44]) + SUMPRODUCT([Thong_Tin_Ngay_Nghi_201608.$B$3:.$B$48]=[.$B28];[Thong_Tin_Ngay_Nghi_201608.$C$3:.$C$48])" office:value-type="float" office:value="0">
            <text:p>0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1">
            <text:p>1</text:p>
          </table:table-cell>
          <table:table-cell table:number-columns-repeated="2" table:style-name="ce45"/>
          <table:table-cell table:style-name="ce45" table:formula="of:=[.I28]+[.K28] +[.J28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Phong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29]);DATE(YEAR([.D29]);12;31);NOW())" office:value-type="date" office:date-value="2016-08-31T08:29:11.6">
            <text:p>08/31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0">
            <text:p>0</text:p>
          </table:table-cell>
          <table:table-cell table:style-name="ce50" table:formula="of:=SUMPRODUCT([Thong_Tin_Ngay_Nghi_201601.$B$3:.$B$35]=[.$B29];[Thong_Tin_Ngay_Nghi_201601.$C$3:.$C$35])+SUMPRODUCT([Thong_Tin_Ngay_Nghi_201602.$B$3:.$B$36]=[.$B29];[Thong_Tin_Ngay_Nghi_201602.$C$3:.$C$36]) + SUMPRODUCT([Thong_Tin_Ngay_Nghi_201603.$B$3:.$B$38]=[.$B29];[Thong_Tin_Ngay_Nghi_201603.$C$3:.$C$38])" office:value-type="float" office:value="0">
            <text:p>0</text:p>
          </table:table-cell>
          <table:table-cell table:style-name="ce50" table:formula="of:=SUMPRODUCT([Thong_Tin_Ngay_Nghi_201601.$B$3:.$B$35]=[.$B29];[Thong_Tin_Ngay_Nghi_201601.$C$3:.$C$35])+SUMPRODUCT([Thong_Tin_Ngay_Nghi_201602.$B$3:.$B$36]=[.$B29];[Thong_Tin_Ngay_Nghi_201602.$C$3:.$C$36]) + SUMPRODUCT([Thong_Tin_Ngay_Nghi_201603.$B$3:.$B$38]=[.$B29];[Thong_Tin_Ngay_Nghi_201603.$C$3:.$C$38]) + SUMPRODUCT([Thong_Tin_Ngay_Nghi_201604.$B$3:.$B$39]=[.$B29];[Thong_Tin_Ngay_Nghi_201604.$C$3:.$C$39]) + SUMPRODUCT([Thong_Tin_Ngay_Nghi_201605.$B$3:.$B$38]=[.$B29];[Thong_Tin_Ngay_Nghi_201605.$C$3:.$C$38]) + SUMPRODUCT([Thong_Tin_Ngay_Nghi_201606.$B$3:.$B$37]=[.$B29];[Thong_Tin_Ngay_Nghi_201606.$C$3:.$C$37]) + SUMPRODUCT([Thong_Tin_Ngay_Nghi_201607.$B$3:.$B$44]=[.$B29];[Thong_Tin_Ngay_Nghi_201607.$C$3:.$C$44]) + SUMPRODUCT([Thong_Tin_Ngay_Nghi_201608.$B$3:.$B$48]=[.$B29];[Thong_Tin_Ngay_Nghi_201608.$C$3:.$C$48])" office:value-type="float" office:value="0.5">
            <text:p>0.5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-0.5">
            <text:p>-0.5</text:p>
          </table:table-cell>
          <table:table-cell table:number-columns-repeated="2" table:style-name="ce45"/>
          <table:table-cell table:style-name="ce45" table:formula="of:=[.I29]+[.K29] +[.J29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0]);DATE(YEAR([.D30]);12;31);NOW())" office:value-type="date" office:date-value="2016-08-31T08:29:11.6">
            <text:p>08/31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8">
            <text:p>8</text:p>
          </table:table-cell>
          <table:table-cell table:style-name="ce50" table:formula="of:=SUMPRODUCT([Thong_Tin_Ngay_Nghi_201601.$B$3:.$B$35]=[.$B30];[Thong_Tin_Ngay_Nghi_201601.$C$3:.$C$35])+SUMPRODUCT([Thong_Tin_Ngay_Nghi_201602.$B$3:.$B$36]=[.$B30];[Thong_Tin_Ngay_Nghi_201602.$C$3:.$C$36]) + SUMPRODUCT([Thong_Tin_Ngay_Nghi_201603.$B$3:.$B$38]=[.$B30];[Thong_Tin_Ngay_Nghi_201603.$C$3:.$C$38])" office:value-type="float" office:value="1">
            <text:p>1</text:p>
          </table:table-cell>
          <table:table-cell table:style-name="ce50" table:formula="of:=SUMPRODUCT([Thong_Tin_Ngay_Nghi_201601.$B$3:.$B$35]=[.$B30];[Thong_Tin_Ngay_Nghi_201601.$C$3:.$C$35])+SUMPRODUCT([Thong_Tin_Ngay_Nghi_201602.$B$3:.$B$36]=[.$B30];[Thong_Tin_Ngay_Nghi_201602.$C$3:.$C$36]) + SUMPRODUCT([Thong_Tin_Ngay_Nghi_201603.$B$3:.$B$38]=[.$B30];[Thong_Tin_Ngay_Nghi_201603.$C$3:.$C$38]) + SUMPRODUCT([Thong_Tin_Ngay_Nghi_201604.$B$3:.$B$39]=[.$B30];[Thong_Tin_Ngay_Nghi_201604.$C$3:.$C$39]) + SUMPRODUCT([Thong_Tin_Ngay_Nghi_201605.$B$3:.$B$38]=[.$B30];[Thong_Tin_Ngay_Nghi_201605.$C$3:.$C$38]) + SUMPRODUCT([Thong_Tin_Ngay_Nghi_201606.$B$3:.$B$37]=[.$B30];[Thong_Tin_Ngay_Nghi_201606.$C$3:.$C$37]) + SUMPRODUCT([Thong_Tin_Ngay_Nghi_201607.$B$3:.$B$44]=[.$B30];[Thong_Tin_Ngay_Nghi_201607.$C$3:.$C$44]) + SUMPRODUCT([Thong_Tin_Ngay_Nghi_201608.$B$3:.$B$48]=[.$B30];[Thong_Tin_Ngay_Nghi_201608.$C$3:.$C$48])" office:value-type="float" office:value="4.5">
            <text:p>4.5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4.5">
            <text:p>4.5</text:p>
          </table:table-cell>
          <table:table-cell table:number-columns-repeated="2" table:style-name="ce45"/>
          <table:table-cell table:style-name="ce45" table:formula="of:=[.I30]+[.K30] +[.J30]" office:value-type="float" office:value="4.5">
            <text:p>4.5</text:p>
          </table:table-cell>
          <table:table-cell table:style-name="ce53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1]);DATE(YEAR([.D31]);12;31);NOW())" office:value-type="date" office:date-value="2016-08-31T08:29:11.6">
            <text:p>08/31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8">
            <text:p>8</text:p>
          </table:table-cell>
          <table:table-cell table:style-name="ce50" table:formula="of:=SUMPRODUCT([Thong_Tin_Ngay_Nghi_201601.$B$3:.$B$35]=[.$B31];[Thong_Tin_Ngay_Nghi_201601.$C$3:.$C$35])+SUMPRODUCT([Thong_Tin_Ngay_Nghi_201602.$B$3:.$B$36]=[.$B31];[Thong_Tin_Ngay_Nghi_201602.$C$3:.$C$36]) + SUMPRODUCT([Thong_Tin_Ngay_Nghi_201603.$B$3:.$B$38]=[.$B31];[Thong_Tin_Ngay_Nghi_201603.$C$3:.$C$38])" office:value-type="float" office:value="2">
            <text:p>2</text:p>
          </table:table-cell>
          <table:table-cell table:style-name="ce50" table:formula="of:=SUMPRODUCT([Thong_Tin_Ngay_Nghi_201601.$B$3:.$B$35]=[.$B31];[Thong_Tin_Ngay_Nghi_201601.$C$3:.$C$35])+SUMPRODUCT([Thong_Tin_Ngay_Nghi_201602.$B$3:.$B$36]=[.$B31];[Thong_Tin_Ngay_Nghi_201602.$C$3:.$C$36]) + SUMPRODUCT([Thong_Tin_Ngay_Nghi_201603.$B$3:.$B$38]=[.$B31];[Thong_Tin_Ngay_Nghi_201603.$C$3:.$C$38]) + SUMPRODUCT([Thong_Tin_Ngay_Nghi_201604.$B$3:.$B$39]=[.$B31];[Thong_Tin_Ngay_Nghi_201604.$C$3:.$C$39]) + SUMPRODUCT([Thong_Tin_Ngay_Nghi_201605.$B$3:.$B$38]=[.$B31];[Thong_Tin_Ngay_Nghi_201605.$C$3:.$C$38]) + SUMPRODUCT([Thong_Tin_Ngay_Nghi_201606.$B$3:.$B$37]=[.$B31];[Thong_Tin_Ngay_Nghi_201606.$C$3:.$C$37]) + SUMPRODUCT([Thong_Tin_Ngay_Nghi_201607.$B$3:.$B$44]=[.$B31];[Thong_Tin_Ngay_Nghi_201607.$C$3:.$C$44]) + SUMPRODUCT([Thong_Tin_Ngay_Nghi_201608.$B$3:.$B$48]=[.$B31];[Thong_Tin_Ngay_Nghi_201608.$C$3:.$C$48])" office:value-type="float" office:value="9">
            <text:p>9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1">
            <text:p>1</text:p>
          </table:table-cell>
          <table:table-cell table:style-name="ce45">
            <office:annotation draw:style-name="gr2" draw:text-style-name="P1" svg:width="1.1413in" svg:height="0.5457in" svg:x="8.3087in" svg:y="10.0445in" draw:caption-point-x="-0.2402in" draw:caption-point-y="0.6079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45"/>
          <table:table-cell table:style-name="ce45" table:formula="of:=[.I31]+[.K31] +[.J31]" office:value-type="float" office:value="1">
            <text:p>1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8">
          <table:table-cell table:style-name="ce40" office:value-type="float" office:value="26">
            <text:p>26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2]);DATE(YEAR([.D32]);12;31);NOW())" office:value-type="date" office:date-value="2016-08-31T08:29:11.61">
            <text:p>08/31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6">
            <text:p>6</text:p>
          </table:table-cell>
          <table:table-cell table:style-name="ce50" table:formula="of:=SUMPRODUCT([Thong_Tin_Ngay_Nghi_201601.$B$3:.$B$35]=[.$B32];[Thong_Tin_Ngay_Nghi_201601.$C$3:.$C$35])+SUMPRODUCT([Thong_Tin_Ngay_Nghi_201602.$B$3:.$B$36]=[.$B32];[Thong_Tin_Ngay_Nghi_201602.$C$3:.$C$36]) + SUMPRODUCT([Thong_Tin_Ngay_Nghi_201603.$B$3:.$B$38]=[.$B32];[Thong_Tin_Ngay_Nghi_201603.$C$3:.$C$38])" office:value-type="float" office:value="0">
            <text:p>0</text:p>
          </table:table-cell>
          <table:table-cell table:style-name="ce50" table:formula="of:=SUMPRODUCT([Thong_Tin_Ngay_Nghi_201601.$B$3:.$B$35]=[.$B32];[Thong_Tin_Ngay_Nghi_201601.$C$3:.$C$35])+SUMPRODUCT([Thong_Tin_Ngay_Nghi_201602.$B$3:.$B$36]=[.$B32];[Thong_Tin_Ngay_Nghi_201602.$C$3:.$C$36]) + SUMPRODUCT([Thong_Tin_Ngay_Nghi_201603.$B$3:.$B$38]=[.$B32];[Thong_Tin_Ngay_Nghi_201603.$C$3:.$C$38]) + SUMPRODUCT([Thong_Tin_Ngay_Nghi_201604.$B$3:.$B$39]=[.$B32];[Thong_Tin_Ngay_Nghi_201604.$C$3:.$C$39]) + SUMPRODUCT([Thong_Tin_Ngay_Nghi_201605.$B$3:.$B$38]=[.$B32];[Thong_Tin_Ngay_Nghi_201605.$C$3:.$C$38]) + SUMPRODUCT([Thong_Tin_Ngay_Nghi_201606.$B$3:.$B$37]=[.$B32];[Thong_Tin_Ngay_Nghi_201606.$C$3:.$C$37]) + SUMPRODUCT([Thong_Tin_Ngay_Nghi_201607.$B$3:.$B$44]=[.$B32];[Thong_Tin_Ngay_Nghi_201607.$C$3:.$C$44]) + SUMPRODUCT([Thong_Tin_Ngay_Nghi_201608.$B$3:.$B$48]=[.$B32];[Thong_Tin_Ngay_Nghi_201608.$C$3:.$C$48])" office:value-type="float" office:value="5">
            <text:p>5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1">
            <text:p>1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32]+[.K32] +[.J32]" office:value-type="float" office:value="3.5">
            <text:p>3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3]);DATE(YEAR([.D33]);12;31);NOW())" office:value-type="date" office:date-value="2016-08-31T08:29:11.61">
            <text:p>08/31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8">
            <text:p>8</text:p>
          </table:table-cell>
          <table:table-cell table:style-name="ce50" table:formula="of:=SUMPRODUCT([Thong_Tin_Ngay_Nghi_201601.$B$3:.$B$35]=[.$B33];[Thong_Tin_Ngay_Nghi_201601.$C$3:.$C$35])+SUMPRODUCT([Thong_Tin_Ngay_Nghi_201602.$B$3:.$B$36]=[.$B33];[Thong_Tin_Ngay_Nghi_201602.$C$3:.$C$36]) + SUMPRODUCT([Thong_Tin_Ngay_Nghi_201603.$B$3:.$B$38]=[.$B33];[Thong_Tin_Ngay_Nghi_201603.$C$3:.$C$38])" office:value-type="float" office:value="0.5">
            <text:p>0.5</text:p>
          </table:table-cell>
          <table:table-cell table:style-name="ce50" table:formula="of:=SUMPRODUCT([Thong_Tin_Ngay_Nghi_201601.$B$3:.$B$35]=[.$B33];[Thong_Tin_Ngay_Nghi_201601.$C$3:.$C$35])+SUMPRODUCT([Thong_Tin_Ngay_Nghi_201602.$B$3:.$B$36]=[.$B33];[Thong_Tin_Ngay_Nghi_201602.$C$3:.$C$36]) + SUMPRODUCT([Thong_Tin_Ngay_Nghi_201603.$B$3:.$B$38]=[.$B33];[Thong_Tin_Ngay_Nghi_201603.$C$3:.$C$38]) + SUMPRODUCT([Thong_Tin_Ngay_Nghi_201604.$B$3:.$B$39]=[.$B33];[Thong_Tin_Ngay_Nghi_201604.$C$3:.$C$39]) + SUMPRODUCT([Thong_Tin_Ngay_Nghi_201605.$B$3:.$B$38]=[.$B33];[Thong_Tin_Ngay_Nghi_201605.$C$3:.$C$38]) + SUMPRODUCT([Thong_Tin_Ngay_Nghi_201606.$B$3:.$B$37]=[.$B33];[Thong_Tin_Ngay_Nghi_201606.$C$3:.$C$37]) + SUMPRODUCT([Thong_Tin_Ngay_Nghi_201607.$B$3:.$B$44]=[.$B33];[Thong_Tin_Ngay_Nghi_201607.$C$3:.$C$44]) + SUMPRODUCT([Thong_Tin_Ngay_Nghi_201608.$B$3:.$B$48]=[.$B33];[Thong_Tin_Ngay_Nghi_201608.$C$3:.$C$48])" office:value-type="float" office:value="4">
            <text:p>4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4.5">
            <text:p>4.5</text:p>
          </table:table-cell>
          <table:table-cell table:number-columns-repeated="2" table:style-name="ce45"/>
          <table:table-cell table:style-name="ce45" table:formula="of:=[.I33]+[.K33] +[.J33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4]);DATE(YEAR([.D34]);12;31);NOW())" office:value-type="date" office:date-value="2016-08-31T08:29:11.61">
            <text:p>08/31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8">
            <text:p>8</text:p>
          </table:table-cell>
          <table:table-cell table:style-name="ce50" table:formula="of:=SUMPRODUCT([Thong_Tin_Ngay_Nghi_201601.$B$3:.$B$35]=[.$B34];[Thong_Tin_Ngay_Nghi_201601.$C$3:.$C$35])+SUMPRODUCT([Thong_Tin_Ngay_Nghi_201602.$B$3:.$B$36]=[.$B34];[Thong_Tin_Ngay_Nghi_201602.$C$3:.$C$36]) + SUMPRODUCT([Thong_Tin_Ngay_Nghi_201603.$B$3:.$B$38]=[.$B34];[Thong_Tin_Ngay_Nghi_201603.$C$3:.$C$38])" office:value-type="float" office:value="9.5">
            <text:p>9.5</text:p>
          </table:table-cell>
          <table:table-cell table:style-name="ce50" table:formula="of:=SUMPRODUCT([Thong_Tin_Ngay_Nghi_201601.$B$3:.$B$35]=[.$B34];[Thong_Tin_Ngay_Nghi_201601.$C$3:.$C$35])+SUMPRODUCT([Thong_Tin_Ngay_Nghi_201602.$B$3:.$B$36]=[.$B34];[Thong_Tin_Ngay_Nghi_201602.$C$3:.$C$36]) + SUMPRODUCT([Thong_Tin_Ngay_Nghi_201603.$B$3:.$B$38]=[.$B34];[Thong_Tin_Ngay_Nghi_201603.$C$3:.$C$38]) + SUMPRODUCT([Thong_Tin_Ngay_Nghi_201604.$B$3:.$B$39]=[.$B34];[Thong_Tin_Ngay_Nghi_201604.$C$3:.$C$39]) + SUMPRODUCT([Thong_Tin_Ngay_Nghi_201605.$B$3:.$B$38]=[.$B34];[Thong_Tin_Ngay_Nghi_201605.$C$3:.$C$38]) + SUMPRODUCT([Thong_Tin_Ngay_Nghi_201606.$B$3:.$B$37]=[.$B34];[Thong_Tin_Ngay_Nghi_201606.$C$3:.$C$37]) + SUMPRODUCT([Thong_Tin_Ngay_Nghi_201607.$B$3:.$B$44]=[.$B34];[Thong_Tin_Ngay_Nghi_201607.$C$3:.$C$44]) + SUMPRODUCT([Thong_Tin_Ngay_Nghi_201608.$B$3:.$B$48]=[.$B34];[Thong_Tin_Ngay_Nghi_201608.$C$3:.$C$48])" office:value-type="float" office:value="11">
            <text:p>11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-1">
            <text:p>-1</text:p>
          </table:table-cell>
          <table:table-cell table:number-columns-repeated="2" table:style-name="ce45"/>
          <table:table-cell table:style-name="ce45" table:formula="of:=[.I34]+[.K34] +[.J34]" office:value-type="float" office:value="-1">
            <text:p>-1</text:p>
          </table:table-cell>
          <table:table-cell table:style-name="ce5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inhD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5]);DATE(YEAR([.D35]);12;31);NOW())" office:value-type="date" office:date-value="2016-08-31T08:29:11.61">
            <text:p>08/31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0">
            <text:p>0</text:p>
          </table:table-cell>
          <table:table-cell table:style-name="ce50" table:formula="of:=SUMPRODUCT([Thong_Tin_Ngay_Nghi_201601.$B$3:.$B$35]=[.$B35];[Thong_Tin_Ngay_Nghi_201601.$C$3:.$C$35])+SUMPRODUCT([Thong_Tin_Ngay_Nghi_201602.$B$3:.$B$36]=[.$B35];[Thong_Tin_Ngay_Nghi_201602.$C$3:.$C$36]) + SUMPRODUCT([Thong_Tin_Ngay_Nghi_201603.$B$3:.$B$38]=[.$B35];[Thong_Tin_Ngay_Nghi_201603.$C$3:.$C$38])" office:value-type="float" office:value="0">
            <text:p>0</text:p>
          </table:table-cell>
          <table:table-cell table:style-name="ce50" table:formula="of:=SUMPRODUCT([Thong_Tin_Ngay_Nghi_201601.$B$3:.$B$35]=[.$B35];[Thong_Tin_Ngay_Nghi_201601.$C$3:.$C$35])+SUMPRODUCT([Thong_Tin_Ngay_Nghi_201602.$B$3:.$B$36]=[.$B35];[Thong_Tin_Ngay_Nghi_201602.$C$3:.$C$36]) + SUMPRODUCT([Thong_Tin_Ngay_Nghi_201603.$B$3:.$B$38]=[.$B35];[Thong_Tin_Ngay_Nghi_201603.$C$3:.$C$38]) + SUMPRODUCT([Thong_Tin_Ngay_Nghi_201604.$B$3:.$B$39]=[.$B35];[Thong_Tin_Ngay_Nghi_201604.$C$3:.$C$39]) + SUMPRODUCT([Thong_Tin_Ngay_Nghi_201605.$B$3:.$B$38]=[.$B35];[Thong_Tin_Ngay_Nghi_201605.$C$3:.$C$38]) + SUMPRODUCT([Thong_Tin_Ngay_Nghi_201606.$B$3:.$B$37]=[.$B35];[Thong_Tin_Ngay_Nghi_201606.$C$3:.$C$37]) + SUMPRODUCT([Thong_Tin_Ngay_Nghi_201607.$B$3:.$B$44]=[.$B35];[Thong_Tin_Ngay_Nghi_201607.$C$3:.$C$44]) + SUMPRODUCT([Thong_Tin_Ngay_Nghi_201608.$B$3:.$B$48]=[.$B35];[Thong_Tin_Ngay_Nghi_201608.$C$3:.$C$48])" office:value-type="float" office:value="5.5">
            <text:p>5.5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-5.5">
            <text:p>-5.5</text:p>
          </table:table-cell>
          <table:table-cell table:number-columns-repeated="2" table:style-name="ce45"/>
          <table:table-cell table:style-name="ce45" table:formula="of:=[.I35]+[.K35] +[.J35]" office:value-type="float" office:value="-5.5">
            <text:p>-5.5</text:p>
          </table:table-cell>
          <table:table-cell table:style-name="ce5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6]);DATE(YEAR([.D36]);12;31);NOW())" office:value-type="date" office:date-value="2016-08-31T08:29:11.61">
            <text:p>08/31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8">
            <text:p>8</text:p>
          </table:table-cell>
          <table:table-cell table:style-name="ce50" table:formula="of:=SUMPRODUCT([Thong_Tin_Ngay_Nghi_201601.$B$3:.$B$35]=[.$B36];[Thong_Tin_Ngay_Nghi_201601.$C$3:.$C$35])+SUMPRODUCT([Thong_Tin_Ngay_Nghi_201602.$B$3:.$B$36]=[.$B36];[Thong_Tin_Ngay_Nghi_201602.$C$3:.$C$36]) + SUMPRODUCT([Thong_Tin_Ngay_Nghi_201603.$B$3:.$B$38]=[.$B36];[Thong_Tin_Ngay_Nghi_201603.$C$3:.$C$38])" office:value-type="float" office:value="5">
            <text:p>5</text:p>
          </table:table-cell>
          <table:table-cell table:style-name="ce50" table:formula="of:=SUMPRODUCT([Thong_Tin_Ngay_Nghi_201601.$B$3:.$B$35]=[.$B36];[Thong_Tin_Ngay_Nghi_201601.$C$3:.$C$35])+SUMPRODUCT([Thong_Tin_Ngay_Nghi_201602.$B$3:.$B$36]=[.$B36];[Thong_Tin_Ngay_Nghi_201602.$C$3:.$C$36]) + SUMPRODUCT([Thong_Tin_Ngay_Nghi_201603.$B$3:.$B$38]=[.$B36];[Thong_Tin_Ngay_Nghi_201603.$C$3:.$C$38]) + SUMPRODUCT([Thong_Tin_Ngay_Nghi_201604.$B$3:.$B$39]=[.$B36];[Thong_Tin_Ngay_Nghi_201604.$C$3:.$C$39]) + SUMPRODUCT([Thong_Tin_Ngay_Nghi_201605.$B$3:.$B$38]=[.$B36];[Thong_Tin_Ngay_Nghi_201605.$C$3:.$C$38]) + SUMPRODUCT([Thong_Tin_Ngay_Nghi_201606.$B$3:.$B$37]=[.$B36];[Thong_Tin_Ngay_Nghi_201606.$C$3:.$C$37]) + SUMPRODUCT([Thong_Tin_Ngay_Nghi_201607.$B$3:.$B$44]=[.$B36];[Thong_Tin_Ngay_Nghi_201607.$C$3:.$C$44]) + SUMPRODUCT([Thong_Tin_Ngay_Nghi_201608.$B$3:.$B$48]=[.$B36];[Thong_Tin_Ngay_Nghi_201608.$C$3:.$C$48])" office:value-type="float" office:value="10">
            <text:p>10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2.5">
            <text:p>2.5</text:p>
          </table:table-cell>
          <table:table-cell table:number-columns-repeated="2" table:style-name="ce45"/>
          <table:table-cell table:style-name="ce45" table:formula="of:=[.I36]+[.K36] +[.J36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oaiV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7]);DATE(YEAR([.D37]);12;31);NOW())" office:value-type="date" office:date-value="2016-08-31T08:29:11.61">
            <text:p>08/31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0">
            <text:p>0</text:p>
          </table:table-cell>
          <table:table-cell table:style-name="ce50" table:formula="of:=SUMPRODUCT([Thong_Tin_Ngay_Nghi_201601.$B$3:.$B$35]=[.$B37];[Thong_Tin_Ngay_Nghi_201601.$C$3:.$C$35])+SUMPRODUCT([Thong_Tin_Ngay_Nghi_201602.$B$3:.$B$36]=[.$B37];[Thong_Tin_Ngay_Nghi_201602.$C$3:.$C$36]) + SUMPRODUCT([Thong_Tin_Ngay_Nghi_201603.$B$3:.$B$38]=[.$B37];[Thong_Tin_Ngay_Nghi_201603.$C$3:.$C$38])" office:value-type="float" office:value="0">
            <text:p>0</text:p>
          </table:table-cell>
          <table:table-cell table:style-name="ce50" table:formula="of:=SUMPRODUCT([Thong_Tin_Ngay_Nghi_201601.$B$3:.$B$35]=[.$B37];[Thong_Tin_Ngay_Nghi_201601.$C$3:.$C$35])+SUMPRODUCT([Thong_Tin_Ngay_Nghi_201602.$B$3:.$B$36]=[.$B37];[Thong_Tin_Ngay_Nghi_201602.$C$3:.$C$36]) + SUMPRODUCT([Thong_Tin_Ngay_Nghi_201603.$B$3:.$B$38]=[.$B37];[Thong_Tin_Ngay_Nghi_201603.$C$3:.$C$38]) + SUMPRODUCT([Thong_Tin_Ngay_Nghi_201604.$B$3:.$B$39]=[.$B37];[Thong_Tin_Ngay_Nghi_201604.$C$3:.$C$39]) + SUMPRODUCT([Thong_Tin_Ngay_Nghi_201605.$B$3:.$B$38]=[.$B37];[Thong_Tin_Ngay_Nghi_201605.$C$3:.$C$38]) + SUMPRODUCT([Thong_Tin_Ngay_Nghi_201606.$B$3:.$B$37]=[.$B37];[Thong_Tin_Ngay_Nghi_201606.$C$3:.$C$37]) + SUMPRODUCT([Thong_Tin_Ngay_Nghi_201607.$B$3:.$B$44]=[.$B37];[Thong_Tin_Ngay_Nghi_201607.$C$3:.$C$44]) + SUMPRODUCT([Thong_Tin_Ngay_Nghi_201608.$B$3:.$B$48]=[.$B37];[Thong_Tin_Ngay_Nghi_201608.$C$3:.$C$48])" office:value-type="float" office:value="0.5">
            <text:p>0.5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-0.5">
            <text:p>-0.5</text:p>
          </table:table-cell>
          <table:table-cell table:number-columns-repeated="2" table:style-name="ce45"/>
          <table:table-cell table:style-name="ce45" table:formula="of:=[.I37]+[.K37] +[.J37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8]);DATE(YEAR([.D38]);12;31);NOW())" office:value-type="date" office:date-value="2016-08-31T08:29:11.62">
            <text:p>08/31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8">
            <text:p>8</text:p>
          </table:table-cell>
          <table:table-cell table:style-name="ce50" table:formula="of:=SUMPRODUCT([Thong_Tin_Ngay_Nghi_201601.$B$3:.$B$35]=[.$B38];[Thong_Tin_Ngay_Nghi_201601.$C$3:.$C$35])+SUMPRODUCT([Thong_Tin_Ngay_Nghi_201602.$B$3:.$B$36]=[.$B38];[Thong_Tin_Ngay_Nghi_201602.$C$3:.$C$36]) + SUMPRODUCT([Thong_Tin_Ngay_Nghi_201603.$B$3:.$B$38]=[.$B38];[Thong_Tin_Ngay_Nghi_201603.$C$3:.$C$38])" office:value-type="float" office:value="4.5">
            <text:p>4.5</text:p>
          </table:table-cell>
          <table:table-cell table:style-name="ce50" table:formula="of:=SUMPRODUCT([Thong_Tin_Ngay_Nghi_201601.$B$3:.$B$35]=[.$B38];[Thong_Tin_Ngay_Nghi_201601.$C$3:.$C$35])+SUMPRODUCT([Thong_Tin_Ngay_Nghi_201602.$B$3:.$B$36]=[.$B38];[Thong_Tin_Ngay_Nghi_201602.$C$3:.$C$36]) + SUMPRODUCT([Thong_Tin_Ngay_Nghi_201603.$B$3:.$B$38]=[.$B38];[Thong_Tin_Ngay_Nghi_201603.$C$3:.$C$38]) + SUMPRODUCT([Thong_Tin_Ngay_Nghi_201604.$B$3:.$B$39]=[.$B38];[Thong_Tin_Ngay_Nghi_201604.$C$3:.$C$39]) + SUMPRODUCT([Thong_Tin_Ngay_Nghi_201605.$B$3:.$B$38]=[.$B38];[Thong_Tin_Ngay_Nghi_201605.$C$3:.$C$38]) + SUMPRODUCT([Thong_Tin_Ngay_Nghi_201606.$B$3:.$B$37]=[.$B38];[Thong_Tin_Ngay_Nghi_201606.$C$3:.$C$37]) + SUMPRODUCT([Thong_Tin_Ngay_Nghi_201607.$B$3:.$B$44]=[.$B38];[Thong_Tin_Ngay_Nghi_201607.$C$3:.$C$44]) + SUMPRODUCT([Thong_Tin_Ngay_Nghi_201608.$B$3:.$B$48]=[.$B38];[Thong_Tin_Ngay_Nghi_201608.$C$3:.$C$48])" office:value-type="float" office:value="11">
            <text:p>11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-2">
            <text:p>-2</text:p>
          </table:table-cell>
          <table:table-cell table:number-columns-repeated="2" table:style-name="ce45"/>
          <table:table-cell table:style-name="ce45" table:formula="of:=[.I38]+[.K38] +[.J38]" office:value-type="float" office:value="-2">
            <text:p>-2</text:p>
          </table:table-cell>
          <table:table-cell table:style-name="ce5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08-31T08:29:11.62">
            <text:p>08/31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8">
            <text:p>8</text:p>
          </table:table-cell>
          <table:table-cell table:style-name="ce50" table:formula="of:=SUMPRODUCT([Thong_Tin_Ngay_Nghi_201601.$B$3:.$B$35]=[.$B39];[Thong_Tin_Ngay_Nghi_201601.$C$3:.$C$35])+SUMPRODUCT([Thong_Tin_Ngay_Nghi_201602.$B$3:.$B$36]=[.$B39];[Thong_Tin_Ngay_Nghi_201602.$C$3:.$C$36]) + SUMPRODUCT([Thong_Tin_Ngay_Nghi_201603.$B$3:.$B$38]=[.$B39];[Thong_Tin_Ngay_Nghi_201603.$C$3:.$C$38])" office:value-type="float" office:value="3">
            <text:p>3</text:p>
          </table:table-cell>
          <table:table-cell table:style-name="ce50" table:formula="of:=SUMPRODUCT([Thong_Tin_Ngay_Nghi_201601.$B$3:.$B$35]=[.$B39];[Thong_Tin_Ngay_Nghi_201601.$C$3:.$C$35])+SUMPRODUCT([Thong_Tin_Ngay_Nghi_201602.$B$3:.$B$36]=[.$B39];[Thong_Tin_Ngay_Nghi_201602.$C$3:.$C$36]) + SUMPRODUCT([Thong_Tin_Ngay_Nghi_201603.$B$3:.$B$38]=[.$B39];[Thong_Tin_Ngay_Nghi_201603.$C$3:.$C$38]) + SUMPRODUCT([Thong_Tin_Ngay_Nghi_201604.$B$3:.$B$39]=[.$B39];[Thong_Tin_Ngay_Nghi_201604.$C$3:.$C$39]) + SUMPRODUCT([Thong_Tin_Ngay_Nghi_201605.$B$3:.$B$38]=[.$B39];[Thong_Tin_Ngay_Nghi_201605.$C$3:.$C$38]) + SUMPRODUCT([Thong_Tin_Ngay_Nghi_201606.$B$3:.$B$37]=[.$B39];[Thong_Tin_Ngay_Nghi_201606.$C$3:.$C$37]) + SUMPRODUCT([Thong_Tin_Ngay_Nghi_201607.$B$3:.$B$44]=[.$B39];[Thong_Tin_Ngay_Nghi_201607.$C$3:.$C$44]) + SUMPRODUCT([Thong_Tin_Ngay_Nghi_201608.$B$3:.$B$48]=[.$B39];[Thong_Tin_Ngay_Nghi_201608.$C$3:.$C$48])" office:value-type="float" office:value="10.5">
            <text:p>10.5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-2.5">
            <text:p>-2.5</text:p>
          </table:table-cell>
          <table:table-cell table:number-columns-repeated="2" table:style-name="ce45"/>
          <table:table-cell table:style-name="ce45" table:formula="of:=[.I39]+[.K39] +[.J39]" office:value-type="float" office:value="-2.5">
            <text:p>-2.5</text:p>
          </table:table-cell>
          <table:table-cell table:style-name="ce5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uL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18">
            <text:p>08/18/16</text:p>
          </table:table-cell>
          <table:table-cell table:style-name="ce46" table:formula="of:=IF(YEAR(NOW())&gt;YEAR([.D40]);DATE(YEAR([.D40]);12;31);NOW())" office:value-type="date" office:date-value="2016-08-31T08:29:11.62">
            <text:p>08/31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0">
            <text:p>0</text:p>
          </table:table-cell>
          <table:table-cell table:style-name="ce50" table:formula="of:=SUMPRODUCT([Thong_Tin_Ngay_Nghi_201601.$B$3:.$B$35]=[.$B40];[Thong_Tin_Ngay_Nghi_201601.$C$3:.$C$35])+SUMPRODUCT([Thong_Tin_Ngay_Nghi_201602.$B$3:.$B$36]=[.$B40];[Thong_Tin_Ngay_Nghi_201602.$C$3:.$C$36]) + SUMPRODUCT([Thong_Tin_Ngay_Nghi_201603.$B$3:.$B$38]=[.$B40];[Thong_Tin_Ngay_Nghi_201603.$C$3:.$C$38])" office:value-type="float" office:value="0">
            <text:p>0</text:p>
          </table:table-cell>
          <table:table-cell table:style-name="ce50" table:formula="of:=SUMPRODUCT([Thong_Tin_Ngay_Nghi_201601.$B$3:.$B$35]=[.$B40];[Thong_Tin_Ngay_Nghi_201601.$C$3:.$C$35])+SUMPRODUCT([Thong_Tin_Ngay_Nghi_201602.$B$3:.$B$36]=[.$B40];[Thong_Tin_Ngay_Nghi_201602.$C$3:.$C$36]) + SUMPRODUCT([Thong_Tin_Ngay_Nghi_201603.$B$3:.$B$38]=[.$B40];[Thong_Tin_Ngay_Nghi_201603.$C$3:.$C$38]) + SUMPRODUCT([Thong_Tin_Ngay_Nghi_201604.$B$3:.$B$39]=[.$B40];[Thong_Tin_Ngay_Nghi_201604.$C$3:.$C$39]) + SUMPRODUCT([Thong_Tin_Ngay_Nghi_201605.$B$3:.$B$38]=[.$B40];[Thong_Tin_Ngay_Nghi_201605.$C$3:.$C$38]) + SUMPRODUCT([Thong_Tin_Ngay_Nghi_201606.$B$3:.$B$37]=[.$B40];[Thong_Tin_Ngay_Nghi_201606.$C$3:.$C$37]) + SUMPRODUCT([Thong_Tin_Ngay_Nghi_201607.$B$3:.$B$44]=[.$B40];[Thong_Tin_Ngay_Nghi_201607.$C$3:.$C$44]) + SUMPRODUCT([Thong_Tin_Ngay_Nghi_201608.$B$3:.$B$48]=[.$B40];[Thong_Tin_Ngay_Nghi_201608.$C$3:.$C$48])" office:value-type="float" office:value="0">
            <text:p>0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0">
            <text:p>0</text:p>
          </table:table-cell>
          <table:table-cell table:number-columns-repeated="2" table:style-name="ce45"/>
          <table:table-cell table:style-name="ce45" table:formula="of:=[.I40]+[.K40] +[.J40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08-31T08:29:11.62">
            <text:p>08/31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8">
            <text:p>8</text:p>
          </table:table-cell>
          <table:table-cell table:style-name="ce50" table:formula="of:=SUMPRODUCT([Thong_Tin_Ngay_Nghi_201601.$B$3:.$B$35]=[.$B41];[Thong_Tin_Ngay_Nghi_201601.$C$3:.$C$35])+SUMPRODUCT([Thong_Tin_Ngay_Nghi_201602.$B$3:.$B$36]=[.$B41];[Thong_Tin_Ngay_Nghi_201602.$C$3:.$C$36]) + SUMPRODUCT([Thong_Tin_Ngay_Nghi_201603.$B$3:.$B$38]=[.$B41];[Thong_Tin_Ngay_Nghi_201603.$C$3:.$C$38])" office:value-type="float" office:value="4">
            <text:p>4</text:p>
          </table:table-cell>
          <table:table-cell table:style-name="ce50" table:formula="of:=SUMPRODUCT([Thong_Tin_Ngay_Nghi_201601.$B$3:.$B$35]=[.$B41];[Thong_Tin_Ngay_Nghi_201601.$C$3:.$C$35])+SUMPRODUCT([Thong_Tin_Ngay_Nghi_201602.$B$3:.$B$36]=[.$B41];[Thong_Tin_Ngay_Nghi_201602.$C$3:.$C$36]) + SUMPRODUCT([Thong_Tin_Ngay_Nghi_201603.$B$3:.$B$38]=[.$B41];[Thong_Tin_Ngay_Nghi_201603.$C$3:.$C$38]) + SUMPRODUCT([Thong_Tin_Ngay_Nghi_201604.$B$3:.$B$39]=[.$B41];[Thong_Tin_Ngay_Nghi_201604.$C$3:.$C$39]) + SUMPRODUCT([Thong_Tin_Ngay_Nghi_201605.$B$3:.$B$38]=[.$B41];[Thong_Tin_Ngay_Nghi_201605.$C$3:.$C$38]) + SUMPRODUCT([Thong_Tin_Ngay_Nghi_201606.$B$3:.$B$37]=[.$B41];[Thong_Tin_Ngay_Nghi_201606.$C$3:.$C$37]) + SUMPRODUCT([Thong_Tin_Ngay_Nghi_201607.$B$3:.$B$44]=[.$B41];[Thong_Tin_Ngay_Nghi_201607.$C$3:.$C$44]) + SUMPRODUCT([Thong_Tin_Ngay_Nghi_201608.$B$3:.$B$48]=[.$B41];[Thong_Tin_Ngay_Nghi_201608.$C$3:.$C$48])" office:value-type="float" office:value="9.5">
            <text:p>9.5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2">
            <text:p>2</text:p>
          </table:table-cell>
          <table:table-cell table:number-columns-repeated="2" table:style-name="ce45"/>
          <table:table-cell table:style-name="ce45" table:formula="of:=[.I41]+[.K41] +[.J41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2]);DATE(YEAR([.D42]);12;31);NOW())" office:value-type="date" office:date-value="2016-08-31T08:29:11.62">
            <text:p>08/31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8">
            <text:p>8</text:p>
          </table:table-cell>
          <table:table-cell table:style-name="ce50" table:formula="of:=SUMPRODUCT([Thong_Tin_Ngay_Nghi_201601.$B$3:.$B$35]=[.$B42];[Thong_Tin_Ngay_Nghi_201601.$C$3:.$C$35])+SUMPRODUCT([Thong_Tin_Ngay_Nghi_201602.$B$3:.$B$36]=[.$B42];[Thong_Tin_Ngay_Nghi_201602.$C$3:.$C$36]) + SUMPRODUCT([Thong_Tin_Ngay_Nghi_201603.$B$3:.$B$38]=[.$B42];[Thong_Tin_Ngay_Nghi_201603.$C$3:.$C$38])" office:value-type="float" office:value="1">
            <text:p>1</text:p>
          </table:table-cell>
          <table:table-cell table:style-name="ce50" table:formula="of:=SUMPRODUCT([Thong_Tin_Ngay_Nghi_201601.$B$3:.$B$35]=[.$B42];[Thong_Tin_Ngay_Nghi_201601.$C$3:.$C$35])+SUMPRODUCT([Thong_Tin_Ngay_Nghi_201602.$B$3:.$B$36]=[.$B42];[Thong_Tin_Ngay_Nghi_201602.$C$3:.$C$36]) + SUMPRODUCT([Thong_Tin_Ngay_Nghi_201603.$B$3:.$B$38]=[.$B42];[Thong_Tin_Ngay_Nghi_201603.$C$3:.$C$38]) + SUMPRODUCT([Thong_Tin_Ngay_Nghi_201604.$B$3:.$B$39]=[.$B42];[Thong_Tin_Ngay_Nghi_201604.$C$3:.$C$39]) + SUMPRODUCT([Thong_Tin_Ngay_Nghi_201605.$B$3:.$B$38]=[.$B42];[Thong_Tin_Ngay_Nghi_201605.$C$3:.$C$38]) + SUMPRODUCT([Thong_Tin_Ngay_Nghi_201606.$B$3:.$B$37]=[.$B42];[Thong_Tin_Ngay_Nghi_201606.$C$3:.$C$37]) + SUMPRODUCT([Thong_Tin_Ngay_Nghi_201607.$B$3:.$B$44]=[.$B42];[Thong_Tin_Ngay_Nghi_201607.$C$3:.$C$44]) + SUMPRODUCT([Thong_Tin_Ngay_Nghi_201608.$B$3:.$B$48]=[.$B42];[Thong_Tin_Ngay_Nghi_201608.$C$3:.$C$48])" office:value-type="float" office:value="6">
            <text:p>6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3">
            <text:p>3</text:p>
          </table:table-cell>
          <table:table-cell table:number-columns-repeated="2" table:style-name="ce45"/>
          <table:table-cell table:style-name="ce45" table:formula="of:=[.I42]+[.K42] +[.J42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uanND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8-31T08:29:11.62">
            <text:p>08/31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8">
            <text:p>8</text:p>
          </table:table-cell>
          <table:table-cell table:style-name="ce50" table:formula="of:=SUMPRODUCT([Thong_Tin_Ngay_Nghi_201601.$B$3:.$B$35]=[.$B43];[Thong_Tin_Ngay_Nghi_201601.$C$3:.$C$35])+SUMPRODUCT([Thong_Tin_Ngay_Nghi_201602.$B$3:.$B$36]=[.$B43];[Thong_Tin_Ngay_Nghi_201602.$C$3:.$C$36]) + SUMPRODUCT([Thong_Tin_Ngay_Nghi_201603.$B$3:.$B$38]=[.$B43];[Thong_Tin_Ngay_Nghi_201603.$C$3:.$C$38])" office:value-type="float" office:value="6.5">
            <text:p>6.5</text:p>
          </table:table-cell>
          <table:table-cell table:style-name="ce50" table:formula="of:=SUMPRODUCT([Thong_Tin_Ngay_Nghi_201601.$B$3:.$B$35]=[.$B43];[Thong_Tin_Ngay_Nghi_201601.$C$3:.$C$35])+SUMPRODUCT([Thong_Tin_Ngay_Nghi_201602.$B$3:.$B$36]=[.$B43];[Thong_Tin_Ngay_Nghi_201602.$C$3:.$C$36]) + SUMPRODUCT([Thong_Tin_Ngay_Nghi_201603.$B$3:.$B$38]=[.$B43];[Thong_Tin_Ngay_Nghi_201603.$C$3:.$C$38]) + SUMPRODUCT([Thong_Tin_Ngay_Nghi_201604.$B$3:.$B$39]=[.$B43];[Thong_Tin_Ngay_Nghi_201604.$C$3:.$C$39]) + SUMPRODUCT([Thong_Tin_Ngay_Nghi_201605.$B$3:.$B$38]=[.$B43];[Thong_Tin_Ngay_Nghi_201605.$C$3:.$C$38]) + SUMPRODUCT([Thong_Tin_Ngay_Nghi_201606.$B$3:.$B$37]=[.$B43];[Thong_Tin_Ngay_Nghi_201606.$C$3:.$C$37]) + SUMPRODUCT([Thong_Tin_Ngay_Nghi_201607.$B$3:.$B$44]=[.$B43];[Thong_Tin_Ngay_Nghi_201607.$C$3:.$C$44]) + SUMPRODUCT([Thong_Tin_Ngay_Nghi_201608.$B$3:.$B$48]=[.$B43];[Thong_Tin_Ngay_Nghi_201608.$C$3:.$C$48])" office:value-type="float" office:value="10.5">
            <text:p>10.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2">
            <text:p>2</text:p>
          </table:table-cell>
          <table:table-cell table:number-columns-repeated="2" table:style-name="ce45"/>
          <table:table-cell table:style-name="ce45" table:formula="of:=[.I43]+[.K43] +[.J43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08-31T08:29:11.62">
            <text:p>08/31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8">
            <text:p>8</text:p>
          </table:table-cell>
          <table:table-cell table:style-name="ce50" table:formula="of:=SUMPRODUCT([Thong_Tin_Ngay_Nghi_201601.$B$3:.$B$35]=[.$B44];[Thong_Tin_Ngay_Nghi_201601.$C$3:.$C$35])+SUMPRODUCT([Thong_Tin_Ngay_Nghi_201602.$B$3:.$B$36]=[.$B44];[Thong_Tin_Ngay_Nghi_201602.$C$3:.$C$36]) + SUMPRODUCT([Thong_Tin_Ngay_Nghi_201603.$B$3:.$B$38]=[.$B44];[Thong_Tin_Ngay_Nghi_201603.$C$3:.$C$38])" office:value-type="float" office:value="0.5">
            <text:p>0.5</text:p>
          </table:table-cell>
          <table:table-cell table:style-name="ce50" table:formula="of:=SUMPRODUCT([Thong_Tin_Ngay_Nghi_201601.$B$3:.$B$35]=[.$B44];[Thong_Tin_Ngay_Nghi_201601.$C$3:.$C$35])+SUMPRODUCT([Thong_Tin_Ngay_Nghi_201602.$B$3:.$B$36]=[.$B44];[Thong_Tin_Ngay_Nghi_201602.$C$3:.$C$36]) + SUMPRODUCT([Thong_Tin_Ngay_Nghi_201603.$B$3:.$B$38]=[.$B44];[Thong_Tin_Ngay_Nghi_201603.$C$3:.$C$38]) + SUMPRODUCT([Thong_Tin_Ngay_Nghi_201604.$B$3:.$B$39]=[.$B44];[Thong_Tin_Ngay_Nghi_201604.$C$3:.$C$39]) + SUMPRODUCT([Thong_Tin_Ngay_Nghi_201605.$B$3:.$B$38]=[.$B44];[Thong_Tin_Ngay_Nghi_201605.$C$3:.$C$38]) + SUMPRODUCT([Thong_Tin_Ngay_Nghi_201606.$B$3:.$B$37]=[.$B44];[Thong_Tin_Ngay_Nghi_201606.$C$3:.$C$37]) + SUMPRODUCT([Thong_Tin_Ngay_Nghi_201607.$B$3:.$B$44]=[.$B44];[Thong_Tin_Ngay_Nghi_201607.$C$3:.$C$44]) + SUMPRODUCT([Thong_Tin_Ngay_Nghi_201608.$B$3:.$B$48]=[.$B44];[Thong_Tin_Ngay_Nghi_201608.$C$3:.$C$48])" office:value-type="float" office:value="5">
            <text:p>5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3.5">
            <text:p>3.5</text:p>
          </table:table-cell>
          <table:table-cell table:number-columns-repeated="2" table:style-name="ce45"/>
          <table:table-cell table:style-name="ce45" table:formula="of:=[.I44]+[.K44] +[.J44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08-31T08:29:11.63">
            <text:p>08/31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8">
            <text:p>8</text:p>
          </table:table-cell>
          <table:table-cell table:style-name="ce50" table:formula="of:=SUMPRODUCT([Thong_Tin_Ngay_Nghi_201601.$B$3:.$B$35]=[.$B45];[Thong_Tin_Ngay_Nghi_201601.$C$3:.$C$35])+SUMPRODUCT([Thong_Tin_Ngay_Nghi_201602.$B$3:.$B$36]=[.$B45];[Thong_Tin_Ngay_Nghi_201602.$C$3:.$C$36]) + SUMPRODUCT([Thong_Tin_Ngay_Nghi_201603.$B$3:.$B$38]=[.$B45];[Thong_Tin_Ngay_Nghi_201603.$C$3:.$C$38])" office:value-type="float" office:value="6.5">
            <text:p>6.5</text:p>
          </table:table-cell>
          <table:table-cell table:style-name="ce50" table:formula="of:=SUMPRODUCT([Thong_Tin_Ngay_Nghi_201601.$B$3:.$B$35]=[.$B45];[Thong_Tin_Ngay_Nghi_201601.$C$3:.$C$35])+SUMPRODUCT([Thong_Tin_Ngay_Nghi_201602.$B$3:.$B$36]=[.$B45];[Thong_Tin_Ngay_Nghi_201602.$C$3:.$C$36]) + SUMPRODUCT([Thong_Tin_Ngay_Nghi_201603.$B$3:.$B$38]=[.$B45];[Thong_Tin_Ngay_Nghi_201603.$C$3:.$C$38]) + SUMPRODUCT([Thong_Tin_Ngay_Nghi_201604.$B$3:.$B$39]=[.$B45];[Thong_Tin_Ngay_Nghi_201604.$C$3:.$C$39]) + SUMPRODUCT([Thong_Tin_Ngay_Nghi_201605.$B$3:.$B$38]=[.$B45];[Thong_Tin_Ngay_Nghi_201605.$C$3:.$C$38]) + SUMPRODUCT([Thong_Tin_Ngay_Nghi_201606.$B$3:.$B$37]=[.$B45];[Thong_Tin_Ngay_Nghi_201606.$C$3:.$C$37]) + SUMPRODUCT([Thong_Tin_Ngay_Nghi_201607.$B$3:.$B$44]=[.$B45];[Thong_Tin_Ngay_Nghi_201607.$C$3:.$C$44]) + SUMPRODUCT([Thong_Tin_Ngay_Nghi_201608.$B$3:.$B$48]=[.$B45];[Thong_Tin_Ngay_Nghi_201608.$C$3:.$C$48])" office:value-type="float" office:value="10.5">
            <text:p>10.5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0.5">
            <text:p>0.5</text:p>
          </table:table-cell>
          <table:table-cell table:number-columns-repeated="2" table:style-name="ce45"/>
          <table:table-cell table:style-name="ce45" table:formula="of:=[.I45]+[.K45] +[.J45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6]);DATE(YEAR([.D46]);12;31);NOW())" office:value-type="date" office:date-value="2016-08-31T08:29:11.63">
            <text:p>08/31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8">
            <text:p>8</text:p>
          </table:table-cell>
          <table:table-cell table:style-name="ce50" table:formula="of:=SUMPRODUCT([Thong_Tin_Ngay_Nghi_201601.$B$3:.$B$35]=[.$B46];[Thong_Tin_Ngay_Nghi_201601.$C$3:.$C$35])+SUMPRODUCT([Thong_Tin_Ngay_Nghi_201602.$B$3:.$B$36]=[.$B46];[Thong_Tin_Ngay_Nghi_201602.$C$3:.$C$36]) + SUMPRODUCT([Thong_Tin_Ngay_Nghi_201603.$B$3:.$B$38]=[.$B46];[Thong_Tin_Ngay_Nghi_201603.$C$3:.$C$38])" office:value-type="float" office:value="7">
            <text:p>7</text:p>
          </table:table-cell>
          <table:table-cell table:style-name="ce50" table:formula="of:=SUMPRODUCT([Thong_Tin_Ngay_Nghi_201601.$B$3:.$B$35]=[.$B46];[Thong_Tin_Ngay_Nghi_201601.$C$3:.$C$35])+SUMPRODUCT([Thong_Tin_Ngay_Nghi_201602.$B$3:.$B$36]=[.$B46];[Thong_Tin_Ngay_Nghi_201602.$C$3:.$C$36]) + SUMPRODUCT([Thong_Tin_Ngay_Nghi_201603.$B$3:.$B$38]=[.$B46];[Thong_Tin_Ngay_Nghi_201603.$C$3:.$C$38]) + SUMPRODUCT([Thong_Tin_Ngay_Nghi_201604.$B$3:.$B$39]=[.$B46];[Thong_Tin_Ngay_Nghi_201604.$C$3:.$C$39]) + SUMPRODUCT([Thong_Tin_Ngay_Nghi_201605.$B$3:.$B$38]=[.$B46];[Thong_Tin_Ngay_Nghi_201605.$C$3:.$C$38]) + SUMPRODUCT([Thong_Tin_Ngay_Nghi_201606.$B$3:.$B$37]=[.$B46];[Thong_Tin_Ngay_Nghi_201606.$C$3:.$C$37]) + SUMPRODUCT([Thong_Tin_Ngay_Nghi_201607.$B$3:.$B$44]=[.$B46];[Thong_Tin_Ngay_Nghi_201607.$C$3:.$C$44]) + SUMPRODUCT([Thong_Tin_Ngay_Nghi_201608.$B$3:.$B$48]=[.$B46];[Thong_Tin_Ngay_Nghi_201608.$C$3:.$C$48])" office:value-type="float" office:value="12">
            <text:p>12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2">
            <text:p>2</text:p>
          </table:table-cell>
          <table:table-cell table:number-columns-repeated="2" table:style-name="ce45"/>
          <table:table-cell table:style-name="ce45" table:formula="of:=[.I46]+[.K46] +[.J46]" office:value-type="float" office:value="2">
            <text:p>2</text:p>
          </table:table-cell>
          <table:table-cell table:style-name="ce5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3">
          <table:table-cell table:number-columns-repeated="13"/>
        </table:table-row>
        <table:table-row table:style-name="ro2" table:number-rows-repeated="104851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79in" draw:caption-point-x="-0.2319in" draw:caption-point-y="0.3602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083in" draw:caption-point-x="-0.2402in" draw:caption-point-y="0.6098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102in" draw:caption-point-x="-0.2402in" draw:caption-point-y="0.6079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689in" draw:caption-point-x="-0.2335in" draw:caption-point-y="0.2969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791in" draw:caption-point-x="-0.2516in" draw:caption-point-y="0.2866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598in" draw:caption-point-x="-0.2402in" draw:caption-point-y="0.6059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31in" draw:caption-point-x="-0.2409in" draw:caption-point-y="0.1602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42in" draw:caption-point-x="-0.2319in" draw:caption-point-y="0.0969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42in" draw:caption-point-x="-0.2319in" draw:caption-point-y="0.0969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44in" draw:caption-point-x="-0.2409in" draw:caption-point-y="0.0866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31in" draw:caption-point-x="-0.2402in" draw:caption-point-y="0.6079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16in" draw:caption-point-x="-0.2402in" draw:caption-point-y="0.6094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2in" draw:caption-point-x="-0.2402in" draw:caption-point-y="0.6091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2in" draw:caption-point-x="-0.2402in" draw:caption-point-y="0.6091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71in" draw:caption-point-x="-0.2402in" draw:caption-point-y="0.6039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012in" draw:caption-point-x="-0.2402in" draw:caption-point-y="0.6075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8in" draw:caption-point-x="-0.237in" draw:caption-point-y="-0.1236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8in" draw:caption-point-x="-0.2409in" draw:caption-point-y="-0.1236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386in" draw:caption-point-x="-0.239in" draw:caption-point-y="-0.1866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492in" draw:caption-point-x="-0.2319in" draw:caption-point-y="-0.1972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386in" draw:caption-point-x="-0.239in" draw:caption-point-y="-0.1866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386in" draw:caption-point-x="-0.2425in" draw:caption-point-y="-0.1866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492in" draw:caption-point-x="-0.2461in" draw:caption-point-y="-0.1972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492in" draw:caption-point-x="-0.2516in" draw:caption-point-y="-0.1972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53in" draw:caption-point-x="-0.2402in" draw:caption-point-y="0.6067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811in" draw:caption-point-x="-0.2335in" draw:caption-point-y="-0.3339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ungPN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3.987in" draw:caption-point-x="-0.237in" draw:caption-point-y="-0.5445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Kien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MaiNT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NamTV</text:p>
          </table:table-cell>
          <table:table-cell table:style-name="ce56" table:formula="of:=SUM([.D18:.AH18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5.3083in" draw:caption-point-x="-0.2461in" draw:caption-point-y="-1.1224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3.5772in" draw:caption-point-x="-0.2402in" draw:caption-point-y="0.6087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hanNM</text:p>
          </table:table-cell>
          <table:table-cell table:style-name="ce56" table:formula="of:=SUM([.D19:.AH19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5.6925in" draw:caption-point-x="-0.239in" draw:caption-point-y="-1.2591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PhuongTH</text:p>
          </table:table-cell>
          <table:table-cell table:style-name="ce56" table:formula="of:=SUM([.D20:.AH20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0138in" draw:caption-point-x="-0.2335in" draw:caption-point-y="-1.3327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SonPX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ThaoDTH</text:p>
          </table:table-cell>
          <table:table-cell table:style-name="ce56" table:formula="of:=SUM([.D22:.AH22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6.8035in" draw:caption-point-x="-0.2461in" draw:caption-point-y="-1.6272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hamDT</text:p>
          </table:table-cell>
          <table:table-cell table:style-name="ce56" table:formula="of:=SUM([.D23:.AH23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inhT</text:p>
          </table:table-cell>
          <table:table-cell table:style-name="ce56" table:formula="of:=SUM([.D24:.AH24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7.3618in" draw:caption-point-x="-0.237in" draw:caption-point-y="-1.6902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ongDN</text:p>
          </table:table-cell>
          <table:table-cell table:style-name="ce56" table:formula="of:=SUM([.D25:.AH25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7.7567in" draw:caption-point-x="-0.2319in" draw:caption-point-y="-1.8374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7.7567in" draw:caption-point-x="-0.2425in" draw:caption-point-y="-1.8374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uyLTT</text:p>
          </table:table-cell>
          <table:table-cell table:style-name="ce56" table:formula="of:=SUM([.D26:.AH26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8.0677in" draw:caption-point-x="-0.2319in" draw:caption-point-y="-1.9004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8.078in" draw:caption-point-x="-0.2461in" draw:caption-point-y="-1.9106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oiDB</text:p>
          </table:table-cell>
          <table:table-cell table:style-name="ce56" table:formula="of:=SUM([.D27:.AH27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8.389in" draw:caption-point-x="-0.239in" draw:caption-point-y="-1.974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ruyenLVC</text:p>
          </table:table-cell>
          <table:table-cell table:style-name="ce56" table:formula="of:=SUM([.D28:.AH28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uanND</text:p>
          </table:table-cell>
          <table:table-cell table:style-name="ce56" table:formula="of:=SUM([.D29:.AH29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3" svg:width="1.1413in" svg:height="0.2634in" svg:x="15.202in" svg:y="6.302in" draw:caption-point-x="-0.2402in" draw:caption-point-y="0.6083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60" office:value-type="float" office:value="1">
            <office:annotation draw:style-name="gr7" draw:text-style-name="P3" svg:width="1.1413in" svg:height="0.2634in" svg:x="15.6587in" svg:y="6.302in" draw:caption-point-x="-0.2402in" draw:caption-point-y="0.6083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VietBA</text:p>
          </table:table-cell>
          <table:table-cell table:style-name="ce56" table:formula="of:=SUM([.D30:.AH30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9.2791in" draw:caption-point-x="-0.2445in" draw:caption-point-y="-2.1213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inhP</text:p>
          </table:table-cell>
          <table:table-cell table:style-name="ce56" table:formula="of:=SUM([.D31:.AH31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9.6634in" draw:caption-point-x="-0.237in" draw:caption-point-y="-2.2579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uNA</text:p>
          </table:table-cell>
          <table:table-cell table:style-name="ce56" table:formula="of:=SUM([.D32:.AH32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9.9106in" draw:caption-point-x="-0.237in" draw:caption-point-y="-2.2575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39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53in" draw:caption-point-x="-0.2402in" draw:caption-point-y="0.3752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53in" draw:caption-point-x="-0.2402in" draw:caption-point-y="0.3752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53in" draw:caption-point-x="-0.2402in" draw:caption-point-y="0.3752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53in" draw:caption-point-x="-0.2402in" draw:caption-point-y="0.3752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83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1in" draw:caption-point-x="-0.2402in" draw:caption-point-y="0.6071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38in" draw:caption-point-x="-0.2402in" draw:caption-point-y="0.6043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5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3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79in" draw:caption-point-x="-0.2402in" draw:caption-point-y="0.6055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12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12in" draw:caption-point-x="-0.2402in" draw:caption-point-y="0.6098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47in" draw:caption-point-x="-0.2402in" draw:caption-point-y="0.6063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47in" draw:caption-point-x="-0.2402in" draw:caption-point-y="0.6063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71in" draw:caption-point-x="-0.2402in" draw:caption-point-y="0.6039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098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098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098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0988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0988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0988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0988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2in" draw:caption-point-x="-0.2402in" draw:caption-point-y="0.6067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53in" draw:caption-point-x="-0.2402in" draw:caption-point-y="0.6091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4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4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45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45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5984in" draw:caption-point-x="-0.2402in" draw:caption-point-y="0.6059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21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898in" draw:caption-point-x="-0.2402in" draw:caption-point-y="0.6098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09in" draw:caption-point-x="-0.2402in" draw:caption-point-y="0.6087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09in" draw:caption-point-x="-0.2402in" draw:caption-point-y="0.6087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5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5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5in" draw:caption-point-x="-0.2402in" draw:caption-point-y="0.6098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25in" draw:caption-point-x="-0.2402in" draw:caption-point-y="0.6024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27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71" table:formula="of:=SUM([.D16:.AF16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0807in" draw:caption-point-x="-0.2402in" draw:caption-point-y="0.6094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0819in" draw:caption-point-x="-0.2402in" draw:caption-point-y="0.6083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80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39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39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39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0862in" draw:caption-point-x="-0.2402in" draw:caption-point-y="0.6039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3283in" draw:caption-point-x="-0.2402in" draw:caption-point-y="0.6098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387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335in" draw:caption-point-x="-0.2402in" draw:caption-point-y="0.6031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71" table:formula="of:=SUM([.D18:.AF18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76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54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71" table:formula="of:=SUM([.D19:.AF19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3.8236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3.8268in" draw:caption-point-x="-0.2402in" draw:caption-point-y="0.6067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3.8303in" draw:caption-point-x="-0.2402in" draw:caption-point-y="0.6031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3.8287in" draw:caption-point-x="-0.2402in" draw:caption-point-y="0.6047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71" table:formula="of:=SUM([.D20:.AF20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0717in" draw:caption-point-x="-0.2402in" draw:caption-point-y="0.6094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0717in" draw:caption-point-x="-0.2402in" draw:caption-point-y="0.6094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071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071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71" table:formula="of:=SUM([.D21:.AF21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318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318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4.318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3189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4.3228in" draw:caption-point-x="-0.2402in" draw:caption-point-y="0.6059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71" table:formula="of:=SUM([.D22:.AF22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5665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4.5677in" draw:caption-point-x="-0.2402in" draw:caption-point-y="0.6087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4.5677in" draw:caption-point-x="-0.2402in" draw:caption-point-y="0.6087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haoDTH</text:p>
          </table:table-cell>
          <table:table-cell table:style-name="ce71" table:formula="of:=SUM([.D23:.AF23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8142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mDT</text:p>
          </table:table-cell>
          <table:table-cell table:style-name="ce71" table:formula="of:=SUM([.D24:.AF24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061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5.0705in" draw:caption-point-x="-0.2402in" draw:caption-point-y="0.6012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inhT</text:p>
          </table:table-cell>
          <table:table-cell table:style-name="ce71" table:formula="of:=SUM([.D25:.AF25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3094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3689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3689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ongDN</text:p>
          </table:table-cell>
          <table:table-cell table:style-name="ce71" table:formula="of:=SUM([.D26:.AF26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5.5575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5.5583in" draw:caption-point-x="-0.2402in" draw:caption-point-y="0.6091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5.5606in" draw:caption-point-x="-0.2402in" draw:caption-point-y="0.6067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71" table:formula="of:=SUM([.D27:.AF27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5.8067in" draw:caption-point-x="-0.2402in" draw:caption-point-y="0.6083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oiDB</text:p>
          </table:table-cell>
          <table:table-cell table:style-name="ce71" table:formula="of:=SUM([.D28:.AF28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052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1122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ruyenLVC</text:p>
          </table:table-cell>
          <table:table-cell table:style-name="ce71" table:formula="of:=SUM([.D29:.AF29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uanND</text:p>
          </table:table-cell>
          <table:table-cell table:style-name="ce71" table:formula="of:=SUM([.D30:.AF30])" office:value-type="float" office:value="4">
            <text:p>4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6.548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6.548in" draw:caption-point-x="-0.2402in" draw:caption-point-y="0.6098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6.548in" draw:caption-point-x="-0.2402in" draw:caption-point-y="0.6098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54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548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6.548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6.548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6.5508in" draw:caption-point-x="-0.2402in" draw:caption-point-y="0.6071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6.5508in" draw:caption-point-x="-0.2402in" draw:caption-point-y="0.6071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71" table:formula="of:=SUM([.D31:.AF31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6.7957in" draw:caption-point-x="-0.2402in" draw:caption-point-y="0.6098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71" table:formula="of:=SUM([.D32:.AF32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043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0433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102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7.102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7.1028in" draw:caption-point-x="-0.2402in" draw:caption-point-y="0.550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uNA</text:p>
          </table:table-cell>
          <table:table-cell table:style-name="ce71" table:formula="of:=SUM([.D33:.AF33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2909in" draw:caption-point-x="-0.2402in" draw:caption-point-y="0.609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8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004in" draw:caption-point-x="-0.2402in" draw:caption-point-y="0.6177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47in" draw:caption-point-x="-0.2402in" draw:caption-point-y="0.6134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63in" draw:caption-point-x="-0.2402in" draw:caption-point-y="0.6118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26in" draw:caption-point-x="-0.2402in" draw:caption-point-y="0.6055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76in" draw:caption-point-x="-0.2402in" draw:caption-point-y="0.6181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67in" draw:caption-point-x="-0.2402in" draw:caption-point-y="0.6091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61in" draw:caption-point-x="-0.2402in" draw:caption-point-y="0.6173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2in" draw:caption-point-x="-0.2402in" draw:caption-point-y="0.6114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29in" draw:caption-point-x="-0.2402in" draw:caption-point-y="0.6181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45in" draw:caption-point-x="-0.2402in" draw:caption-point-y="0.6165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57in" draw:caption-point-x="-0.2402in" draw:caption-point-y="0.6154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61in" draw:caption-point-x="-0.2402in" draw:caption-point-y="0.615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51in" draw:caption-point-x="-0.2402in" draw:caption-point-y="0.5559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496in" draw:caption-point-x="-0.2402in" draw:caption-point-y="0.6114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79in" draw:caption-point-x="-0.2402in" draw:caption-point-y="0.6031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33in" draw:caption-point-x="-0.2402in" draw:caption-point-y="0.6154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58in" draw:caption-point-x="-0.2402in" draw:caption-point-y="0.6185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17in" draw:caption-point-x="-0.2402in" draw:caption-point-y="0.6126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33in" draw:caption-point-x="-0.2402in" draw:caption-point-y="0.6087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811in" draw:caption-point-x="-0.2402in" draw:caption-point-y="0.6185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43in" draw:caption-point-x="-0.2402in" draw:caption-point-y="0.6154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82in" draw:caption-point-x="-0.2402in" draw:caption-point-y="0.6114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8in" draw:caption-point-x="-0.2402in" draw:caption-point-y="0.6169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83in" draw:caption-point-x="-0.2402in" draw:caption-point-y="0.6165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795in" draw:caption-point-x="-0.2402in" draw:caption-point-y="0.6154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35in" draw:caption-point-x="-0.2402in" draw:caption-point-y="0.6114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58in" draw:caption-point-x="-0.2402in" draw:caption-point-y="0.6091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886in" draw:caption-point-x="-0.2402in" draw:caption-point-y="0.6063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84" table:formula="of:=SUM([.D15:.AH1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2.8307in" draw:caption-point-x="-0.2402in" draw:caption-point-y="0.6118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2.8335in" draw:caption-point-x="-0.2402in" draw:caption-point-y="0.6091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0787in" draw:caption-point-x="-0.2402in" draw:caption-point-y="0.6114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3.5709in" draw:caption-point-x="-0.2402in" draw:caption-point-y="0.615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84" table:formula="of:=SUM([.D19:.AH19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3.8201in" draw:caption-point-x="-0.2402in" draw:caption-point-y="0.6134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3.8217in" draw:caption-point-x="-0.2402in" draw:caption-point-y="0.6118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3.826in" draw:caption-point-x="-0.2402in" draw:caption-point-y="0.6075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84" table:formula="of:=SUM([.D20:.AH20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0642in" draw:caption-point-x="-0.2402in" draw:caption-point-y="0.6169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0713in" draw:caption-point-x="-0.2402in" draw:caption-point-y="0.6098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0705in" draw:caption-point-x="-0.2402in" draw:caption-point-y="0.6106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0717in" draw:caption-point-x="-0.2402in" draw:caption-point-y="0.6094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0752in" draw:caption-point-x="-0.2402in" draw:caption-point-y="0.6059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84" table:formula="of:=SUM([.D21:.AH2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4.3213in" draw:caption-point-x="-0.2402in" draw:caption-point-y="0.6075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84" table:formula="of:=SUM([.D22:.AH2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565in" draw:caption-point-x="-0.2402in" draw:caption-point-y="0.6114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84" table:formula="of:=SUM([.D24:.AH2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5.0567in" draw:caption-point-x="-0.2402in" draw:caption-point-y="0.615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84" table:formula="of:=SUM([.D25:.AH25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5.3028in" draw:caption-point-x="-0.2402in" draw:caption-point-y="0.6165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5.3067in" draw:caption-point-x="-0.2402in" draw:caption-point-y="0.6126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5.3079in" draw:caption-point-x="-0.2402in" draw:caption-point-y="0.6114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84" table:formula="of:=SUM([.D26:.AH26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5.5524in" draw:caption-point-x="-0.2402in" draw:caption-point-y="0.615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5.5626in" draw:caption-point-x="-0.2402in" draw:caption-point-y="0.6047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84" table:formula="of:=SUM([.D27:.AH27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5.8031in" draw:caption-point-x="-0.2402in" draw:caption-point-y="0.6118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5.8055in" draw:caption-point-x="-0.2402in" draw:caption-point-y="0.6094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84" table:formula="of:=SUM([.D28:.AH28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6.0445in" draw:caption-point-x="-0.2402in" draw:caption-point-y="0.6181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6.0472in" draw:caption-point-x="-0.2402in" draw:caption-point-y="0.6154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6.0484in" draw:caption-point-x="-0.2402in" draw:caption-point-y="0.6142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0508in" draw:caption-point-x="-0.2402in" draw:caption-point-y="0.6118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6.0535in" draw:caption-point-x="-0.2402in" draw:caption-point-y="0.6091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84" table:formula="of:=SUM([.D29:.AH29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6.2937in" draw:caption-point-x="-0.2402in" draw:caption-point-y="0.6165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6.2969in" draw:caption-point-x="-0.2402in" draw:caption-point-y="0.6134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3047in" draw:caption-point-x="-0.2402in" draw:caption-point-y="0.6055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84" table:formula="of:=SUM([.D30:.AH30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6.5386in" draw:caption-point-x="-0.2402in" draw:caption-point-y="0.6193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5524in" draw:caption-point-x="-0.2402in" draw:caption-point-y="0.6055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uanND</text:p>
          </table:table-cell>
          <table:table-cell table:style-name="ce84" table:formula="of:=SUM([.D31:.AH31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6358in" svg:y="6.7929in" draw:caption-point-x="-0.2402in" draw:caption-point-y="0.6126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etBA</text:p>
          </table:table-cell>
          <table:table-cell table:style-name="ce84" table:formula="of:=SUM([.D32:.AH32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7.0476in" draw:caption-point-x="-0.2402in" draw:caption-point-y="0.6055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nhP</text:p>
          </table:table-cell>
          <table:table-cell table:style-name="ce84" table:formula="of:=SUM([.D33:.AH33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7.2925in" draw:caption-point-x="-0.2402in" draw:caption-point-y="0.6083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uNA</text:p>
          </table:table-cell>
          <table:table-cell table:style-name="ce84" table:formula="of:=SUM([.D34:.AH34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7.5409in" draw:caption-point-x="-0.2402in" draw:caption-point-y="0.6075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37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2in" draw:caption-point-x="-0.2402in" draw:caption-point-y="0.6161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22in" draw:caption-point-x="-0.2402in" draw:caption-point-y="0.6059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34in" draw:caption-point-x="-0.2402in" draw:caption-point-y="0.6047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31in" draw:caption-point-x="-0.2402in" draw:caption-point-y="0.6126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51in" draw:caption-point-x="-0.2402in" draw:caption-point-y="0.6106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31in" draw:caption-point-x="-0.2402in" draw:caption-point-y="0.6126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73in" draw:caption-point-x="-0.2402in" draw:caption-point-y="0.5484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69in" draw:caption-point-x="-0.2402in" draw:caption-point-y="0.6165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72in" draw:caption-point-x="-0.2402in" draw:caption-point-y="0.6161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71in" draw:caption-point-x="-0.2402in" draw:caption-point-y="0.6063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079in" draw:caption-point-x="-0.2402in" draw:caption-point-y="0.6055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49in" draw:caption-point-x="-0.2402in" draw:caption-point-y="0.6161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61in" draw:caption-point-x="-0.2402in" draw:caption-point-y="0.615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61in" draw:caption-point-x="-0.2402in" draw:caption-point-y="0.615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43in" draw:caption-point-x="-0.2402in" draw:caption-point-y="0.6067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61in" draw:caption-point-x="-0.2402in" draw:caption-point-y="0.615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75in" draw:caption-point-x="-0.2402in" draw:caption-point-y="0.6035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25in" draw:caption-point-x="-0.2402in" draw:caption-point-y="0.6161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69in" draw:caption-point-x="-0.2402in" draw:caption-point-y="0.6118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25in" draw:caption-point-x="-0.2402in" draw:caption-point-y="0.6161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1016in" draw:caption-point-x="-0.2402in" draw:caption-point-y="0.607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417in" draw:caption-point-x="-0.2402in" draw:caption-point-y="0.615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508in" draw:caption-point-x="-0.2402in" draw:caption-point-y="0.6059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58in" draw:caption-point-x="-0.2402in" draw:caption-point-y="0.6161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402in" draw:caption-point-x="-0.2402in" draw:caption-point-y="0.6118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402in" draw:caption-point-x="-0.2402in" draw:caption-point-y="0.6118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61in" draw:caption-point-x="-0.2402in" draw:caption-point-y="0.6059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909in" draw:caption-point-x="-0.2402in" draw:caption-point-y="0.6087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8299in" draw:caption-point-x="-0.2402in" draw:caption-point-y="0.6126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2.835in" draw:caption-point-x="-0.2402in" draw:caption-point-y="0.6075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2.8358in" draw:caption-point-x="-0.2402in" draw:caption-point-y="0.6067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2.837in" draw:caption-point-x="-0.2402in" draw:caption-point-y="0.6055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378in" draw:caption-point-x="-0.2402in" draw:caption-point-y="0.6047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97" table:formula="of:=SUM([.D16:.AG1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0835in" draw:caption-point-x="-0.2402in" draw:caption-point-y="0.6067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0874in" draw:caption-point-x="-0.2402in" draw:caption-point-y="0.6028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3.5787in" draw:caption-point-x="-0.2402in" draw:caption-point-y="0.607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97" table:formula="of:=SUM([.D19:.AG1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3.8201in" draw:caption-point-x="-0.2402in" draw:caption-point-y="0.6134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97" table:formula="of:=SUM([.D20:.AG2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0701in" draw:caption-point-x="-0.2402in" draw:caption-point-y="0.611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074in" draw:caption-point-x="-0.2402in" draw:caption-point-y="0.6071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97" table:formula="of:=SUM([.D21:.AG2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4.322in" draw:caption-point-x="-0.2402in" draw:caption-point-y="0.6067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97" table:formula="of:=SUM([.D22:.AG22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4.5598in" draw:caption-point-x="-0.2402in" draw:caption-point-y="0.6165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5606in" draw:caption-point-x="-0.2402in" draw:caption-point-y="0.6157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4.5606in" draw:caption-point-x="-0.2402in" draw:caption-point-y="0.6157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4.5606in" draw:caption-point-x="-0.2402in" draw:caption-point-y="0.6157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97" table:formula="of:=SUM([.D23:.AG23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4.8091in" draw:caption-point-x="-0.2402in" draw:caption-point-y="0.615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4.8087in" draw:caption-point-x="-0.2402in" draw:caption-point-y="0.6154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4.8087in" draw:caption-point-x="-0.2402in" draw:caption-point-y="0.6154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97" table:formula="of:=SUM([.D24:.AG2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0598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0598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97" table:formula="of:=SUM([.D25:.AG2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5.3039in" draw:caption-point-x="-0.2402in" draw:caption-point-y="0.6154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97" table:formula="of:=SUM([.D26:.AG26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5508in" draw:caption-point-x="-0.2402in" draw:caption-point-y="0.6165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5.5547in" draw:caption-point-x="-0.2402in" draw:caption-point-y="0.6126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5.5618in" draw:caption-point-x="-0.2402in" draw:caption-point-y="0.6055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97" table:formula="of:=SUM([.D27:.AG27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5.7988in" draw:caption-point-x="-0.2402in" draw:caption-point-y="0.6161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5.8031in" draw:caption-point-x="-0.2402in" draw:caption-point-y="0.6118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5.8043in" draw:caption-point-x="-0.2402in" draw:caption-point-y="0.6106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7768in" svg:y="5.8031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8031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5.8083in" draw:caption-point-x="-0.2402in" draw:caption-point-y="0.6067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5.8102in" draw:caption-point-x="-0.2402in" draw:caption-point-y="0.6047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97" table:formula="of:=SUM([.D28:.AG28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6.0461in" draw:caption-point-x="-0.2402in" draw:caption-point-y="0.6165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6.0543in" draw:caption-point-x="-0.2402in" draw:caption-point-y="0.6083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6.0547in" draw:caption-point-x="-0.2402in" draw:caption-point-y="0.6079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1142in" draw:caption-point-x="-0.2402in" draw:caption-point-y="0.5484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97" table:formula="of:=SUM([.D29:.AG29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6.2941in" draw:caption-point-x="-0.2402in" draw:caption-point-y="0.6161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9.2661in" svg:y="6.2988in" draw:caption-point-x="-0.2402in" draw:caption-point-y="0.6114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6.3035in" draw:caption-point-x="-0.2402in" draw:caption-point-y="0.6067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3043in" draw:caption-point-x="-0.2402in" draw:caption-point-y="0.6059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3055in" draw:caption-point-x="-0.2402in" draw:caption-point-y="0.6047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97" table:formula="of:=SUM([.D30:.AG30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6.5421in" draw:caption-point-x="-0.2402in" draw:caption-point-y="0.6157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5461in" draw:caption-point-x="-0.2402in" draw:caption-point-y="0.6118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uanND</text:p>
          </table:table-cell>
          <table:table-cell table:style-name="ce97" table:formula="of:=SUM([.D31:.AG3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9287in" svg:y="6.7909in" draw:caption-point-x="-0.2402in" draw:caption-point-y="0.6146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5.3854in" svg:y="6.7909in" draw:caption-point-x="-0.2402in" draw:caption-point-y="0.6146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6.7949in" draw:caption-point-x="-0.2402in" draw:caption-point-y="0.6106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8008in" draw:caption-point-x="-0.2402in" draw:caption-point-y="0.6047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etBA</text:p>
          </table:table-cell>
          <table:table-cell table:style-name="ce97" table:formula="of:=SUM([.D32:.AG3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7.0465in" draw:caption-point-x="-0.2402in" draw:caption-point-y="0.6067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nhP</text:p>
          </table:table-cell>
          <table:table-cell table:style-name="ce97" table:formula="of:=SUM([.D33:.AG3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uNA</text:p>
          </table:table-cell>
          <table:table-cell table:style-name="ce97" table:formula="of:=SUM([.D34:.AG34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3902in" svg:x="15.6587in" svg:y="7.5437in" draw:caption-point-x="-0.2402in" draw:caption-point-y="0.6047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37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016in" draw:caption-point-x="-0.2402in" draw:caption-point-y="0.6165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24in" draw:caption-point-x="-0.2402in" draw:caption-point-y="0.6157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31in" draw:caption-point-x="-0.2402in" draw:caption-point-y="0.61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079in" draw:caption-point-x="-0.2402in" draw:caption-point-y="0.6102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488in" draw:caption-point-x="-0.2402in" draw:caption-point-y="0.6169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5in" draw:caption-point-x="-0.2402in" draw:caption-point-y="0.6157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496in" draw:caption-point-x="-0.2402in" draw:caption-point-y="0.6161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24in" draw:caption-point-x="-0.2402in" draw:caption-point-y="0.6134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26in" draw:caption-point-x="-0.2402in" draw:caption-point-y="0.6031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106in" draw:caption-point-x="-0.2402in" draw:caption-point-y="0.6028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49in" draw:caption-point-x="-0.2402in" draw:caption-point-y="0.6161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61in" draw:caption-point-x="-0.2402in" draw:caption-point-y="0.61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476in" draw:caption-point-x="-0.2402in" draw:caption-point-y="0.6134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41in" draw:caption-point-x="-0.2402in" draw:caption-point-y="0.614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41in" draw:caption-point-x="-0.2402in" draw:caption-point-y="0.614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41in" draw:caption-point-x="-0.2402in" draw:caption-point-y="0.6146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25in" draw:caption-point-x="-0.2402in" draw:caption-point-y="0.6142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516in" draw:caption-point-x="-0.2402in" draw:caption-point-y="0.6051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909in" draw:caption-point-x="-0.2402in" draw:caption-point-y="0.6134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5996in" draw:caption-point-x="-0.2402in" draw:caption-point-y="0.6047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62in" draw:caption-point-x="-0.2402in" draw:caption-point-y="0.6157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7in" draw:caption-point-x="-0.2402in" draw:caption-point-y="0.615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417in" draw:caption-point-x="-0.2402in" draw:caption-point-y="0.6102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61in" draw:caption-point-x="-0.2402in" draw:caption-point-y="0.6059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823in" draw:caption-point-x="-0.2402in" draw:caption-point-y="0.6173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39in" draw:caption-point-x="-0.2402in" draw:caption-point-y="0.6157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46in" draw:caption-point-x="-0.2402in" draw:caption-point-y="0.61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54in" draw:caption-point-x="-0.2402in" draw:caption-point-y="0.6142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74in" draw:caption-point-x="-0.2402in" draw:caption-point-y="0.6122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29in" draw:caption-point-x="-0.2402in" draw:caption-point-y="0.6067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53in" draw:caption-point-x="-0.2402in" draw:caption-point-y="0.6043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76in" draw:caption-point-x="-0.2402in" draw:caption-point-y="0.6173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783in" draw:caption-point-x="-0.2402in" draw:caption-point-y="0.6165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35in" draw:caption-point-x="-0.2402in" draw:caption-point-y="0.6114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39in" draw:caption-point-x="-0.2402in" draw:caption-point-y="0.611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10" table:formula="of:=SUM([.D15:.AH1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8268in" draw:caption-point-x="-0.2402in" draw:caption-point-y="0.6157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8276in" draw:caption-point-x="-0.2402in" draw:caption-point-y="0.615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2.8378in" draw:caption-point-x="-0.2402in" draw:caption-point-y="0.6047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2.8382in" draw:caption-point-x="-0.2402in" draw:caption-point-y="0.6043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2.8402in" draw:caption-point-x="-0.2402in" draw:caption-point-y="0.6024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10" table:formula="of:=SUM([.D16:.AH16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0783in" draw:caption-point-x="-0.2402in" draw:caption-point-y="0.6118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110" table:formula="of:=SUM([.D17:.AH17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3272in" draw:caption-point-x="-0.2402in" draw:caption-point-y="0.611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110" table:formula="of:=SUM([.D18:.AH1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3.576in" draw:caption-point-x="-0.2402in" draw:caption-point-y="0.6098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5815in" draw:caption-point-x="-0.2402in" draw:caption-point-y="0.6043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110" table:formula="of:=SUM([.D19:.AH1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3.8185in" draw:caption-point-x="-0.2402in" draw:caption-point-y="0.615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3.8307in" draw:caption-point-x="-0.2402in" draw:caption-point-y="0.602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110" table:formula="of:=SUM([.D20:.AH20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0677in" draw:caption-point-x="-0.2402in" draw:caption-point-y="0.6134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065in" draw:caption-point-x="-0.2402in" draw:caption-point-y="0.6161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076in" draw:caption-point-x="-0.2402in" draw:caption-point-y="0.6051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110" table:formula="of:=SUM([.D21:.AH21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4.3118in" draw:caption-point-x="-0.2402in" draw:caption-point-y="0.6169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4.3217in" draw:caption-point-x="-0.2402in" draw:caption-point-y="0.6071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4.324in" draw:caption-point-x="-0.2402in" draw:caption-point-y="0.6047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4.326in" draw:caption-point-x="-0.2402in" draw:caption-point-y="0.6028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110" table:formula="of:=SUM([.D22:.AH22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TienND</text:p>
          </table:table-cell>
          <table:table-cell table:style-name="ce110" table:formula="of:=SUM([.D23:.AH2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110" table:formula="of:=SUM([.D24:.AH24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5.0571in" draw:caption-point-x="-0.2402in" draw:caption-point-y="0.6146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0669in" draw:caption-point-x="-0.2402in" draw:caption-point-y="0.6047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5.0571in" draw:caption-point-x="-0.2402in" draw:caption-point-y="0.6146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0689in" draw:caption-point-x="-0.2402in" draw:caption-point-y="0.602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110" table:formula="of:=SUM([.D25:.AH2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110" table:formula="of:=SUM([.D26:.AH2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110" table:formula="of:=SUM([.D27:.AH27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5.7976in" draw:caption-point-x="-0.2402in" draw:caption-point-y="0.617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5.7976in" draw:caption-point-x="-0.2402in" draw:caption-point-y="0.617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5.7976in" draw:caption-point-x="-0.2402in" draw:caption-point-y="0.617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110" table:formula="of:=SUM([.D28:.AH28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0453in" draw:caption-point-x="-0.2402in" draw:caption-point-y="0.6173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0469in" draw:caption-point-x="-0.2402in" draw:caption-point-y="0.6157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6.0465in" draw:caption-point-x="-0.2402in" draw:caption-point-y="0.6161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0535in" draw:caption-point-x="-0.2402in" draw:caption-point-y="0.6091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110" table:formula="of:=SUM([.D29:.AH2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2953in" draw:caption-point-x="-0.2402in" draw:caption-point-y="0.615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2961in" draw:caption-point-x="-0.2402in" draw:caption-point-y="0.6142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6.2992in" draw:caption-point-x="-0.2402in" draw:caption-point-y="0.611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0925in" svg:y="6.3012in" draw:caption-point-x="-0.2402in" draw:caption-point-y="0.6091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3055in" draw:caption-point-x="-0.2402in" draw:caption-point-y="0.6047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6.3079in" draw:caption-point-x="-0.2402in" draw:caption-point-y="0.6024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110" table:formula="of:=SUM([.D30:.AH30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6.5421in" draw:caption-point-x="-0.2402in" draw:caption-point-y="0.6157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5437in" draw:caption-point-x="-0.2402in" draw:caption-point-y="0.6142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5437in" draw:caption-point-x="-0.2402in" draw:caption-point-y="0.614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5437in" draw:caption-point-x="-0.2402in" draw:caption-point-y="0.614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6.5437in" draw:caption-point-x="-0.2402in" draw:caption-point-y="0.6142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6.5476in" draw:caption-point-x="-0.2402in" draw:caption-point-y="0.6102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6.548in" draw:caption-point-x="-0.2402in" draw:caption-point-y="0.6098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6.548in" draw:caption-point-x="-0.2402in" draw:caption-point-y="0.6098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6.552in" draw:caption-point-x="-0.2402in" draw:caption-point-y="0.6059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6.5531in" draw:caption-point-x="-0.2402in" draw:caption-point-y="0.6047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6.5531in" draw:caption-point-x="-0.2402in" draw:caption-point-y="0.6047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uanND</text:p>
          </table:table-cell>
          <table:table-cell table:style-name="ce110" table:formula="of:=SUM([.D31:.AH31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7913in" draw:caption-point-x="-0.2402in" draw:caption-point-y="0.6142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6.7949in" draw:caption-point-x="-0.2402in" draw:caption-point-y="0.6106in">
              <dc:date>2016-05-16T00:00:00</dc:date>
              <text:p text:style-name="P1"><text:span text:style-name="T1">Ngủ quên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11.0925in" svg:y="6.7976in" draw:caption-point-x="-0.2402in" draw:caption-point-y="0.6079in">
              <dc:date>2016-05-19T00:00:00</dc:date>
              <text:p text:style-name="P1"><text:span text:style-name="T1">Nghỉ sáng, đưa ng nhà đi khám bệnh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6.8028in" draw:caption-point-x="-0.2402in" draw:caption-point-y="0.602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VietBA</text:p>
          </table:table-cell>
          <table:table-cell table:style-name="ce110" table:formula="of:=SUM([.D32:.AH32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7.0421in" draw:caption-point-x="-0.2402in" draw:caption-point-y="0.611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7.0441in" draw:caption-point-x="-0.2402in" draw:caption-point-y="0.6091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7.0484in" draw:caption-point-x="-0.2402in" draw:caption-point-y="0.6047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0504in" draw:caption-point-x="-0.2402in" draw:caption-point-y="0.6028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nhP</text:p>
          </table:table-cell>
          <table:table-cell table:style-name="ce110" table:formula="of:=SUM([.D33:.AH3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uNA</text:p>
          </table:table-cell>
          <table:table-cell table:style-name="ce110" table:formula="of:=SUM([.D34:.AH34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7.5409in" draw:caption-point-x="-0.2402in" draw:caption-point-y="0.6075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37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47in" draw:caption-point-x="-0.2402in" draw:caption-point-y="0.6134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071in" draw:caption-point-x="-0.2402in" draw:caption-point-y="0.611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091in" draw:caption-point-x="-0.2402in" draw:caption-point-y="0.609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114in" draw:caption-point-x="-0.2402in" draw:caption-point-y="0.6067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46in" draw:caption-point-x="-0.2402in" draw:caption-point-y="0.6035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28in" draw:caption-point-x="-0.2402in" draw:caption-point-y="0.5453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181in" draw:caption-point-x="-0.2402in" draw:caption-point-y="0.6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185in" draw:caption-point-x="-0.2402in" draw:caption-point-y="0.5996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23" table:formula="of:=SUM([.D5:.AG5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3543in" draw:caption-point-x="-0.2402in" draw:caption-point-y="0.6114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3551in" draw:caption-point-x="-0.2402in" draw:caption-point-y="0.6106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3567in" draw:caption-point-x="-0.2402in" draw:caption-point-y="0.6091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3626in" draw:caption-point-x="-0.2402in" draw:caption-point-y="0.6031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363in" draw:caption-point-x="-0.2402in" draw:caption-point-y="0.6028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3657in" draw:caption-point-x="-0.2402in" draw:caption-point-y="0.6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3661in" draw:caption-point-x="-0.2402in" draw:caption-point-y="0.5996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6in" draw:caption-point-x="-0.2402in" draw:caption-point-y="0.6134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6079in" draw:caption-point-x="-0.2402in" draw:caption-point-y="0.6055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23" table:formula="of:=SUM([.D7:.AG7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0.8469in" draw:caption-point-x="-0.2402in" draw:caption-point-y="0.6142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0.8496in" draw:caption-point-x="-0.2402in" draw:caption-point-y="0.6114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0.85in" draw:caption-point-x="-0.2402in" draw:caption-point-y="0.611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852in" draw:caption-point-x="-0.2402in" draw:caption-point-y="0.6091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0.8614in" draw:caption-point-x="-0.2402in" draw:caption-point-y="0.5996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23" table:formula="of:=SUM([.D8:.AG8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0953in" draw:caption-point-x="-0.2402in" draw:caption-point-y="0.6134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1024in" draw:caption-point-x="-0.2402in" draw:caption-point-y="0.6063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1079in" draw:caption-point-x="-0.2402in" draw:caption-point-y="0.6008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23" table:formula="of:=SUM([.D9:.AG9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33in" draw:caption-point-x="-0.2402in" draw:caption-point-y="0.6134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3476in" draw:caption-point-x="-0.2402in" draw:caption-point-y="0.609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3551in" draw:caption-point-x="-0.2402in" draw:caption-point-y="0.6016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1.8472in" draw:caption-point-x="-0.2402in" draw:caption-point-y="0.6047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23" table:formula="of:=SUM([.D12:.AG12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0858in" draw:caption-point-x="-0.2402in" draw:caption-point-y="0.6138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0882in" draw:caption-point-x="-0.2402in" draw:caption-point-y="0.6114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0886in" draw:caption-point-x="-0.2402in" draw:caption-point-y="0.611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089in" draw:caption-point-x="-0.2402in" draw:caption-point-y="0.6106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0906in" draw:caption-point-x="-0.2402in" draw:caption-point-y="0.6091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0921in" draw:caption-point-x="-0.2402in" draw:caption-point-y="0.6075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0965in" draw:caption-point-x="-0.2402in" draw:caption-point-y="0.6031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1008in" draw:caption-point-x="-0.2402in" draw:caption-point-y="0.598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1008in" draw:caption-point-x="-0.2402in" draw:caption-point-y="0.598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1008in" draw:caption-point-x="-0.2402in" draw:caption-point-y="0.598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1008in" draw:caption-point-x="-0.2402in" draw:caption-point-y="0.598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1008in" draw:caption-point-x="-0.2402in" draw:caption-point-y="0.5988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23" table:formula="of:=SUM([.D13:.AG1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23" table:formula="of:=SUM([.D14:.AG1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5827in" draw:caption-point-x="-0.2402in" draw:caption-point-y="0.612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5839in" draw:caption-point-x="-0.2402in" draw:caption-point-y="0.611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5858in" draw:caption-point-x="-0.2402in" draw:caption-point-y="0.6091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5858in" draw:caption-point-x="-0.2402in" draw:caption-point-y="0.6091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5921in" draw:caption-point-x="-0.2402in" draw:caption-point-y="0.6028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5933in" draw:caption-point-x="-0.2402in" draw:caption-point-y="0.6016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5945in" draw:caption-point-x="-0.2402in" draw:caption-point-y="0.6004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5957in" draw:caption-point-x="-0.2402in" draw:caption-point-y="0.5992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23" table:formula="of:=SUM([.D15:.AG15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2.8287in" draw:caption-point-x="-0.2402in" draw:caption-point-y="0.6138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315in" draw:caption-point-x="-0.2402in" draw:caption-point-y="0.611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2.8374in" draw:caption-point-x="-0.2402in" draw:caption-point-y="0.6051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23" table:formula="of:=SUM([.D16:.AG1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3.3319in" draw:caption-point-x="-0.2402in" draw:caption-point-y="0.6063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23" table:formula="of:=SUM([.D18:.AG18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3.5843in" draw:caption-point-x="-0.2402in" draw:caption-point-y="0.6016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123" table:formula="of:=SUM([.D19:.AG19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3.8323in" draw:caption-point-x="-0.2402in" draw:caption-point-y="0.6012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123" table:formula="of:=SUM([.D20:.AG20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4.0673in" draw:caption-point-x="-0.2402in" draw:caption-point-y="0.6138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4.0689in" draw:caption-point-x="-0.2402in" draw:caption-point-y="0.6122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4.074in" draw:caption-point-x="-0.2402in" draw:caption-point-y="0.6071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4.0776in" draw:caption-point-x="-0.2402in" draw:caption-point-y="0.6035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hanHTH</text:p>
          </table:table-cell>
          <table:table-cell table:style-name="ce123" table:formula="of:=SUM([.D21:.AG21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123" table:formula="of:=SUM([.D22:.AG2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123" table:formula="of:=SUM([.D23:.AG23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4.815in" draw:caption-point-x="-0.2402in" draw:caption-point-y="0.6091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4.8181in" draw:caption-point-x="-0.2402in" draw:caption-point-y="0.6059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4.8197in" draw:caption-point-x="-0.2402in" draw:caption-point-y="0.6043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4.8205in" draw:caption-point-x="-0.2402in" draw:caption-point-y="0.6035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123" table:formula="of:=SUM([.D24:.AG24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5.0634in" draw:caption-point-x="-0.2402in" draw:caption-point-y="0.6083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ienND</text:p>
          </table:table-cell>
          <table:table-cell table:style-name="ce123" table:formula="of:=SUM([.D25:.AG2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5.3094in" draw:caption-point-x="-0.2402in" draw:caption-point-y="0.6098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123" table:formula="of:=SUM([.D26:.AG26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5.5551in" draw:caption-point-x="-0.2402in" draw:caption-point-y="0.612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5.5583in" draw:caption-point-x="-0.2402in" draw:caption-point-y="0.609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5.5673in" draw:caption-point-x="-0.2402in" draw:caption-point-y="0.6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123" table:formula="of:=SUM([.D27:.AG27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5.8043in" draw:caption-point-x="-0.2402in" draw:caption-point-y="0.6106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5.8059in" draw:caption-point-x="-0.2402in" draw:caption-point-y="0.6091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123" table:formula="of:=SUM([.D28:.AG28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6.0547in" draw:caption-point-x="-0.2402in" draw:caption-point-y="0.6079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6.0598in" draw:caption-point-x="-0.2402in" draw:caption-point-y="0.6028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ongDN</text:p>
          </table:table-cell>
          <table:table-cell table:style-name="ce123" table:formula="of:=SUM([.D29:.AG29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298in" draw:caption-point-x="-0.2402in" draw:caption-point-y="0.612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2988in" draw:caption-point-x="-0.2402in" draw:caption-point-y="0.6114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6.3012in" draw:caption-point-x="-0.2402in" draw:caption-point-y="0.609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3039in" draw:caption-point-x="-0.2402in" draw:caption-point-y="0.6063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6.3051in" draw:caption-point-x="-0.2402in" draw:caption-point-y="0.6051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2.9189in" svg:y="6.3071in" draw:caption-point-x="-0.2402in" draw:caption-point-y="0.6031in">
              <dc:date>2016-06-23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3087in" draw:caption-point-x="-0.2402in" draw:caption-point-y="0.6016in">
              <dc:date>2016-06-27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6.3102in" draw:caption-point-x="-0.2402in" draw:caption-point-y="0.6in">
              <dc:date>2016-06-2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3106in" draw:caption-point-x="-0.2402in" draw:caption-point-y="0.5996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uyLTT</text:p>
          </table:table-cell>
          <table:table-cell table:style-name="ce123" table:formula="of:=SUM([.D30:.AG30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6.5441in" draw:caption-point-x="-0.2402in" draw:caption-point-y="0.6138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6.5441in" draw:caption-point-x="-0.2402in" draw:caption-point-y="0.6138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5457in" draw:caption-point-x="-0.2402in" draw:caption-point-y="0.6122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5465in" draw:caption-point-x="-0.2402in" draw:caption-point-y="0.6114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6.5469in" draw:caption-point-x="-0.2402in" draw:caption-point-y="0.611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5472in" draw:caption-point-x="-0.2402in" draw:caption-point-y="0.6106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6.5488in" draw:caption-point-x="-0.2402in" draw:caption-point-y="0.6091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6.5492in" draw:caption-point-x="-0.2402in" draw:caption-point-y="0.6087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6.5531in" draw:caption-point-x="-0.2402in" draw:caption-point-y="0.6047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6.5563in" draw:caption-point-x="-0.2402in" draw:caption-point-y="0.6016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6.5531in" draw:caption-point-x="-0.2402in" draw:caption-point-y="0.6047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5583in" draw:caption-point-x="-0.2402in" draw:caption-point-y="0.5996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oiDB</text:p>
          </table:table-cell>
          <table:table-cell table:style-name="ce123" table:formula="of:=SUM([.D31:.AG31])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6.7917in" draw:caption-point-x="-0.2402in" draw:caption-point-y="0.6138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4.9287in" svg:y="6.7933in" draw:caption-point-x="-0.2402in" draw:caption-point-y="0.6122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6.7941in" draw:caption-point-x="-0.2402in" draw:caption-point-y="0.6114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6.7965in" draw:caption-point-x="-0.2402in" draw:caption-point-y="0.6091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6.7992in" draw:caption-point-x="-0.2402in" draw:caption-point-y="0.6063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6.8008in" draw:caption-point-x="-0.2402in" draw:caption-point-y="0.6047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6.8028in" draw:caption-point-x="-0.2402in" draw:caption-point-y="0.6028in">
              <dc:date>2016-06-24T00:00:00</dc:date>
              <text:p text:style-name="P1"><text:span text:style-name="T1">Bị mệt, đau đầu, xin vào trễ, `9h15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6.8059in" draw:caption-point-x="-0.2402in" draw:caption-point-y="0.5996in">
              <dc:date>2016-06-30T00:00:00</dc:date>
              <text:p text:style-name="P1"><text:span text:style-name="T1">8h40 vả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123" table:formula="of:=SUM([.D32:.AG32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7.0504in" draw:caption-point-x="-0.2402in" draw:caption-point-y="0.6028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uanND</text:p>
          </table:table-cell>
          <table:table-cell table:style-name="ce123" table:formula="of:=SUM([.D33:.AG33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2886in" draw:caption-point-x="-0.2402in" draw:caption-point-y="0.6122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2894in" draw:caption-point-x="-0.2402in" draw:caption-point-y="0.6114in">
              <dc:date>2016-06-08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7.2898in" draw:caption-point-x="-0.2402in" draw:caption-point-y="0.611in">
              <dc:date>2016-06-09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7.2917in" draw:caption-point-x="-0.2402in" draw:caption-point-y="0.6091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7.2921in" draw:caption-point-x="-0.2402in" draw:caption-point-y="0.6087in">
              <dc:date>2016-06-15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7.2957in" draw:caption-point-x="-0.2402in" draw:caption-point-y="0.6051in">
              <dc:date>2016-06-20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7.2961in" draw:caption-point-x="-0.2402in" draw:caption-point-y="0.6047in">
              <dc:date>2016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7.2992in" draw:caption-point-x="-0.2402in" draw:caption-point-y="0.6016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etBA</text:p>
          </table:table-cell>
          <table:table-cell table:style-name="ce123" table:formula="of:=SUM([.D34:.AG34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7.5378in" draw:caption-point-x="-0.2402in" draw:caption-point-y="0.6106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7.5394in" draw:caption-point-x="-0.2402in" draw:caption-point-y="0.6091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7.5394in" draw:caption-point-x="-0.2402in" draw:caption-point-y="0.6091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5429in" draw:caption-point-x="-0.2402in" draw:caption-point-y="0.6055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7.5469in" draw:caption-point-x="-0.2402in" draw:caption-point-y="0.6016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7.5484in" draw:caption-point-x="-0.2402in" draw:caption-point-y="0.6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inhP</text:p>
          </table:table-cell>
          <table:table-cell table:style-name="ce123" table:formula="of:=SUM([.D35:.AG35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7.7874in" draw:caption-point-x="-0.2402in" draw:caption-point-y="0.609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7.7874in" draw:caption-point-x="-0.2402in" draw:caption-point-y="0.609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7.7874in" draw:caption-point-x="-0.2402in" draw:caption-point-y="0.6091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uNA</text:p>
          </table:table-cell>
          <table:table-cell table:style-name="ce123" table:formula="of:=SUM([.D36:.AG36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35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138" table:formula="of:=[.AG2]+1" office:value-type="date" office:date-value="2016-07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H4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079in" draw:caption-point-x="-0.2402in" draw:caption-point-y="0.6102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083in" draw:caption-point-x="-0.2402in" draw:caption-point-y="0.6098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0.1134in" draw:caption-point-x="-0.2402in" draw:caption-point-y="0.6047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0.1142in" draw:caption-point-x="-0.2402in" draw:caption-point-y="0.6039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0.1157in" draw:caption-point-x="-0.2402in" draw:caption-point-y="0.6024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12.0059in" svg:y="0.1161in" draw:caption-point-x="-0.2402in" draw:caption-point-y="0.602in">
              <dc:date>2016-07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202in" svg:y="0.1193in" draw:caption-point-x="-0.2402in" draw:caption-point-y="0.5988in">
              <dc:date>2016-07-28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36" table:formula="of:=SUM([.D5:.AH5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3539in" draw:caption-point-x="-0.2402in" draw:caption-point-y="0.6118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3583in" draw:caption-point-x="-0.2402in" draw:caption-point-y="0.6075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0.3618in" draw:caption-point-x="-0.2402in" draw:caption-point-y="0.6039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3677in" draw:caption-point-x="-0.2402in" draw:caption-point-y="0.59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36" table:formula="of:=SUM([.D6:.AH6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6004in" draw:caption-point-x="-0.2402in" draw:caption-point-y="0.613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36" table:formula="of:=SUM([.D7:.AH7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0.848in" draw:caption-point-x="-0.2402in" draw:caption-point-y="0.613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0.8512in" draw:caption-point-x="-0.2402in" draw:caption-point-y="0.6098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9.2661in" svg:y="0.8583in" draw:caption-point-x="-0.2402in" draw:caption-point-y="0.6028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0.8602in" draw:caption-point-x="-0.2402in" draw:caption-point-y="0.6008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863in" draw:caption-point-x="-0.2402in" draw:caption-point-y="0.59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36" table:formula="of:=SUM([.D8:.AH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1079in" draw:caption-point-x="-0.2402in" draw:caption-point-y="0.6008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1106in" draw:caption-point-x="-0.2402in" draw:caption-point-y="0.59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36" table:formula="of:=SUM([.D9:.AH9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1.3492in" draw:caption-point-x="-0.2402in" draw:caption-point-y="0.6075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1.3535in" draw:caption-point-x="-0.2402in" draw:caption-point-y="0.6031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1.3433in" draw:caption-point-x="-0.2402in" draw:caption-point-y="0.613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1.3433in" draw:caption-point-x="-0.2402in" draw:caption-point-y="0.613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1.3433in" draw:caption-point-x="-0.2402in" draw:caption-point-y="0.613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1.3433in" draw:caption-point-x="-0.2402in" draw:caption-point-y="0.6134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36" table:formula="of:=SUM([.D10:.AH1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1.6004in" draw:caption-point-x="-0.2402in" draw:caption-point-y="0.6039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36" table:formula="of:=SUM([.D11:.AH1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8512in" draw:caption-point-x="-0.2402in" draw:caption-point-y="0.6008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1.8512in" draw:caption-point-x="-0.2402in" draw:caption-point-y="0.6008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1.8531in" draw:caption-point-x="-0.2402in" draw:caption-point-y="0.5988in">
              <dc:date>2016-07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36" table:formula="of:=SUM([.D12:.AH12])" office:value-type="float" office:value="5">
            <text:p>5</text:p>
          </table:table-cell>
          <table:table-cell table:style-name="ce140" office:value-type="float" office:value="1">
            <office:annotation draw:style-name="gr2" draw:text-style-name="P1" svg:width="1.1413in" svg:height="0.5457in" svg:x="2.6457in" svg:y="2.087in" draw:caption-point-x="-0.2402in" draw:caption-point-y="0.6126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4.0157in" svg:y="2.087in" draw:caption-point-x="-0.2402in" draw:caption-point-y="0.6126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office:value-type="float" office:value="0.5">
            <office:annotation draw:style-name="gr4" draw:text-style-name="P1" svg:width="1.1413in" svg:height="0.3902in" svg:x="4.472in" svg:y="2.0902in" draw:caption-point-x="-0.2402in" draw:caption-point-y="0.6094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0894in" draw:caption-point-x="-0.2402in" draw:caption-point-y="0.6102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0913in" draw:caption-point-x="-0.2402in" draw:caption-point-y="0.6083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7.7988in" svg:y="2.0913in" draw:caption-point-x="-0.2402in" draw:caption-point-y="0.6083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36" table:formula="of:=SUM([.D13:.AH1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36" table:formula="of:=SUM([.D14:.AH1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5854in" draw:caption-point-x="-0.2402in" draw:caption-point-y="0.6094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5969in" draw:caption-point-x="-0.2402in" draw:caption-point-y="0.598in">
              <dc:date>2016-07-29T00:00:00</dc:date>
              <text:p text:style-name="P1"><text:span text:style-name="T1">8h4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36" table:formula="of:=SUM([.D15:.AH15])" office:value-type="float" office:value="2.5">
            <text:p>2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2.8315in" draw:caption-point-x="-0.2402in" draw:caption-point-y="0.611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2.8343in" draw:caption-point-x="-0.2402in" draw:caption-point-y="0.6083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2878in" svg:y="2.8343in" draw:caption-point-x="-0.2402in" draw:caption-point-y="0.6083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2.8402in" draw:caption-point-x="-0.2402in" draw:caption-point-y="0.6024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2.8437in" draw:caption-point-x="-0.2402in" draw:caption-point-y="0.5988in">
              <dc:date>2016-07-28T00:00:00</dc:date>
              <text:p text:style-name="P1"><text:span text:style-name="T1">Bận việc nhà, off buổi <text:s/>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8445in" draw:caption-point-x="-0.2402in" draw:caption-point-y="0.598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36" table:formula="of:=SUM([.D16:.AH16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3.0874in" draw:caption-point-x="-0.2402in" draw:caption-point-y="0.6028in">
              <dc:date>2016-07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36" table:formula="of:=SUM([.D17:.AH1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3.3343in" draw:caption-point-x="-0.2402in" draw:caption-point-y="0.6039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36" table:formula="of:=SUM([.D18:.AH1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3.5803in" draw:caption-point-x="-0.2402in" draw:caption-point-y="0.6055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3.5827in" draw:caption-point-x="-0.2402in" draw:caption-point-y="0.6031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36" table:formula="of:=SUM([.D19:.AH19])" office:value-type="float" office:value="1">
            <text:p>1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3.8319in" draw:caption-point-x="-0.2402in" draw:caption-point-y="0.6016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36" table:formula="of:=SUM([.D20:.AH20])" office:value-type="float" office:value="3.5">
            <text:p>3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0681in" draw:caption-point-x="-0.2402in" draw:caption-point-y="0.613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4.0697in" draw:caption-point-x="-0.2402in" draw:caption-point-y="0.6114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8.2878in" svg:y="4.0677in" draw:caption-point-x="-0.2402in" draw:caption-point-y="0.6134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4.0677in" draw:caption-point-x="-0.2402in" draw:caption-point-y="0.6134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4.0677in" draw:caption-point-x="-0.2402in" draw:caption-point-y="0.6134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7" draw:text-style-name="P1" svg:width="1.1413in" svg:height="0.2634in" svg:x="10.6358in" svg:y="4.0783in" draw:caption-point-x="-0.2402in" draw:caption-point-y="0.6028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36" table:formula="of:=SUM([.D21:.AH21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3157in" draw:caption-point-x="-0.2402in" draw:caption-point-y="0.613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4.3201in" draw:caption-point-x="-0.2402in" draw:caption-point-y="0.6087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36" table:formula="of:=SUM([.D22:.AH2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36" table:formula="of:=SUM([.D23:.AH23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atLCM</text:p>
          </table:table-cell>
          <table:table-cell table:style-name="ce136" table:formula="of:=SUM([.D24:.AH24])" office:value-type="float" office:value="3">
            <text:p>3</text:p>
          </table:table-cell>
          <table:table-cell table:style-name="ce140" table:number-columns-repeated="10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7.7988in" svg:y="5.0657in" draw:caption-point-x="-0.2402in" draw:caption-point-y="0.6059in">
              <dc:date>2016-07-12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9.2661in" svg:y="5.0665in" draw:caption-point-x="-0.2402in" draw:caption-point-y="0.6051in">
              <dc:date>2016-07-15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5.0701in" draw:caption-point-x="-0.2402in" draw:caption-point-y="0.6016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5.0701in" draw:caption-point-x="-0.2402in" draw:caption-point-y="0.6016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5.0736in" draw:caption-point-x="-0.2402in" draw:caption-point-y="0.598in">
              <dc:date>2016-07-29T00:00:00</dc:date>
              <text:p text:style-name="P1"><text:span text:style-name="T1">Xa bị lủng xăm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uPHQ</text:p>
          </table:table-cell>
          <table:table-cell table:style-name="ce136" table:formula="of:=SUM([.D25:.AH25])" office:value-type="float" office:value="0">
            <text:p>0</text:p>
          </table:table-cell>
          <table:table-cell table:style-name="ce140" table:number-columns-repeated="24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PhuongTH</text:p>
          </table:table-cell>
          <table:table-cell table:style-name="ce136" table:formula="of:=SUM([.D26:.AH26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136" table:formula="of:=SUM([.D27:.AH27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5.8067in" draw:caption-point-x="-0.2402in" draw:caption-point-y="0.6083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ienND</text:p>
          </table:table-cell>
          <table:table-cell table:style-name="ce136" table:formula="of:=SUM([.D28:.AH2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aoDTH</text:p>
          </table:table-cell>
          <table:table-cell table:style-name="ce136" table:formula="of:=SUM([.D29:.AH29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6.2988in" draw:caption-point-x="-0.2402in" draw:caption-point-y="0.6114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6.3004in" draw:caption-point-x="-0.2402in" draw:caption-point-y="0.6098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2878in" svg:y="6.3043in" draw:caption-point-x="-0.2402in" draw:caption-point-y="0.6059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6.3047in" draw:caption-point-x="-0.2402in" draw:caption-point-y="0.6055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2.4622in" svg:y="6.3087in" draw:caption-point-x="-0.2402in" draw:caption-point-y="0.6016in">
              <dc:date>2016-07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6.313in" draw:caption-point-x="-0.2402in" draw:caption-point-y="0.5972in">
              <dc:date>2016-08-02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mDT</text:p>
          </table:table-cell>
          <table:table-cell table:style-name="ce136" table:formula="of:=SUM([.D30:.AH30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6.5484in" draw:caption-point-x="-0.2402in" draw:caption-point-y="0.6094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inhT</text:p>
          </table:table-cell>
          <table:table-cell table:style-name="ce136" table:formula="of:=SUM([.D31:.AH3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6.8039in" draw:caption-point-x="-0.2402in" draw:caption-point-y="0.6016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ongDN</text:p>
          </table:table-cell>
          <table:table-cell table:style-name="ce136" table:formula="of:=SUM([.D32:.AH32])" office:value-type="float" office:value="3">
            <text:p>3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7.0402in" draw:caption-point-x="-0.2402in" draw:caption-point-y="0.613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7.0504in" draw:caption-point-x="-0.2402in" draw:caption-point-y="0.6028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0504in" draw:caption-point-x="-0.2402in" draw:caption-point-y="0.6028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7.0504in" draw:caption-point-x="-0.2402in" draw:caption-point-y="0.6028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7.0504in" draw:caption-point-x="-0.2402in" draw:caption-point-y="0.6028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7.0492in" draw:caption-point-x="-0.2402in" draw:caption-point-y="0.6039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0524in" draw:caption-point-x="-0.2402in" draw:caption-point-y="0.6008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7.0528in" draw:caption-point-x="-0.2402in" draw:caption-point-y="0.6004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7.0504in" draw:caption-point-x="-0.2402in" draw:caption-point-y="0.6028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202in" svg:y="7.0504in" draw:caption-point-x="-0.2402in" draw:caption-point-y="0.6028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6587in" svg:y="7.0504in" draw:caption-point-x="-0.2402in" draw:caption-point-y="0.6028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uyLTT</text:p>
          </table:table-cell>
          <table:table-cell table:style-name="ce136" table:formula="of:=SUM([.D33:.AH33])" office:value-type="float" office:value="2">
            <text:p>2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7.2878in" draw:caption-point-x="-0.2402in" draw:caption-point-y="0.613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7.2894in" draw:caption-point-x="-0.2402in" draw:caption-point-y="0.6114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7.2917in" draw:caption-point-x="-0.2402in" draw:caption-point-y="0.6091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7.7988in" svg:y="7.2937in" draw:caption-point-x="-0.2402in" draw:caption-point-y="0.6071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7.2969in" draw:caption-point-x="-0.2402in" draw:caption-point-y="0.6039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7.2984in" draw:caption-point-x="-0.2402in" draw:caption-point-y="0.6024in">
              <dc:date>2016-07-20T00:00:00</dc:date>
              <text:p text:style-name="P1"><text:span text:style-name="T1">Bí té, đau chân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3in" draw:caption-point-x="-0.2402in" draw:caption-point-y="0.6008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7.3008in" draw:caption-point-x="-0.2402in" draw:caption-point-y="0.6in">
              <dc:date>2016-07-2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oiDB</text:p>
          </table:table-cell>
          <table:table-cell table:style-name="ce136" table:formula="of:=SUM([.D34:.AH34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4.0157in" svg:y="7.537in" draw:caption-point-x="-0.2402in" draw:caption-point-y="0.6114in">
              <dc:date>2016-07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7.537in" draw:caption-point-x="-0.2402in" draw:caption-point-y="0.6114in">
              <dc:date>2016-07-0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5.8421in" svg:y="7.5461in" draw:caption-point-x="-0.2402in" draw:caption-point-y="0.6024in">
              <dc:date>2016-07-19T00:00:00</dc:date>
              <text:p text:style-name="P1"><text:span text:style-name="T1">8h35 vao2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7.5461in" draw:caption-point-x="-0.2402in" draw:caption-point-y="0.6024in">
              <dc:date>2016-07-19T00:00:00</dc:date>
              <text:p text:style-name="P1"><text:span text:style-name="T1">9hvao cty, ban viec rieng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9.2661in" svg:y="7.5461in" draw:caption-point-x="-0.2402in" draw:caption-point-y="0.6024in">
              <dc:date>2016-07-19T00:00:00</dc:date>
              <text:p text:style-name="P1"><text:span text:style-name="T1">8h40 vô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7.5461in" draw:caption-point-x="-0.2402in" draw:caption-point-y="0.6024in">
              <dc:date>2016-07-20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7.5476in" draw:caption-point-x="-0.2402in" draw:caption-point-y="0.6008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7.5504in" draw:caption-point-x="-0.2402in" draw:caption-point-y="0.598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ruyenLVC</text:p>
          </table:table-cell>
          <table:table-cell table:style-name="ce136" table:formula="of:=SUM([.D35:.AH3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uanND</text:p>
          </table:table-cell>
          <table:table-cell table:style-name="ce136" table:formula="of:=SUM([.D36:.AH36])" office:value-type="float" office:value="1.5">
            <text:p>1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5.8421in" svg:y="8.0335in" draw:caption-point-x="-0.2402in" draw:caption-point-y="0.6106in">
              <dc:date>2016-07-05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7.3094in" svg:y="8.0358in" draw:caption-point-x="-0.2402in" draw:caption-point-y="0.6083in">
              <dc:date>2016-07-11T00:00:00</dc:date>
              <text:p text:style-name="P1"><text:span text:style-name="T1">Đi trễ,8h3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8.0386in" draw:caption-point-x="-0.2402in" draw:caption-point-y="0.6055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0925in" svg:y="8.0409in" draw:caption-point-x="-0.2402in" draw:caption-point-y="0.6031in">
              <dc:date>2016-07-19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8.0437in" draw:caption-point-x="-0.2402in" draw:caption-point-y="0.6004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8.0461in" draw:caption-point-x="-0.2402in" draw:caption-point-y="0.598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ietBA</text:p>
          </table:table-cell>
          <table:table-cell table:style-name="ce136" table:formula="of:=SUM([.D37:.AH37])" office:value-type="float" office:value="2">
            <text:p>2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8.2787in" draw:caption-point-x="-0.2402in" draw:caption-point-y="0.613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8.2803in" draw:caption-point-x="-0.2402in" draw:caption-point-y="0.6114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8.2823in" draw:caption-point-x="-0.2402in" draw:caption-point-y="0.6094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8.2823in" draw:caption-point-x="-0.2402in" draw:caption-point-y="0.6094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8.2862in" draw:caption-point-x="-0.2402in" draw:caption-point-y="0.6055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9.2661in" svg:y="8.2866in" draw:caption-point-x="-0.2402in" draw:caption-point-y="0.6051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8.2902in" draw:caption-point-x="-0.2402in" draw:caption-point-y="0.6016in">
              <dc:date>2016-07-22T00:00:00</dc:date>
              <text:p text:style-name="P1"><text:span text:style-name="T1">Đi trễ, 8h33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8.2929in" draw:caption-point-x="-0.2402in" draw:caption-point-y="0.5988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3" draw:text-style-name="P1" svg:width="1.1413in" svg:height="0.7012in" svg:x="15.202in" svg:y="8.2937in" draw:caption-point-x="-0.2402in" draw:caption-point-y="0.598in">
              <dc:date>2016-07-29T00:00:00</dc:date>
              <text:p text:style-name="P1"><text:span text:style-name="T1">Vô trễ hơn 2h, 10h12 vào cty, tính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8.2929in" draw:caption-point-x="-0.2402in" draw:caption-point-y="0.5988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VinhP</text:p>
          </table:table-cell>
          <table:table-cell table:style-name="ce136" table:formula="of:=SUM([.D38:.AH38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8.5413in" draw:caption-point-x="-0.2402in" draw:caption-point-y="0.598in">
              <dc:date>2016-07-29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VuNA</text:p>
          </table:table-cell>
          <table:table-cell table:style-name="ce136" table:formula="of:=SUM([.D39:.AH39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8.7768in" svg:y="8.7756in" draw:caption-point-x="-0.2402in" draw:caption-point-y="0.6114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9.2661in" svg:y="8.7756in" draw:caption-point-x="-0.2402in" draw:caption-point-y="0.6114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 table:number-rows-repeated="98313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8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55"/>
        <table:table-column table:style-name="co22" table:number-columns-repeated="7" table:default-cell-style-name="ce155"/>
        <table:table-column table:style-name="co21" table:number-columns-repeated="16" table:default-cell-style-name="ce155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50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8" table:number-columns-spanned="2" table:number-rows-spanned="1">
            <text:p>8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6" table:number-columns-spanned="2" table:number-rows-spanned="1">
            <text:p>2016</text:p>
          </table:table-cell>
          <table:covered-table-cell table:style-name="ce161"/>
          <table:table-cell table:style-name="ce150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51" table:formula="of:=DATE([.$R$1];[.N1];1)" office:value-type="date" office:date-value="2016-08-01">
            <text:p>01</text:p>
          </table:table-cell>
          <table:table-cell table:style-name="ce151" table:formula="of:=[.D2]+1" office:value-type="date" office:date-value="2016-08-02">
            <text:p>02</text:p>
          </table:table-cell>
          <table:table-cell table:style-name="ce151" table:formula="of:=[.E2]+1" office:value-type="date" office:date-value="2016-08-03">
            <text:p>03</text:p>
          </table:table-cell>
          <table:table-cell table:style-name="ce151" table:formula="of:=[.F2]+1" office:value-type="date" office:date-value="2016-08-04">
            <text:p>04</text:p>
          </table:table-cell>
          <table:table-cell table:style-name="ce151" table:formula="of:=[.G2]+1" office:value-type="date" office:date-value="2016-08-05">
            <text:p>05</text:p>
          </table:table-cell>
          <table:table-cell table:style-name="ce151" table:formula="of:=[.H2]+1" office:value-type="date" office:date-value="2016-08-06">
            <text:p>06</text:p>
          </table:table-cell>
          <table:table-cell table:style-name="ce151" table:formula="of:=[.I2]+1" office:value-type="date" office:date-value="2016-08-07">
            <text:p>07</text:p>
          </table:table-cell>
          <table:table-cell table:style-name="ce151" table:formula="of:=[.J2]+1" office:value-type="date" office:date-value="2016-08-08">
            <text:p>08</text:p>
          </table:table-cell>
          <table:table-cell table:style-name="ce151" table:formula="of:=[.K2]+1" office:value-type="date" office:date-value="2016-08-09">
            <text:p>09</text:p>
          </table:table-cell>
          <table:table-cell table:style-name="ce151" table:formula="of:=[.L2]+1" office:value-type="date" office:date-value="2016-08-10">
            <text:p>10</text:p>
          </table:table-cell>
          <table:table-cell table:style-name="ce151" table:formula="of:=[.M2]+1" office:value-type="date" office:date-value="2016-08-11">
            <text:p>11</text:p>
          </table:table-cell>
          <table:table-cell table:style-name="ce151" table:formula="of:=[.N2]+1" office:value-type="date" office:date-value="2016-08-12">
            <text:p>12</text:p>
          </table:table-cell>
          <table:table-cell table:style-name="ce151" table:formula="of:=[.O2]+1" office:value-type="date" office:date-value="2016-08-13">
            <text:p>13</text:p>
          </table:table-cell>
          <table:table-cell table:style-name="ce151" table:formula="of:=[.P2]+1" office:value-type="date" office:date-value="2016-08-14">
            <text:p>14</text:p>
          </table:table-cell>
          <table:table-cell table:style-name="ce151" table:formula="of:=[.Q2]+1" office:value-type="date" office:date-value="2016-08-15">
            <text:p>15</text:p>
          </table:table-cell>
          <table:table-cell table:style-name="ce151" table:formula="of:=[.R2]+1" office:value-type="date" office:date-value="2016-08-16">
            <text:p>16</text:p>
          </table:table-cell>
          <table:table-cell table:style-name="ce151" table:formula="of:=[.S2]+1" office:value-type="date" office:date-value="2016-08-17">
            <text:p>17</text:p>
          </table:table-cell>
          <table:table-cell table:style-name="ce151" table:formula="of:=[.T2]+1" office:value-type="date" office:date-value="2016-08-18">
            <text:p>18</text:p>
          </table:table-cell>
          <table:table-cell table:style-name="ce151" table:formula="of:=[.U2]+1" office:value-type="date" office:date-value="2016-08-19">
            <text:p>19</text:p>
          </table:table-cell>
          <table:table-cell table:style-name="ce151" table:formula="of:=[.V2]+1" office:value-type="date" office:date-value="2016-08-20">
            <text:p>20</text:p>
          </table:table-cell>
          <table:table-cell table:style-name="ce151" table:formula="of:=[.W2]+1" office:value-type="date" office:date-value="2016-08-21">
            <text:p>21</text:p>
          </table:table-cell>
          <table:table-cell table:style-name="ce151" table:formula="of:=[.X2]+1" office:value-type="date" office:date-value="2016-08-22">
            <text:p>22</text:p>
          </table:table-cell>
          <table:table-cell table:style-name="ce151" table:formula="of:=[.Y2]+1" office:value-type="date" office:date-value="2016-08-23">
            <text:p>23</text:p>
          </table:table-cell>
          <table:table-cell table:style-name="ce151" table:formula="of:=[.Z2]+1" office:value-type="date" office:date-value="2016-08-24">
            <text:p>24</text:p>
          </table:table-cell>
          <table:table-cell table:style-name="ce151" table:formula="of:=[.AA2]+1" office:value-type="date" office:date-value="2016-08-25">
            <text:p>25</text:p>
          </table:table-cell>
          <table:table-cell table:style-name="ce151" table:formula="of:=[.AB2]+1" office:value-type="date" office:date-value="2016-08-26">
            <text:p>26</text:p>
          </table:table-cell>
          <table:table-cell table:style-name="ce151" table:formula="of:=[.AC2]+1" office:value-type="date" office:date-value="2016-08-27">
            <text:p>27</text:p>
          </table:table-cell>
          <table:table-cell table:style-name="ce151" table:formula="of:=[.AD2]+1" office:value-type="date" office:date-value="2016-08-28">
            <text:p>28</text:p>
          </table:table-cell>
          <table:table-cell table:style-name="ce151" table:formula="of:=[.AE2]+1" office:value-type="date" office:date-value="2016-08-29">
            <text:p>29</text:p>
          </table:table-cell>
          <table:table-cell table:style-name="ce151" table:formula="of:=[.AF2]+1" office:value-type="date" office:date-value="2016-08-30">
            <text:p>30</text:p>
          </table:table-cell>
          <table:table-cell table:style-name="ce151" table:formula="of:=[.AG2]+1" office:value-type="date" office:date-value="2016-08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49" table:formula="of:=SUM([.D4:.AH4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0.1094in" draw:caption-point-x="-0.2402in" draw:caption-point-y="0.6083in">
              <dc:date>2016-08-16T00:00:00</dc:date>
              <text:p text:style-name="P1"><text:span text:style-name="T1">Nghỉ buổi sáng đi DK thi TOEIC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0.1098in" draw:caption-point-x="-0.2402in" draw:caption-point-y="0.6079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0.1102in" draw:caption-point-x="-0.2402in" draw:caption-point-y="0.6075in">
              <dc:date>2016-08-04T00:00:00</dc:date>
              <text:p text:style-name="P1"><text:span text:style-name="T1">Tối qua làm việc trễ, xin vô tr6e4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0.111in" draw:caption-point-x="-0.2402in" draw:caption-point-y="0.6067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1122in" draw:caption-point-x="-0.2402in" draw:caption-point-y="0.6055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7.3094in" svg:y="0.111in" draw:caption-point-x="-0.2402in" draw:caption-point-y="0.6067in">
              <dc:date>2016-08-08T00:00:00</dc:date>
              <text:p text:style-name="P1"><text:span text:style-name="T1">Đi thi TOEIC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1.0925in" svg:y="0.1177in" draw:caption-point-x="-0.2402in" draw:caption-point-y="0.6in">
              <dc:date>2016-08-19T00:00:00</dc:date>
              <text:p text:style-name="P1"><text:span text:style-name="T1">Nhà có việc bận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15.6587in" svg:y="0.1209in" draw:caption-point-x="-0.2402in" draw:caption-point-y="0.5969in">
              <dc:date>2016-08-29T00:00:00</dc:date>
              <text:p text:style-name="P1"><text:span text:style-name="T1">Sáng đi lấy bảng điểm TOEIC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49" table:formula="of:=SUM([.D5:.AH5])" office:value-type="float" office:value="1.5">
            <text:p>1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5591in" svg:y="0.3575in" draw:caption-point-x="-0.2402in" draw:caption-point-y="0.6079in">
              <dc:date>2016-08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0.3579in" draw:caption-point-x="-0.2402in" draw:caption-point-y="0.6075in">
              <dc:date>2016-08-04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0.3583in" draw:caption-point-x="-0.2402in" draw:caption-point-y="0.6071in">
              <dc:date>2016-08-05T00:00:00</dc:date>
              <text:p text:style-name="P1"><text:span text:style-name="T1">Bận việc nhà sáng nay vô trễ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2.9189in" svg:y="0.3669in" draw:caption-point-x="-0.2402in" draw:caption-point-y="0.5984in">
              <dc:date>2016-08-23T00:00:00</dc:date>
              <text:p text:style-name="P1"><text:span text:style-name="T1">Bị nổi mẩn, rôm sảy</text:span></text:p>
            </office:annotation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49" table:formula="of:=SUM([.D6:.AH6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0.6055in" draw:caption-point-x="-0.2402in" draw:caption-point-y="0.6075in">
              <dc:date>2016-08-04T00:00:00</dc:date>
              <text:p text:style-name="P1"><text:span text:style-name="T1">Đi khám bện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3311in" svg:y="0.6075in" draw:caption-point-x="-0.2402in" draw:caption-point-y="0.6055in">
              <dc:date>2016-08-09T00:00:00</dc:date>
              <text:p text:style-name="P1"><text:span text:style-name="T1">Đuâ ng nhà đi khám bệnh, xin vào trễ 1h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0.1791in" svg:y="0.611in" draw:caption-point-x="-0.2402in" draw:caption-point-y="0.602in">
              <dc:date>2016-08-17T00:00:00</dc:date>
              <text:p text:style-name="P1"><text:span text:style-name="T1">Bận việc riêng đột xuát, vào trễ 40'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49" table:formula="of:=SUM([.D7:.AH7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0.852in" draw:caption-point-x="-0.2402in" draw:caption-point-y="0.6087in">
              <dc:date>2016-08-02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0.9126in" draw:caption-point-x="-0.2402in" draw:caption-point-y="0.548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0.8563in" draw:caption-point-x="-0.2402in" draw:caption-point-y="0.6043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0.8567in" draw:caption-point-x="-0.2402in" draw:caption-point-y="0.6039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62" office:value-type="float" office:value="0.5">
            <office:annotation draw:style-name="gr7" draw:text-style-name="P1" svg:width="1.1413in" svg:height="0.2634in" svg:x="13.8323in" svg:y="0.863in" draw:caption-point-x="-0.2402in" draw:caption-point-y="0.5976in">
              <dc:date>2016-08-25T00:00:00</dc:date>
              <text:p text:style-name="P1"><text:span text:style-name="T1">Lên trườ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0.8638in" draw:caption-point-x="-0.2402in" draw:caption-point-y="0.5969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49" table:formula="of:=SUM([.D8:.AH8])" office:value-type="float" office:value="0.5"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1.1in" draw:caption-point-x="-0.2402in" draw:caption-point-y="0.6083in">
              <dc:date>2016-08-02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1.1039in" draw:caption-point-x="-0.2402in" draw:caption-point-y="0.6043in">
              <dc:date>2016-08-11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49" table:formula="of:=SUM([.D9:.AH9])" office:value-type="float" office:value="2">
            <text:p>2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1.3488in" draw:caption-point-x="-0.2402in" draw:caption-point-y="0.6075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8205in" svg:y="1.3516in" draw:caption-point-x="-0.2402in" draw:caption-point-y="0.6047in">
              <dc:date>2016-08-1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1.3543in" draw:caption-point-x="-0.2402in" draw:caption-point-y="0.602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1.3567in" draw:caption-point-x="-0.2402in" draw:caption-point-y="0.5996in">
              <dc:date>2016-08-22T00:00:00</dc:date>
              <text:p text:style-name="P1"><text:span text:style-name="T1">Bị té xe</text:span></text:p>
            </office:annotation>
            <text:p>1</text:p>
          </table:table-cell>
          <table:table-cell table:style-name="ce153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49" table:formula="of:=SUM([.D10:.AH1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49" table:formula="of:=SUM([.D11:.AH1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1.8449in" draw:caption-point-x="-0.2402in" draw:caption-point-y="0.6067in">
              <dc:date>2016-08-08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1.8539in" draw:caption-point-x="-0.2402in" draw:caption-point-y="0.5976in">
              <dc:date>2016-08-25T00:00:00</dc:date>
              <text:p text:style-name="P1"><text:span text:style-name="T1">Trễ 8h4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1.8555in" draw:caption-point-x="-0.2402in" draw:caption-point-y="0.5961in">
              <dc:date>2016-08-30T00:00:00</dc:date>
              <text:p text:style-name="P1"><text:span text:style-name="T1">8h40 vào cty</text:span></text:p>
            </office:annotation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49" table:formula="of:=SUM([.D12:.AH12])" office:value-type="float" office:value="1.5">
            <text:p>1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3311in" svg:y="2.0937in" draw:caption-point-x="-0.2402in" draw:caption-point-y="0.6055in">
              <dc:date>2016-08-09T00:00:00</dc:date>
              <text:p text:style-name="P1"><text:span text:style-name="T1">Bận việc riêng, xin vào trễ, 8h40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7.7988in" svg:y="2.0953in" draw:caption-point-x="-0.2402in" draw:caption-point-y="0.6039in">
              <dc:date>2016-08-15T00:00:00</dc:date>
              <text:p text:style-name="P1"><text:span text:style-name="T1">Bận họp trên trường</text:span></text:p>
            </office:annotation>
            <text:p>1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0984in" draw:caption-point-x="-0.2402in" draw:caption-point-y="0.6008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3756in" svg:y="2.1012in" draw:caption-point-x="-0.2402in" draw:caption-point-y="0.598in">
              <dc:date>2016-08-24T00:00:00</dc:date>
              <text:p text:style-name="P1"><text:span text:style-name="T1">Vào rồi nhưng ra ngân hàng có xíu việc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8323in" svg:y="2.1016in" draw:caption-point-x="-0.2402in" draw:caption-point-y="0.5976in">
              <dc:date>2016-08-25T00:00:00</dc:date>
              <text:p text:style-name="P1"><text:span text:style-name="T1">Nhà có việc đột xuất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49" table:formula="of:=SUM([.D13:.AH1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string">
            <text:p>?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49" table:formula="of:=SUM([.D14:.AH14])" office:value-type="float" office:value="0.5"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2.5858in" draw:caption-point-x="-0.2402in" draw:caption-point-y="0.6087in">
              <dc:date>2016-08-01T00:00:00</dc:date>
              <text:p text:style-name="P1"><text:span text:style-name="T1">Ra bưu điện gửi đồ, 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5866in" draw:caption-point-x="-0.2402in" draw:caption-point-y="0.6079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2.587in" draw:caption-point-x="-0.2402in" draw:caption-point-y="0.6075in">
              <dc:date>2016-08-04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2.5898in" draw:caption-point-x="-0.2402in" draw:caption-point-y="0.6047in">
              <dc:date>2016-08-10T00:00:00</dc:date>
              <text:p text:style-name="P1"><text:span text:style-name="T1">8h40 vào cty, tối qua làm trễ</text:span></text:p>
            </office:annotation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7.3094in" svg:y="2.5902in" draw:caption-point-x="-0.2402in" draw:caption-point-y="0.6043in">
              <dc:date>2016-08-11T00:00:00</dc:date>
              <text:p text:style-name="P1"><text:span text:style-name="T1">Bị ốm, mệt xin vào trễ chút</text:span></text:p>
              <text:p text:style-name="P1"><text:span text:style-name="T1"/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2.5909in" draw:caption-point-x="-0.2402in" draw:caption-point-y="0.6035in">
              <dc:date>2016-08-12T00:00:00</dc:date>
              <text:p text:style-name="P1"><text:span text:style-name="T1">8h5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2.5909in" draw:caption-point-x="-0.2402in" draw:caption-point-y="0.6035in">
              <dc:date>2016-08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2.5937in" draw:caption-point-x="-0.2402in" draw:caption-point-y="0.6008in">
              <dc:date>2016-08-18T00:00:00</dc:date>
              <text:p text:style-name="P1"><text:span text:style-name="T1">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7" draw:text-style-name="P1" svg:width="1.1413in" svg:height="0.2634in" svg:x="12.4622in" svg:y="2.5949in" draw:caption-point-x="-0.2402in" draw:caption-point-y="0.5996in">
              <dc:date>2016-08-22T00:00:00</dc:date>
              <text:p text:style-name="P1"><text:span text:style-name="T1">Đi khám tai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5969in" draw:caption-point-x="-0.2402in" draw:caption-point-y="0.5976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5976in" draw:caption-point-x="-0.2402in" draw:caption-point-y="0.5969in">
              <dc:date>2016-08-29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2.5984in" draw:caption-point-x="-0.2402in" draw:caption-point-y="0.5961in">
              <dc:date>2016-08-30T00:00:00</dc:date>
              <text:p text:style-name="P1"><text:span text:style-name="T1">8h35 vào cty</text:span></text:p>
            </office:annotation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49" table:formula="of:=SUM([.D15:.AH15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2.8339in" draw:caption-point-x="-0.2402in" draw:caption-point-y="0.6083in">
              <dc:date>2016-08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8343in" draw:caption-point-x="-0.2402in" draw:caption-point-y="0.6079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2.8398in" draw:caption-point-x="-0.2402in" draw:caption-point-y="0.6024in">
              <dc:date>2016-08-16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5.8421in" svg:y="2.8354in" draw:caption-point-x="-0.2402in" draw:caption-point-y="0.6067in">
              <dc:date>2016-08-08T00:00:00</dc:date>
              <text:p text:style-name="P1"><text:span text:style-name="T1">Xin vào trễ, máy đang update, ko tắt dc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2.8941in" draw:caption-point-x="-0.2402in" draw:caption-point-y="0.548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2.8441in" draw:caption-point-x="-0.2402in" draw:caption-point-y="0.598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2.8445in" draw:caption-point-x="-0.2402in" draw:caption-point-y="0.5976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2.8453in" draw:caption-point-x="-0.2402in" draw:caption-point-y="0.5969in">
              <dc:date>2016-08-2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49" table:formula="of:=SUM([.D16:.AH1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hanhNN</text:p>
          </table:table-cell>
          <table:table-cell table:style-name="ce149" table:formula="of:=SUM([.D17:.AH17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3.3307in" draw:caption-point-x="-0.2402in" draw:caption-point-y="0.6071in">
              <dc:date>2016-08-05T00:00:00</dc:date>
              <text:p text:style-name="P1"><text:span text:style-name="T1">Đi nộp phạt xin vào trễ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6.8205in" svg:y="3.3331in" draw:caption-point-x="-0.2402in" draw:caption-point-y="0.6047in">
              <dc:date>2016-08-10T00:00:00</dc:date>
              <text:p text:style-name="P1"><text:span text:style-name="T1">Bận việc riê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3.3339in" draw:caption-point-x="-0.2402in" draw:caption-point-y="0.6039in">
              <dc:date>2016-08-12T00:00:00</dc:date>
              <text:p text:style-name="P1"><text:span text:style-name="T1">Bận việc riêng, xin đi trễ chút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49" table:formula="of:=SUM([.D18:.AH18])" office:value-type="float" office:value="2">
            <text:p>2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3.5846in" draw:caption-point-x="-0.2402in" draw:caption-point-y="0.6008in">
              <dc:date>2016-08-17T00:00:00</dc:date>
              <text:p text:style-name="P1"><text:span text:style-name="T1">Bị đau lưng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4.289in" svg:y="3.5882in" draw:caption-point-x="-0.2402in" draw:caption-point-y="0.5972in">
              <dc:date>2016-08-26T00:00:00</dc:date>
              <text:p text:style-name="P1"><text:span text:style-name="T1">Nghỉ đi khám lung</text:span></text:p>
            </office:annotation>
            <text:p>1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KietNVT</text:p>
          </table:table-cell>
          <table:table-cell table:style-name="ce149" table:formula="of:=SUM([.D19:.AH19])" office:value-type="float" office:value="0.5"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3.826in" draw:caption-point-x="-0.2402in" draw:caption-point-y="0.6071in">
              <dc:date>2016-08-04T00:00:00</dc:date>
              <text:p text:style-name="P1"><text:span text:style-name="T1">Nghỉ buổi chiều,có việc riêng cần giải quyết</text:span></text:p>
            </office:annotation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3.8283in" draw:caption-point-x="-0.2402in" draw:caption-point-y="0.6047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49" table:formula="of:=SUM([.D20:.AH2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7.7988in" svg:y="4.0768in" draw:caption-point-x="-0.2402in" draw:caption-point-y="0.6039in">
              <dc:date>2016-08-12T00:00:00</dc:date>
              <text:p text:style-name="P1"><text:span text:style-name="T1">Ra bank có xíu việc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149" table:formula="of:=SUM([.D21:.AH21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2.4622in" svg:y="4.3287in" draw:caption-point-x="-0.2402in" draw:caption-point-y="0.5996in">
              <dc:date>2016-08-22T00:00:00</dc:date>
              <text:p text:style-name="P1"><text:span text:style-name="T1">Bị ốm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3303in" draw:caption-point-x="-0.2402in" draw:caption-point-y="0.598in">
              <dc:date>2016-08-24T00:00:00</dc:date>
              <text:p text:style-name="P1"><text:span text:style-name="T1">Chở bé đi khám bệnh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4.3323in" draw:caption-point-x="-0.2402in" draw:caption-point-y="0.5961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HTH</text:p>
          </table:table-cell>
          <table:table-cell table:style-name="ce149" table:formula="of:=SUM([.D22:.AH22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49" table:formula="of:=SUM([.D23:.AH23])" office:value-type="float" office:value="2.5">
            <text:p>2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2" draw:text-style-name="P1" svg:width="1.1413in" svg:height="0.5457in" svg:x="9.2661in" svg:y="4.8201in" draw:caption-point-x="-0.2402in" draw:caption-point-y="0.6035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style-name="ce153" office:value-type="float" office:value="0.5">
            <office:annotation draw:style-name="gr2" draw:text-style-name="P1" svg:width="1.1413in" svg:height="0.5457in" svg:x="9.7228in" svg:y="4.8201in" draw:caption-point-x="-0.2402in" draw:caption-point-y="0.6035in">
              <dc:date>2016-08-15T00:00:00</dc:date>
              <text:p text:style-name="P1"><text:span text:style-name="T1">Lên trường có việc, nghỉ buổi chiều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4.8201in" draw:caption-point-x="-0.2402in" draw:caption-point-y="0.6035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4.8256in" draw:caption-point-x="-0.2402in" draw:caption-point-y="0.598in">
              <dc:date>2016-08-24T00:00:00</dc:date>
              <text:p text:style-name="P1"><text:span text:style-name="T1">Qua trường xin vào trê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6.1154in" svg:y="4.8283in" draw:caption-point-x="-0.2402in" draw:caption-point-y="0.5953in">
              <dc:date>2016-08-3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NhatLCM</text:p>
          </table:table-cell>
          <table:table-cell table:style-name="ce149" table:formula="of:=SUM([.D24:.AH24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5.0638in" draw:caption-point-x="-0.2402in" draw:caption-point-y="0.6075in">
              <dc:date>2016-08-18T00:00:00</dc:date>
              <text:p text:style-name="P1"><text:span text:style-name="T1">Bận việc riêng đi trễ 1h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5.0713in" draw:caption-point-x="-0.2402in" draw:caption-point-y="0.6in">
              <dc:date>2016-08-18T00:00:00</dc:date>
              <text:p text:style-name="P1"><text:span text:style-name="T1">Về sớm 45'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5.0689in" draw:caption-point-x="-0.2402in" draw:caption-point-y="0.6024in">
              <dc:date>2016-08-16T00:00:00</dc:date>
              <text:p text:style-name="P1"><text:span text:style-name="T1">Về sớm 45'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5.0713in" draw:caption-point-x="-0.2402in" draw:caption-point-y="0.6in">
              <dc:date>2016-08-18T00:00:00</dc:date>
              <text:p text:style-name="P1"><text:span text:style-name="T1">Về sớm 1h</text:span></text:p>
            </office:annotation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1.0925in" svg:y="5.0713in" draw:caption-point-x="-0.2402in" draw:caption-point-y="0.6in">
              <dc:date>2016-08-18T00:00:00</dc:date>
              <text:p text:style-name="P1"><text:span text:style-name="T1">Về quê, 49 ngày cho dì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NhuPHQ</text:p>
          </table:table-cell>
          <table:table-cell table:style-name="ce149" table:formula="of:=SUM([.D25:.AH25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PhuongTH</text:p>
          </table:table-cell>
          <table:table-cell table:style-name="ce149" table:formula="of:=SUM([.D26:.AH2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5.5685in" draw:caption-point-x="-0.2402in" draw:caption-point-y="0.5984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PhongTH</text:p>
          </table:table-cell>
          <table:table-cell table:style-name="ce149" table:formula="of:=SUM([.D27:.AH27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1024in" svg:y="5.8067in" draw:caption-point-x="-0.2402in" draw:caption-point-y="0.6079in">
              <dc:date>2016-08-02T00:00:00</dc:date>
              <text:p text:style-name="P1"><text:span text:style-name="T1">Vô trễ 1h45', ngủ quên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5.8079in" draw:caption-point-x="-0.2402in" draw:caption-point-y="0.6067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9.2661in" svg:y="5.8118in" draw:caption-point-x="-0.2402in" draw:caption-point-y="0.6028in">
              <dc:date>2016-08-16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SonPX</text:p>
          </table:table-cell>
          <table:table-cell table:style-name="ce149" table:formula="of:=SUM([.D28:.AH28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4.0157in" svg:y="6.0547in" draw:caption-point-x="-0.2402in" draw:caption-point-y="0.6075in">
              <dc:date>2016-08-04T00:00:00</dc:date>
              <text:p text:style-name="P1"><text:span text:style-name="T1">Tông xe, đưa ng bị tông xe đi khám</text:span></text:p>
            </office:annotation>
            <text:p>0.5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6.0575in" draw:caption-point-x="-0.2402in" draw:caption-point-y="0.6047in">
              <dc:date>2016-08-09T00:00:00</dc:date>
              <text:p text:style-name="P1"><text:span text:style-name="T1">Nghỉ buổi chiều, bị đau ngực, đau đầu</text:span></text:p>
              <text:p text:style-name="P1"><text:span text:style-name="T1"/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ienND</text:p>
          </table:table-cell>
          <table:table-cell table:style-name="ce149" table:formula="of:=SUM([.D29:.AH29])" office:value-type="float" office:value="2">
            <text:p>2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6.3028in" draw:caption-point-x="-0.2402in" draw:caption-point-y="0.6071in">
              <dc:date>2016-08-05T00:00:00</dc:date>
              <text:p text:style-name="P1"><text:span text:style-name="T1">Bạn gái bị té xe</text:span></text:p>
            </office:annotation>
            <text:p>1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6.3118in" draw:caption-point-x="-0.2402in" draw:caption-point-y="0.598in">
              <dc:date>2016-08-24T00:00:00</dc:date>
              <text:p text:style-name="P1"><text:span text:style-name="T1">Sáng ra ngân hàng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16.572in" svg:y="6.3134in" draw:caption-point-x="-0.2402in" draw:caption-point-y="0.5965in">
              <dc:date>2016-08-29T00:00:00</dc:date>
              <text:p text:style-name="P1"><text:span text:style-name="T1">Về quê đám giỗ bà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aoDTH</text:p>
          </table:table-cell>
          <table:table-cell table:style-name="ce149" table:formula="of:=SUM([.D30:.AH30])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6.5504in" draw:caption-point-x="-0.2402in" draw:caption-point-y="0.6071in">
              <dc:date>2016-08-05T00:00:00</dc:date>
              <text:p text:style-name="P1"><text:span text:style-name="T1">Xe bị hư xin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6.5508in" draw:caption-point-x="-0.2402in" draw:caption-point-y="0.6067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6.8205in" svg:y="6.5528in" draw:caption-point-x="-0.2402in" draw:caption-point-y="0.6047in">
              <dc:date>2016-08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6.5535in" draw:caption-point-x="-0.2402in" draw:caption-point-y="0.6039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2.9189in" svg:y="6.5591in" draw:caption-point-x="-0.2402in" draw:caption-point-y="0.5984in">
              <dc:date>2016-08-23T00:00:00</dc:date>
              <text:p text:style-name="P1"><text:span text:style-name="T1">Bận việc nhà nên vô trễ chút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6.5614in" draw:caption-point-x="-0.2402in" draw:caption-point-y="0.5961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amDT</text:p>
          </table:table-cell>
          <table:table-cell table:style-name="ce149" table:formula="of:=SUM([.D31:.AH31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9.7228in" svg:y="6.8024in" draw:caption-point-x="-0.2402in" draw:caption-point-y="0.6028in">
              <dc:date>2016-08-16T00:00:00</dc:date>
              <text:p text:style-name="P1"><text:span text:style-name="T1">Bị mệt, đau đầu, đi trễ, 9h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3.8323in" svg:y="6.8075in" draw:caption-point-x="-0.2402in" draw:caption-point-y="0.5976in">
              <dc:date>2016-08-25T00:00:00</dc:date>
              <text:p text:style-name="P1"><text:span text:style-name="T1">Cảm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hinhDH</text:p>
          </table:table-cell>
          <table:table-cell table:style-name="ce149" table:formula="of:=SUM([.D32:.AH32])" office:value-type="float" office:value="5.5">
            <text:p>5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9.2661in" svg:y="7.0492in" draw:caption-point-x="-0.2402in" draw:caption-point-y="0.603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9.7228in" svg:y="7.0492in" draw:caption-point-x="-0.2402in" draw:caption-point-y="0.603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1791in" svg:y="7.0492in" draw:caption-point-x="-0.2402in" draw:caption-point-y="0.603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0.6358in" svg:y="7.0492in" draw:caption-point-x="-0.2402in" draw:caption-point-y="0.603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7.0492in" draw:caption-point-x="-0.2402in" draw:caption-point-y="0.6035in">
              <dc:date>2016-08-15T00:00:00</dc:date>
              <text:p text:style-name="P1"><text:span text:style-name="T1">Về quê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2.9189in" svg:y="7.0543in" draw:caption-point-x="-0.2402in" draw:caption-point-y="0.5984in">
              <dc:date>2016-08-22T00:00:00</dc:date>
              <text:p text:style-name="P1"><text:span text:style-name="T1">Dky chỗ ở KTX và dọn phò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inhT</text:p>
          </table:table-cell>
          <table:table-cell table:style-name="ce149" table:formula="of:=SUM([.D33:.AH33])" office:value-type="float" office:value="1.5">
            <text:p>1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472in" svg:y="7.2929in" draw:caption-point-x="-0.2402in" draw:caption-point-y="0.6075in">
              <dc:date>2016-08-04T00:00:00</dc:date>
              <text:p text:style-name="P1"><text:span text:style-name="T1">Tái khám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7.2965in" draw:caption-point-x="-0.2402in" draw:caption-point-y="0.6039in">
              <dc:date>2016-08-12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3" draw:text-style-name="P1" svg:width="1.1413in" svg:height="0.7012in" svg:x="12.4622in" svg:y="7.3008in" draw:caption-point-x="-0.2402in" draw:caption-point-y="0.5996in">
              <dc:date>2016-08-22T00:00:00</dc:date>
              <text:p text:style-name="P1"><text:span text:style-name="T1">Đưa Duyên vô bệnh viện, vô trễ, 10h30 vào cty <text:s/>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7.3024in" draw:caption-point-x="-0.2402in" draw:caption-point-y="0.598in">
              <dc:date>2016-08-24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3" draw:text-style-name="P1" svg:width="1.1413in" svg:height="0.7012in" svg:x="14.289in" svg:y="7.3031in" draw:caption-point-x="-0.2402in" draw:caption-point-y="0.5972in">
              <dc:date>2016-08-26T00:00:00</dc:date>
              <text:p text:style-name="P1"><text:span text:style-name="T1">Tối qua OT, duối quá xin đi tre644, 9h30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oaiVK</text:p>
          </table:table-cell>
          <table:table-cell table:style-name="ce149" table:formula="of:=SUM([.D34:.AH34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3.1024in" svg:y="7.5398in" draw:caption-point-x="-0.2402in" draw:caption-point-y="0.6083in">
              <dc:date>2016-08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5402in" draw:caption-point-x="-0.2402in" draw:caption-point-y="0.6079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5409in" draw:caption-point-x="-0.2402in" draw:caption-point-y="0.6071in">
              <dc:date>2016-08-05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7.6in" draw:caption-point-x="-0.2402in" draw:caption-point-y="0.548in">
              <dc:date>2016-08-09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6.8205in" svg:y="7.5433in" draw:caption-point-x="-0.2402in" draw:caption-point-y="0.6047in">
              <dc:date>2016-08-16T00:00:00</dc:date>
              <text:p text:style-name="P1"><text:span text:style-name="T1">Vô trễ, chở bà đi tái khám, 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5441in" draw:caption-point-x="-0.2402in" draw:caption-point-y="0.6039in">
              <dc:date>2016-08-12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5461in" draw:caption-point-x="-0.2402in" draw:caption-point-y="0.602in">
              <dc:date>2016-08-17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7.552in" draw:caption-point-x="-0.2402in" draw:caption-point-y="0.5961in">
              <dc:date>2016-08-30T00:00:00</dc:date>
              <text:p text:style-name="P1"><text:span text:style-name="T1">8h37 vào cty</text:span></text:p>
            </office:annotation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ongDN</text:p>
          </table:table-cell>
          <table:table-cell table:style-name="ce149" table:formula="of:=SUM([.D35:.AH35])" office:value-type="float" office:value="1.5">
            <text:p>1.5</text:p>
          </table:table-cell>
          <table:table-cell table:style-name="ce153" office:value-type="float" office:value="1">
            <office:annotation draw:style-name="gr7" draw:text-style-name="P1" svg:width="1.1413in" svg:height="0.2634in" svg:x="2.6457in" svg:y="7.7878in" draw:caption-point-x="-0.2402in" draw:caption-point-y="0.6083in">
              <dc:date>2016-08-01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7.7882in" draw:caption-point-x="-0.2402in" draw:caption-point-y="0.6079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7.7886in" draw:caption-point-x="-0.2402in" draw:caption-point-y="0.6075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789in" draw:caption-point-x="-0.2402in" draw:caption-point-y="0.6071in">
              <dc:date>2016-08-05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5.8421in" svg:y="7.7894in" draw:caption-point-x="-0.2402in" draw:caption-point-y="0.6067in">
              <dc:date>2016-08-08T00:00:00</dc:date>
              <text:p text:style-name="P1"><text:span text:style-name="T1">Nghỉ buổi sáng, bận việc riêng</text:span></text:p>
            </office:annotation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7.7921in" draw:caption-point-x="-0.2402in" draw:caption-point-y="0.6039in">
              <dc:date>2016-08-12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7.7941in" draw:caption-point-x="-0.2402in" draw:caption-point-y="0.602in">
              <dc:date>2016-08-17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7.7976in" draw:caption-point-x="-0.2402in" draw:caption-point-y="0.5984in">
              <dc:date>2016-08-2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3.3756in" svg:y="7.798in" draw:caption-point-x="-0.2402in" draw:caption-point-y="0.598in">
              <dc:date>2016-08-24T00:00:00</dc:date>
              <text:p text:style-name="P1"><text:span text:style-name="T1">8h43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13.8323in" svg:y="7.7984in" draw:caption-point-x="-0.2402in" draw:caption-point-y="0.5976in">
              <dc:date>2016-08-25T00:00:00</dc:date>
              <text:p text:style-name="P1"><text:span text:style-name="T1">Trễ 9h10 (có xin trước, ra bank lấy thẻ)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4.289in" svg:y="7.7988in" draw:caption-point-x="-0.2402in" draw:caption-point-y="0.5972in">
              <dc:date>2016-08-26T00:00:00</dc:date>
              <text:p text:style-name="P1"><text:span text:style-name="T1">8h37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7.7992in" draw:caption-point-x="-0.2402in" draw:caption-point-y="0.5969in">
              <dc:date>2016-08-29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7.8in" draw:caption-point-x="-0.2402in" draw:caption-point-y="0.5961in">
              <dc:date>2016-08-30T00:00:00</dc:date>
              <text:p text:style-name="P1"><text:span text:style-name="T1">8h42 vào cty</text:span></text:p>
            </office:annotation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uyLTT</text:p>
          </table:table-cell>
          <table:table-cell table:style-name="ce149" table:formula="of:=SUM([.D36:.AH36])" office:value-type="float" office:value="2">
            <text:p>2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8.0358in" draw:caption-point-x="-0.2402in" draw:caption-point-y="0.6079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8.0362in" draw:caption-point-x="-0.2402in" draw:caption-point-y="0.6075in">
              <dc:date>2016-08-04T00:00:00</dc:date>
              <text:p text:style-name="P1"><text:span text:style-name="T1">Bận việc nhà đi trễ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7.7988in" svg:y="8.0398in" draw:caption-point-x="-0.2402in" draw:caption-point-y="0.6039in">
              <dc:date>2016-08-16T00:00:00</dc:date>
              <text:p text:style-name="P1"><text:span text:style-name="T1">Bị ốm, ~12h vào cty</text:span></text:p>
            </office:annotation>
            <text:p>0.5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8.0402in" draw:caption-point-x="-0.2402in" draw:caption-point-y="0.6035in">
              <dc:date>2016-08-15T00:00:00</dc:date>
              <text:p text:style-name="P1"><text:span text:style-name="T1">Đi du lịc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0453in" draw:caption-point-x="-0.2402in" draw:caption-point-y="0.5984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3.3756in" svg:y="8.0457in" draw:caption-point-x="-0.2402in" draw:caption-point-y="0.598in">
              <dc:date>2016-08-24T00:00:00</dc:date>
              <text:p text:style-name="P1"><text:span text:style-name="T1">Bị trúng thực, off buổi sáng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8.0461in" draw:caption-point-x="-0.2402in" draw:caption-point-y="0.5976in">
              <dc:date>2016-08-25T00:00:00</dc:date>
              <text:p text:style-name="P1"><text:span text:style-name="T1">Trễ 8h35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8.0469in" draw:caption-point-x="-0.2402in" draw:caption-point-y="0.5969in">
              <dc:date>2016-08-29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14">
          <table:table-cell table:style-name="ce40" office:value-type="float" office:value="34">
            <text:p>34</text:p>
          </table:table-cell>
          <table:table-cell table:style-name="ce42" office:value-type="string">
            <text:p>ThuLNMT</text:p>
          </table:table-cell>
          <table:table-cell table:style-name="ce149" table:formula="of:=SUM([.D37:.AH37])" office:value-type="float" office:value="3">
            <text:p>3</text:p>
          </table:table-cell>
          <table:table-cell table:style-name="ce153" table:number-columns-repeated="17"/>
          <table:table-cell table:style-name="ce153" office:value-type="float" office:value="0.5">
            <office:annotation draw:style-name="gr4" draw:text-style-name="P1" svg:width="1.1413in" svg:height="0.3902in" svg:x="10.6358in" svg:y="8.2965in" draw:caption-point-x="-0.2402in" draw:caption-point-y="0.5949in">
              <dc:date>2016-08-31T00:00:00</dc:date>
              <text:p text:style-name="P1">Nghỉ buổi chiều, đi làm giấy tờ</text:p>
            </office:annotation>
            <text:p>0.5</text:p>
          </table:table-cell>
          <table:table-cell table:style-name="ce153" office:value-type="float" office:value="1">
            <office:annotation draw:style-name="gr7" draw:text-style-name="P1" svg:width="1.1413in" svg:height="0.2634in" svg:x="11.0925in" svg:y="8.2969in" draw:caption-point-x="-0.2402in" draw:caption-point-y="0.5949in">
              <dc:date>2016-08-31T00:00:00</dc:date>
              <text:p text:style-name="P1">Bị bong gân</text:p>
            </office:annotation>
            <text:p>1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14.289in" svg:y="8.2965in" draw:caption-point-x="-0.2402in" draw:caption-point-y="0.5949in">
              <dc:date>2016-08-31T00:00:00</dc:date>
              <text:p text:style-name="P1">Nghỉ buổi chiều, đi nộp hso xet tốt nghiệp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1">
            <office:annotation draw:style-name="gr7" draw:text-style-name="P1" svg:width="1.1413in" svg:height="0.2634in" svg:x="15.6587in" svg:y="8.2965in" draw:caption-point-x="-0.2402in" draw:caption-point-y="0.5949in">
              <dc:date>2016-08-31T00:00:00</dc:date>
              <text:p text:style-name="P1">Bị ốm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oiDB</text:p>
          </table:table-cell>
          <table:table-cell table:style-name="ce149" table:formula="of:=SUM([.D38:.AH38])" office:value-type="float" office:value="1">
            <text:p>1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8.5185in" draw:caption-point-x="-0.2402in" draw:caption-point-y="0.6087in">
              <dc:date>2016-08-01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8.5768in" draw:caption-point-x="-0.2402in" draw:caption-point-y="0.5504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8.5197in" draw:caption-point-x="-0.2402in" draw:caption-point-y="0.6075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8.5201in" draw:caption-point-x="-0.2402in" draw:caption-point-y="0.6071in">
              <dc:date>2016-08-05T00:00:00</dc:date>
              <text:p text:style-name="P1"><text:span text:style-name="T1">Bận việc riêng, 9h vô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8.578in" draw:caption-point-x="-0.2402in" draw:caption-point-y="0.5492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6.3311in" svg:y="8.5217in" draw:caption-point-x="-0.2402in" draw:caption-point-y="0.6055in">
              <dc:date>2016-08-09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8.5228in" draw:caption-point-x="-0.2402in" draw:caption-point-y="0.6043in">
              <dc:date>2016-08-11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2" draw:text-style-name="P1" svg:width="1.1413in" svg:height="0.5457in" svg:x="7.7988in" svg:y="8.5232in" draw:caption-point-x="-0.2402in" draw:caption-point-y="0.6039in">
              <dc:date>2016-08-12T00:00:00</dc:date>
              <text:p text:style-name="P1"><text:span text:style-name="T1">Bận việc riêng,xin phép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9.2661in" svg:y="8.5236in" draw:caption-point-x="-0.2402in" draw:caption-point-y="0.6035in">
              <dc:date>2016-08-15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1791in" svg:y="8.5252in" draw:caption-point-x="-0.2402in" draw:caption-point-y="0.602in">
              <dc:date>2016-08-17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2.4622in" svg:y="8.5276in" draw:caption-point-x="-0.2402in" draw:caption-point-y="0.5996in">
              <dc:date>2016-08-22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5287in" draw:caption-point-x="-0.2402in" draw:caption-point-y="0.5984in">
              <dc:date>2016-08-23T00:00:00</dc:date>
              <text:p text:style-name="P1"><text:span text:style-name="T1">8h42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3756in" svg:y="8.5291in" draw:caption-point-x="-0.2402in" draw:caption-point-y="0.598in">
              <dc:date>2016-08-24T00:00:00</dc:date>
              <text:p text:style-name="P1"><text:span text:style-name="T1">Ngủ quên, xin vào trễ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13.8323in" svg:y="8.5295in" draw:caption-point-x="-0.2402in" draw:caption-point-y="0.5976in">
              <dc:date>2016-08-25T00:00:00</dc:date>
              <text:p text:style-name="P1"><text:span text:style-name="T1">Trễ 8h40</text:span></text:p>
              <text:p text:style-name="P1"><text:span text:style-name="T1"/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4.289in" svg:y="8.5299in" draw:caption-point-x="-0.2402in" draw:caption-point-y="0.5972in">
              <dc:date>2016-08-26T00:00:00</dc:date>
              <text:p text:style-name="P1"><text:span text:style-name="T1">8h4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8.5303in" draw:caption-point-x="-0.2402in" draw:caption-point-y="0.5969in">
              <dc:date>2016-08-29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8.5311in" draw:caption-point-x="-0.2402in" draw:caption-point-y="0.5961in">
              <dc:date>2016-08-30T00:00:00</dc:date>
              <text:p text:style-name="P1"><text:span text:style-name="T1">8h40 vào cty</text:span></text:p>
            </office:annotation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ruyenLVC</text:p>
          </table:table-cell>
          <table:table-cell table:style-name="ce149" table:formula="of:=SUM([.D39:.AH39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8.774in" draw:caption-point-x="-0.2402in" draw:caption-point-y="0.6008in">
              <dc:date>2016-08-1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8.7764in" draw:caption-point-x="-0.2402in" draw:caption-point-y="0.5984in">
              <dc:date>2016-08-23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15.6587in" svg:y="8.778in" draw:caption-point-x="-0.2402in" draw:caption-point-y="0.5969in">
              <dc:date>2016-08-29T00:00:00</dc:date>
              <text:p text:style-name="P1"><text:span text:style-name="T1">9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1"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uanND</text:p>
          </table:table-cell>
          <table:table-cell table:style-name="ce149" table:formula="of:=SUM([.D40:.AH40])" office:value-type="float" office:value="1.5">
            <text:p>1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9.072in" draw:caption-point-x="-0.2402in" draw:caption-point-y="0.5504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4.0157in" svg:y="9.015in" draw:caption-point-x="-0.2402in" draw:caption-point-y="0.6075in">
              <dc:date>2016-08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3094in" svg:y="9.0181in" draw:caption-point-x="-0.2402in" draw:caption-point-y="0.6043in">
              <dc:date>2016-08-11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7.7988in" svg:y="9.0185in" draw:caption-point-x="-0.2402in" draw:caption-point-y="0.6039in">
              <dc:date>2016-08-12T00:00:00</dc:date>
              <text:p text:style-name="P1"><text:span text:style-name="T1">8h35 vào cty</text:span></text:p>
            </office:annotation>
            <text:p>0</text:p>
          </table:table-cell>
          <table:table-cell table:style-name="ce153" table:number-columns-repeated="2"/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0.6358in" svg:y="9.022in" draw:caption-point-x="-0.2402in" draw:caption-point-y="0.6004in">
              <dc:date>2016-08-18T00:00:00</dc:date>
              <text:p text:style-name="P1"><text:span text:style-name="T1">8h4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2.4622in" svg:y="9.0228in" draw:caption-point-x="-0.2402in" draw:caption-point-y="0.5996in">
              <dc:date>2016-08-22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9.024in" draw:caption-point-x="-0.2402in" draw:caption-point-y="0.5984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14.289in" svg:y="9.0252in" draw:caption-point-x="-0.2402in" draw:caption-point-y="0.5972in">
              <dc:date>2016-08-2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9.0264in" draw:caption-point-x="-0.2402in" draw:caption-point-y="0.5961in">
              <dc:date>2016-08-30T00:00:00</dc:date>
              <text:p text:style-name="P1"><text:span text:style-name="T1">8h42 vào cty</text:span></text:p>
            </office:annotation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ietBA</text:p>
          </table:table-cell>
          <table:table-cell table:style-name="ce149" table:formula="of:=SUM([.D41:.AH41])" office:value-type="float" office:value="1.5">
            <text:p>1.5</text:p>
          </table:table-cell>
          <table:table-cell table:style-name="ce153" office:value-type="float" office:value="0">
            <office:annotation draw:style-name="gr7" draw:text-style-name="P1" svg:width="1.1413in" svg:height="0.2634in" svg:x="2.6457in" svg:y="9.2614in" draw:caption-point-x="-0.2402in" draw:caption-point-y="0.6087in">
              <dc:date>2016-08-0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9.2638in" draw:caption-point-x="-0.2402in" draw:caption-point-y="0.6063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6.8205in" svg:y="9.2654in" draw:caption-point-x="-0.2402in" draw:caption-point-y="0.6047in">
              <dc:date>2016-08-16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12.9189in" svg:y="9.2717in" draw:caption-point-x="-0.2402in" draw:caption-point-y="0.5984in">
              <dc:date>2016-08-2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13.3756in" svg:y="9.272in" draw:caption-point-x="-0.2402in" draw:caption-point-y="0.598in">
              <dc:date>2016-08-24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15.6587in" svg:y="9.2732in" draw:caption-point-x="-0.2402in" draw:caption-point-y="0.5969in">
              <dc:date>2016-08-29T00:00:00</dc:date>
              <text:p text:style-name="P1"><text:span text:style-name="T1">Đưa con đi khám bệnh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16.1154in" svg:y="9.274in" draw:caption-point-x="-0.2402in" draw:caption-point-y="0.5961in">
              <dc:date>2016-08-30T00:00:00</dc:date>
              <text:p text:style-name="P1"><text:span text:style-name="T1">8h30 vào cty</text:span></text:p>
            </office:annotation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VinhP</text:p>
          </table:table-cell>
          <table:table-cell table:style-name="ce149" table:formula="of:=SUM([.D42:.AH42])" office:value-type="float" office:value="0.5">
            <text:p>0.5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14.289in" svg:y="9.5209in" draw:caption-point-x="-0.2402in" draw:caption-point-y="0.5969in">
              <dc:date>2016-08-29T00:00:00</dc:date>
              <text:p text:style-name="P1"><text:span text:style-name="T1">Nghỉ buổi chiều, đau bao tử</text:span></text:p>
            </office:annotation>
            <text:p>0.5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2" office:value-type="string">
            <text:p>VuNA</text:p>
          </table:table-cell>
          <table:table-cell table:style-name="ce149" table:formula="of:=SUM([.D43:.AH43])" office:value-type="float" office:value="1">
            <text:p>1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14.289in" svg:y="9.7685in" draw:caption-point-x="-0.2402in" draw:caption-point-y="0.5972in">
              <dc:date>2016-08-2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53" table:number-columns-repeated="2"/>
          <table:table-cell table:number-columns-repeated="2" table:style-name="ce153" office:value-type="float" office:value="0">
            <text:p>0</text:p>
          </table:table-cell>
          <table:table-cell table:style-name="ce153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6"/>
          <table:table-cell table:style-name="ce154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7" table:number-columns-repeated="7"/>
          <table:table-cell table:style-name="ce154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 table:number-rows-repeated="983128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8/31/2016</text:date>, <text:time>08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8-31">08/31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053</meta:editing-cycles>
    <meta:editing-duration>P23DT13H14M18S</meta:editing-duration>
    <meta:generator>OpenOffice/4.1.2$Win32 OpenOffice.org_project/412m3$Build-9782</meta:generator>
    <dc:date>2016-08-31T08:29:07.80</dc:date>
    <meta:document-statistic meta:table-count="11" meta:cell-count="7221" meta:object-count="0"/>
    <meta:user-defined meta:name="Info 1"/>
    <meta:user-defined meta:name="Info 2"/>
    <meta:user-defined meta:name="Info 3"/>
    <meta:user-defined meta:name="Info 4"/>
  </office:meta>
</office:document-meta>
</file>